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IDFont+F1" svg:font-family="CIDFont+F1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1.117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1.198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4.175cm"/>
    </style:style>
    <style:style style:name="co12" style:family="table-column">
      <style:table-column-properties fo:break-before="auto" style:column-width="5.154cm"/>
    </style:style>
    <style:style style:name="co13" style:family="table-column">
      <style:table-column-properties fo:break-before="auto" style:column-width="3.212cm"/>
    </style:style>
    <style:style style:name="co14" style:family="table-column">
      <style:table-column-properties fo:break-before="auto" style:column-width="4.718cm"/>
    </style:style>
    <style:style style:name="co15" style:family="table-column">
      <style:table-column-properties fo:break-before="auto" style:column-width="3.022cm"/>
    </style:style>
    <style:style style:name="co16" style:family="table-column">
      <style:table-column-properties fo:break-before="auto" style:column-width="3.085cm"/>
    </style:style>
    <style:style style:name="co17" style:family="table-column">
      <style:table-column-properties fo:break-before="auto" style:column-width="3.431cm"/>
    </style:style>
    <style:style style:name="co18" style:family="table-column">
      <style:table-column-properties fo:break-before="auto" style:column-width="0.526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3.549cm"/>
    </style:style>
    <style:style style:name="co22" style:family="table-column">
      <style:table-column-properties fo:break-before="auto" style:column-width="3.621cm"/>
    </style:style>
    <style:style style:name="co23" style:family="table-column">
      <style:table-column-properties fo:break-before="auto" style:column-width="3.376cm"/>
    </style:style>
    <style:style style:name="co24" style:family="table-column">
      <style:table-column-properties fo:break-before="auto" style:column-width="15.03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CIDFont+F1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IDFont+F1" style:font-size-asian="9pt" style:language-asian="none" style:country-asian="none" style:font-style-asian="normal" style:font-weight-asian="normal" style:font-name-complex="CIDFont+F1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Paludi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Depuratore&quot;,&quot;1&quot;,&quot;Alpago&quot;,&quot;Paludi&quot;,&quot;8000&quot;,&quot;4 ASSI&quot;,&quot;&quot;,&quot;3300&quot;]," calcext:value-type="string">
            <text:p>["Depuratore","1","Alpago","Paludi","800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onzo</text:p>
          </table:table-cell>
          <table:table-cell office:value-type="string" calcext:value-type="string">
            <text:p>Misuri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Depuratore&quot;,&quot;1&quot;,&quot;Auronzo&quot;,&quot;Misurina&quot;,&quot;1000&quot;,&quot;3 ASSI&quot;,&quot;&quot;,&quot;3300&quot;]," calcext:value-type="string">
            <text:p>["Depuratore","1","Auronzo","Misurina","10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ronzo</text:p>
          </table:table-cell>
          <table:table-cell office:value-type="string" calcext:value-type="string">
            <text:p>Tarlisse</text:p>
          </table:table-cell>
          <table:table-cell office:value-type="float" office:value="17500" calcext:value-type="float">
            <text:p>175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Depuratore&quot;,&quot;1&quot;,&quot;Auronzo&quot;,&quot;Tarlisse&quot;,&quot;17500&quot;,&quot;4 ASSI&quot;,&quot;&quot;,&quot;3300&quot;]," calcext:value-type="string">
            <text:p>["Depuratore","1","Auronzo","Tarlisse","1750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Giazzoi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Depuratore&quot;,&quot;1&quot;,&quot;Belluno&quot;,&quot;Giazzoi&quot;,&quot;120&quot;,&quot;4 ASSI&quot;,&quot;&quot;,&quot;3300&quot;]," calcext:value-type="string">
            <text:p>["Depuratore","1","Belluno","Giazzoi","12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Levego-Sagrogn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Depuratore&quot;,&quot;1&quot;,&quot;Belluno&quot;,&quot;Levego-Sagrogna&quot;,&quot;500&quot;,&quot;3 ASSI&quot;,&quot;&quot;,&quot;3300&quot;]," calcext:value-type="string">
            <text:p>["Depuratore","1","Belluno","Levego-Sagrogna","5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Marisiga</text:p>
          </table:table-cell>
          <table:table-cell office:value-type="float" office:value="27000" calcext:value-type="float">
            <text:p>27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Depuratore&quot;,&quot;1&quot;,&quot;Belluno&quot;,&quot;Marisiga&quot;,&quot;27000&quot;,&quot;3 ASSI&quot;,&quot;&quot;,&quot;3300&quot;]," calcext:value-type="string">
            <text:p>["Depuratore","1","Belluno","Marisiga","270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Pittanzell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Depuratore&quot;,&quot;1&quot;,&quot;Belluno&quot;,&quot;Pittanzelle&quot;,&quot;3000&quot;,&quot;4 ASSI&quot;,&quot;&quot;,&quot;3300&quot;]," calcext:value-type="string">
            <text:p>["Depuratore","1","Belluno","Pittanzelle","300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Visom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Depuratore&quot;,&quot;1&quot;,&quot;Belluno&quot;,&quot;Visome&quot;,&quot;700&quot;,&quot;3 ASSI&quot;,&quot;&quot;,&quot;3300&quot;]," calcext:value-type="string">
            <text:p>["Depuratore","1","Belluno","Visome","7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lalzo</text:p>
          </table:table-cell>
          <table:table-cell office:value-type="string" calcext:value-type="string">
            <text:p>Col dei Cai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Depuratore&quot;,&quot;1&quot;,&quot;Calalzo&quot;,&quot;Col dei Cai&quot;,&quot;6000&quot;,&quot;4 ASSI&quot;,&quot;&quot;,&quot;3300&quot;]," calcext:value-type="string">
            <text:p>["Depuratore","1","Calalzo","Col dei Cai","600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na D'Ampezzo</text:p>
          </table:table-cell>
          <table:table-cell office:value-type="string" calcext:value-type="string">
            <text:p>De Ra Spines</text:p>
          </table:table-cell>
          <table:table-cell office:value-type="float" office:value="18500" calcext:value-type="float">
            <text:p>185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Depuratore&quot;,&quot;1&quot;,&quot;Cortina D'Ampezzo&quot;,&quot;De Ra Spines&quot;,&quot;18500&quot;,&quot;BILICO&quot;,&quot;&quot;,&quot;3300&quot;]," calcext:value-type="string">
            <text:p>["Depuratore","1","Cortina D'Ampezzo","De Ra Spines","18500","BILICO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gge di Cadore</text:p>
          </table:table-cell>
          <table:table-cell office:value-type="string" calcext:value-type="string">
            <text:p>di Vallesella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Depuratore&quot;,&quot;1&quot;,&quot;Domegge di Cadore&quot;,&quot;di Vallesella&quot;,&quot;6000&quot;,&quot;4 ASSI&quot;,&quot;&quot;,&quot;3300&quot;]," calcext:value-type="string">
            <text:p>["Depuratore","1","Domegge di Cadore","di Vallesella","600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Capoluogo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Depuratore&quot;,&quot;1&quot;,&quot;Longarone&quot;,&quot;Capoluogo&quot;,&quot;3000&quot;,&quot;BILICO&quot;,&quot;&quot;,&quot;3300&quot;]," calcext:value-type="string">
            <text:p>["Depuratore","1","Longarone","Capoluogo","3000","BILICO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Codissago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Depuratore&quot;,&quot;1&quot;,&quot;Longarone&quot;,&quot;Codissago&quot;,&quot;900&quot;,&quot;3 ASSI&quot;,&quot;&quot;,&quot;3300&quot;]," calcext:value-type="string">
            <text:p>["Depuratore","1","Longarone","Codissago","9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Loc. Dogn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Depuratore&quot;,&quot;1&quot;,&quot;Longarone&quot;,&quot;Loc. Dogna&quot;,&quot;320&quot;,&quot;3 ASSI&quot;,&quot;&quot;,&quot;3300&quot;]," calcext:value-type="string">
            <text:p>["Depuratore","1","Longarone","Loc. Dogna","32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Loc. Fortogna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Depuratore&quot;,&quot;1&quot;,&quot;Longarone&quot;,&quot;Loc. Fortogna&quot;,&quot;1400&quot;,&quot;3 ASSI&quot;,&quot;&quot;,&quot;3300&quot;]," calcext:value-type="string">
            <text:p>["Depuratore","1","Longarone","Loc. Fortogna","14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Podenzo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Depuratore&quot;,&quot;1&quot;,&quot;Longarone&quot;,&quot;Podenzoi&quot;,&quot;400&quot;,&quot;2 ASSI&quot;,&quot;&quot;,&quot;3300&quot;]," calcext:value-type="string">
            <text:p>["Depuratore","1","Longarone","Podenzoi","400","2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Provagna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2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Depuratore&quot;,&quot;1&quot;,&quot;Longarone&quot;,&quot;Provagna&quot;,&quot;440&quot;,&quot;2 ASSI&quot;,&quot;&quot;,&quot;3300&quot;]," calcext:value-type="string">
            <text:p>["Depuratore","1","Longarone","Provagna","440","2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Loc. Villanova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Depuratore&quot;,&quot;1&quot;,&quot;Longarone&quot;,&quot;Loc. Villanova&quot;,&quot;1800&quot;,&quot;BILICO&quot;,&quot;&quot;,&quot;3300&quot;]," calcext:value-type="string">
            <text:p>["Depuratore","1","Longarone","Loc. Villanova","1800","BILICO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renzago di Cadore</text:p>
          </table:table-cell>
          <table:table-cell office:value-type="string" calcext:value-type="string">
            <text:p>Avado</text:p>
          </table:table-cell>
          <table:table-cell office:value-type="float" office:value="2700" calcext:value-type="float">
            <text:p>27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Depuratore&quot;,&quot;1&quot;,&quot;Lorenzago di Cadore&quot;,&quot;Avado&quot;,&quot;2700&quot;,&quot;3 ASSI&quot;,&quot;&quot;,&quot;3300&quot;]," calcext:value-type="string">
            <text:p>["Depuratore","1","Lorenzago di Cadore","Avado","27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zo di Cadore</text:p>
          </table:table-cell>
          <table:table-cell office:value-type="string" calcext:value-type="string">
            <text:p>Pradelle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Depuratore&quot;,&quot;1&quot;,&quot;Lozzo di Cadore&quot;,&quot;Pradelle&quot;,&quot;1750&quot;,&quot;3 ASSI&quot;,&quot;&quot;,&quot;3300&quot;]," calcext:value-type="string">
            <text:p>["Depuratore","1","Lozzo di Cadore","Pradelle","175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zzo di Cadore</text:p>
          </table:table-cell>
          <table:table-cell office:value-type="string" calcext:value-type="string">
            <text:p>Sant'An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2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Depuratore&quot;,&quot;1&quot;,&quot;Lozzo di Cadore&quot;,&quot;Sant'Anna&quot;,&quot;200&quot;,&quot;2 ASSI&quot;,&quot;&quot;,&quot;3300&quot;]," calcext:value-type="string">
            <text:p>["Depuratore","1","Lozzo di Cadore","Sant'Anna","200","2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arolo di Cadore</text:p>
          </table:table-cell>
          <table:table-cell office:value-type="string" calcext:value-type="string">
            <text:p>Loc. S.Ann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Depuratore&quot;,&quot;1&quot;,&quot;Perarolo di Cadore&quot;,&quot;Loc. S.Anna&quot;,&quot;350&quot;,&quot;3 ASSI&quot;,&quot;&quot;,&quot;3300&quot;]," calcext:value-type="string">
            <text:p>["Depuratore","1","Perarolo di Cadore","Loc. S.Anna","35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eve di Cadore</text:p>
          </table:table-cell>
          <table:table-cell office:value-type="string" calcext:value-type="string">
            <text:p>Sottocastello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Depuratore&quot;,&quot;1&quot;,&quot;Pieve di Cadore&quot;,&quot;Sottocastello&quot;,&quot;4400&quot;,&quot;BILICO&quot;,&quot;&quot;,&quot;3300&quot;]," calcext:value-type="string">
            <text:p>["Depuratore","1","Pieve di Cadore","Sottocastello","4400","BILICO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a Nà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Depuratore&quot;,&quot;1&quot;,&quot;Ponte nelle Alpi&quot;,&quot;La Nà&quot;,&quot;5000&quot;,&quot;4 ASSI&quot;,&quot;&quot;,&quot;3300&quot;]," calcext:value-type="string">
            <text:p>["Depuratore","1","Ponte nelle Alpi","La Nà","500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Mar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Depuratore&quot;,&quot;1&quot;,&quot;San Pietro di Cadore&quot;,&quot;Mare&quot;,&quot;1000&quot;,&quot;3 ASSI&quot;,&quot;&quot;,&quot;3300&quot;]," calcext:value-type="string">
            <text:p>["Depuratore","1","San Pietro di Cadore","Mare","10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to di Cadore</text:p>
          </table:table-cell>
          <table:table-cell office:value-type="string" calcext:value-type="string">
            <text:p>Loc. Ciampes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Depuratore&quot;,&quot;1&quot;,&quot;Vito di Cadore&quot;,&quot;Loc. Ciampes&quot;,&quot;7850&quot;,&quot;BILICO&quot;,&quot;&quot;,&quot;3300&quot;]," calcext:value-type="string">
            <text:p>["Depuratore","1","Vito di Cadore","Loc. Ciampes","7850","BILICO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Loc. Do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Depuratore&quot;,&quot;1&quot;,&quot;Val di Zoldo&quot;,&quot;Loc. Dont&quot;,&quot;800&quot;,&quot;BILICO&quot;,&quot;&quot;,&quot;3300&quot;]," calcext:value-type="string">
            <text:p>["Depuratore","1","Val di Zoldo","Loc. Dont","800","BILICO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Loc. Fusine</text:p>
          </table:table-cell>
          <table:table-cell office:value-type="float" office:value="635" calcext:value-type="float">
            <text:p>635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Depuratore&quot;,&quot;1&quot;,&quot;Val di Zoldo&quot;,&quot;Loc. Fusine&quot;,&quot;635&quot;,&quot;3 ASSI&quot;,&quot;&quot;,&quot;3300&quot;]," calcext:value-type="string">
            <text:p>["Depuratore","1","Val di Zoldo","Loc. Fusine","635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Loc. Scussiei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Depuratore&quot;,&quot;1&quot;,&quot;Val di Zoldo&quot;,&quot;Loc. Scussiei&quot;,&quot;1400&quot;,&quot;3 ASSI&quot;,&quot;&quot;,&quot;3300&quot;]," calcext:value-type="string">
            <text:p>["Depuratore","1","Val di Zoldo","Loc. Scussiei","14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Soccampo</text:p>
          </table:table-cell>
          <table:table-cell office:value-type="float" office:value="2150" calcext:value-type="float">
            <text:p>215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Depuratore&quot;,&quot;1&quot;,&quot;Val di Zoldo&quot;,&quot;Soccampo&quot;,&quot;2150&quot;,&quot;4 ASSI&quot;,&quot;&quot;,&quot;3300&quot;]," calcext:value-type="string">
            <text:p>["Depuratore","1","Val di Zoldo","Soccampo","2150","4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 di Cadore</text:p>
          </table:table-cell>
          <table:table-cell office:value-type="string" calcext:value-type="string">
            <text:p>Loc. Terchie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Depuratore&quot;,&quot;1&quot;,&quot;Valle di Cadore&quot;,&quot;Loc. Terchie&quot;,&quot;3200&quot;,&quot;3 ASSI&quot;,&quot;&quot;,&quot;3300&quot;]," calcext:value-type="string">
            <text:p>["Depuratore","1","Valle di Cadore","Loc. Terchie","32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go di Cadore</text:p>
          </table:table-cell>
          <table:table-cell office:value-type="string" calcext:value-type="string">
            <text:p>Pelos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Depuratore&quot;,&quot;1&quot;,&quot;Vigo di Cadore&quot;,&quot;Pelos&quot;,&quot;3600&quot;,&quot;3 ASSI&quot;,&quot;&quot;,&quot;3300&quot;]," calcext:value-type="string">
            <text:p>["Depuratore","1","Vigo di Cadore","Pelos","3600","3 ASSI","","33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pada</text:p>
          </table:table-cell>
          <table:table-cell office:value-type="string" calcext:value-type="string">
            <text:p>Lerpa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3300" calcext:value-type="float">
            <text:p>3300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Depuratore&quot;,&quot;1&quot;,&quot;Sappada&quot;,&quot;Lerpa&quot;,&quot;6000&quot;,&quot;4 ASSI&quot;,&quot;&quot;,&quot;3300&quot;]," calcext:value-type="string">
            <text:p>["Depuratore","1","Sappada","Lerpa","6000","4 ASSI","","330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Curago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Imhoff&quot;,&quot;1&quot;,&quot;Alpago&quot;,&quot;Curago&quot;,&quot;150&quot;,&quot;3 ASSI&quot;,&quot;1&quot;,&quot;8&quot;]," calcext:value-type="string">
            <text:p>["Imhoff","1","Alpago","Curago","15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Garna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ATTORE AGRICOL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1&quot;,&quot;Alpago&quot;,&quot;Garna&quot;,&quot;350&quot;,&quot;TRATTORE AGRICOLO&quot;,&quot;1&quot;,&quot;10&quot;]," calcext:value-type="string">
            <text:p>["Imhoff","1","Alpago","Garna","350","TRATTORE AGRICOLO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Romascienz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 ASSI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36]&amp;&quot;&quot;&quot;,&quot;&quot;&quot;&amp;[.B36]&amp;&quot;&quot;&quot;,&quot;&quot;&quot;&amp;[.C36]&amp;&quot;&quot;&quot;,&quot;&quot;&quot;&amp;[.D36]&amp;&quot;&quot;&quot;,&quot;&quot;&quot;&amp;[.E36]&amp;&quot;&quot;&quot;,&quot;&quot;&quot;&amp;[.F36]&amp;&quot;&quot;&quot;,&quot;&quot;&quot;&amp;[.G36]&amp;&quot;&quot;&quot;,&quot;&quot;&quot;&amp;[.H36]&amp;&quot;&quot;&quot;],&quot;" office:value-type="string" office:string-value="[&quot;Imhoff&quot;,&quot;1&quot;,&quot;Alpago&quot;,&quot;Romascienz&quot;,&quot;40&quot;,&quot;4 ASSI&quot;,&quot;1&quot;,&quot;4&quot;]," calcext:value-type="string">
            <text:p>["Imhoff","1","Alpago","Romascienz","40","4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Schiucaz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RATTORE AGRICOL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37]&amp;&quot;&quot;&quot;,&quot;&quot;&quot;&amp;[.B37]&amp;&quot;&quot;&quot;,&quot;&quot;&quot;&amp;[.C37]&amp;&quot;&quot;&quot;,&quot;&quot;&quot;&amp;[.D37]&amp;&quot;&quot;&quot;,&quot;&quot;&quot;&amp;[.E37]&amp;&quot;&quot;&quot;,&quot;&quot;&quot;&amp;[.F37]&amp;&quot;&quot;&quot;,&quot;&quot;&quot;&amp;[.G37]&amp;&quot;&quot;&quot;,&quot;&quot;&quot;&amp;[.H37]&amp;&quot;&quot;&quot;],&quot;" office:value-type="string" office:string-value="[&quot;Imhoff&quot;,&quot;1&quot;,&quot;Alpago&quot;,&quot;Schiucaz&quot;,&quot;49&quot;,&quot;TRATTORE AGRICOLO&quot;,&quot;1&quot;,&quot;2&quot;]," calcext:value-type="string">
            <text:p>["Imhoff","1","Alpago","Schiucaz","49","TRATTORE AGRICOLO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Sitra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ATTORE AGRICOLO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38]&amp;&quot;&quot;&quot;,&quot;&quot;&quot;&amp;[.B38]&amp;&quot;&quot;&quot;,&quot;&quot;&quot;&amp;[.C38]&amp;&quot;&quot;&quot;,&quot;&quot;&quot;&amp;[.D38]&amp;&quot;&quot;&quot;,&quot;&quot;&quot;&amp;[.E38]&amp;&quot;&quot;&quot;,&quot;&quot;&quot;&amp;[.F38]&amp;&quot;&quot;&quot;,&quot;&quot;&quot;&amp;[.G38]&amp;&quot;&quot;&quot;,&quot;&quot;&quot;&amp;[.H38]&amp;&quot;&quot;&quot;],&quot;" office:value-type="string" office:string-value="[&quot;Imhoff&quot;,&quot;1&quot;,&quot;Alpago&quot;,&quot;Sitran&quot;,&quot;500&quot;,&quot;TRATTORE AGRICOLO&quot;,&quot;2&quot;,&quot;12&quot;]," calcext:value-type="string">
            <text:p>["Imhoff","1","Alpago","Sitran","500","TRATTORE AGRICOLO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pago</text:p>
          </table:table-cell>
          <table:table-cell office:value-type="string" calcext:value-type="string">
            <text:p>Spert</text:p>
          </table:table-cell>
          <table:table-cell office:value-type="float" office:value="1350" calcext:value-type="float">
            <text:p>1350</text:p>
          </table:table-cell>
          <table:table-cell office:value-type="string" calcext:value-type="string">
            <text:p>4 ASSI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9]&amp;&quot;&quot;&quot;,&quot;&quot;&quot;&amp;[.B39]&amp;&quot;&quot;&quot;,&quot;&quot;&quot;&amp;[.C39]&amp;&quot;&quot;&quot;,&quot;&quot;&quot;&amp;[.D39]&amp;&quot;&quot;&quot;,&quot;&quot;&quot;&amp;[.E39]&amp;&quot;&quot;&quot;,&quot;&quot;&quot;&amp;[.F39]&amp;&quot;&quot;&quot;,&quot;&quot;&quot;&amp;[.G39]&amp;&quot;&quot;&quot;,&quot;&quot;&quot;&amp;[.H39]&amp;&quot;&quot;&quot;],&quot;" office:value-type="string" office:string-value="[&quot;Imhoff&quot;,&quot;1&quot;,&quot;Alpago&quot;,&quot;Spert&quot;,&quot;1350&quot;,&quot;4 ASSI&quot;,&quot;2&quot;,&quot;20&quot;]," calcext:value-type="string">
            <text:p>["Imhoff","1","Alpago","Spert","1350","4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Antol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ATTORE AGRICOLO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formula="of:=&quot;[&quot;&quot;&quot;&amp;[.A40]&amp;&quot;&quot;&quot;,&quot;&quot;&quot;&amp;[.B40]&amp;&quot;&quot;&quot;,&quot;&quot;&quot;&amp;[.C40]&amp;&quot;&quot;&quot;,&quot;&quot;&quot;&amp;[.D40]&amp;&quot;&quot;&quot;,&quot;&quot;&quot;&amp;[.E40]&amp;&quot;&quot;&quot;,&quot;&quot;&quot;&amp;[.F40]&amp;&quot;&quot;&quot;,&quot;&quot;&quot;&amp;[.G40]&amp;&quot;&quot;&quot;,&quot;&quot;&quot;&amp;[.H40]&amp;&quot;&quot;&quot;],&quot;" office:value-type="string" office:string-value="[&quot;Imhoff&quot;,&quot;1&quot;,&quot;Belluno&quot;,&quot;Antole&quot;,&quot;34&quot;,&quot;TRATTORE AGRICOLO&quot;,&quot;1&quot;,&quot;1&quot;]," calcext:value-type="string">
            <text:p>["Imhoff","1","Belluno","Antole","34","TRATTORE AGRICOLO","1","1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Bes Nord</text:p>
          </table:table-cell>
          <table:table-cell table:style-name="Default"/>
          <table:table-cell office:value-type="string" calcext:value-type="string">
            <text:p>TRATTORE AGRICOL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41]&amp;&quot;&quot;&quot;,&quot;&quot;&quot;&amp;[.B41]&amp;&quot;&quot;&quot;,&quot;&quot;&quot;&amp;[.C41]&amp;&quot;&quot;&quot;,&quot;&quot;&quot;&amp;[.D41]&amp;&quot;&quot;&quot;,&quot;&quot;&quot;&amp;[.E41]&amp;&quot;&quot;&quot;,&quot;&quot;&quot;&amp;[.F41]&amp;&quot;&quot;&quot;,&quot;&quot;&quot;&amp;[.G41]&amp;&quot;&quot;&quot;,&quot;&quot;&quot;&amp;[.H41]&amp;&quot;&quot;&quot;],&quot;" office:value-type="string" office:string-value="[&quot;Decantazione&quot;,&quot;1&quot;,&quot;Belluno&quot;,&quot;Bes Nord&quot;,&quot;&quot;,&quot;TRATTORE AGRICOLO&quot;,&quot;&quot;,&quot;0&quot;]," calcext:value-type="string">
            <text:p>["Decantazione","1","Belluno","Bes Nord","","TRATTORE AGRICOL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Bes Su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42]&amp;&quot;&quot;&quot;,&quot;&quot;&quot;&amp;[.B42]&amp;&quot;&quot;&quot;,&quot;&quot;&quot;&amp;[.C42]&amp;&quot;&quot;&quot;,&quot;&quot;&quot;&amp;[.D42]&amp;&quot;&quot;&quot;,&quot;&quot;&quot;&amp;[.E42]&amp;&quot;&quot;&quot;,&quot;&quot;&quot;&amp;[.F42]&amp;&quot;&quot;&quot;,&quot;&quot;&quot;&amp;[.G42]&amp;&quot;&quot;&quot;,&quot;&quot;&quot;&amp;[.H42]&amp;&quot;&quot;&quot;],&quot;" office:value-type="string" office:string-value="[&quot;Imhoff&quot;,&quot;1&quot;,&quot;Belluno&quot;,&quot;Bes Sud&quot;,&quot;250&quot;,&quot;TRATTORE AGRICOLO&quot;,&quot;1&quot;,&quot;4&quot;]," calcext:value-type="string">
            <text:p>["Imhoff","1","Belluno","Bes Sud","250","TRATTORE AGRICOLO","1","4"],</text:p>
          </table:table-cell>
        </table:table-row>
      </table:table>
      <table:table table:name="Foglio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ce1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Borgo Piave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4 ASS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1&quot;,&quot;Belluno&quot;,&quot;Borgo Piave&quot;,&quot;350&quot;,&quot;4 ASSI&quot;,&quot;0&quot;,&quot;0&quot;]," calcext:value-type="string">
            <text:p>["Imhoff","1","Belluno","Borgo Piave","350","4 ASSI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Castoi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1&quot;,&quot;Belluno&quot;,&quot;Castoi&quot;,&quot;350&quot;,&quot;TRATTORE AGRICOLO&quot;,&quot;2&quot;,&quot;12&quot;]," calcext:value-type="string">
            <text:p>["Imhoff","1","Belluno","Castoi","350","TRATTORE AGRICOLO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office:value-type="string" calcext:value-type="string">
            <text:p>Col di Pia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1&quot;,&quot;Belluno&quot;,&quot;Col di Piana&quot;,&quot;50&quot;,&quot;2 ASSI&quot;,&quot;1&quot;,&quot;3&quot;]," calcext:value-type="string">
            <text:p>["Imhoff","1","Belluno","Col di Piana","50","2 ASSI","1","3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table:style-name="Default" office:value-type="string" calcext:value-type="string">
            <text:p>Col di Salce</text:p>
          </table:table-cell>
          <table:table-cell table:style-name="Default"/>
          <table:table-cell office:value-type="string" calcext:value-type="string">
            <text:p>3 AS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Decantazione&quot;,&quot;1&quot;,&quot;Belluno&quot;,&quot;Col di Salce&quot;,&quot;&quot;,&quot;3 ASSI&quot;,&quot;&quot;,&quot;0&quot;]," calcext:value-type="string">
            <text:p>["Decantazione","1","Belluno","Col di Salce","","3 ASSI","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table:style-name="Default" office:value-type="string" calcext:value-type="string">
            <text:p>Nevegal</text:p>
          </table:table-cell>
          <table:table-cell table:style-name="Default"/>
          <table:table-cell office:value-type="string" calcext:value-type="string">
            <text:p>4 AS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Decantazione&quot;,&quot;1&quot;,&quot;Belluno&quot;,&quot;Nevegal&quot;,&quot;&quot;,&quot;4 ASSI&quot;,&quot;&quot;,&quot;0&quot;]," calcext:value-type="string">
            <text:p>["Decantazione","1","Belluno","Nevegal","","4 ASSI","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table:style-name="Default" office:value-type="string" calcext:value-type="string">
            <text:p>Salce</text:p>
          </table:table-cell>
          <table:table-cell table:style-name="Default"/>
          <table:table-cell office:value-type="string" calcext:value-type="string">
            <text:p>2 AS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Decantazione&quot;,&quot;1&quot;,&quot;Belluno&quot;,&quot;Salce&quot;,&quot;&quot;,&quot;2 ASSI&quot;,&quot;&quot;,&quot;0&quot;]," calcext:value-type="string">
            <text:p>["Decantazione","1","Belluno","Salce","","2 ASSI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table:style-name="Default" office:value-type="string" calcext:value-type="string">
            <text:p>Sopracrod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1&quot;,&quot;Belluno&quot;,&quot;Sopracroda&quot;,&quot;250&quot;,&quot;4 ASSI&quot;,&quot;2&quot;,&quot;20&quot;]," calcext:value-type="string">
            <text:p>["Imhoff","1","Belluno","Sopracroda","250","4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table:style-name="Default" office:value-type="string" calcext:value-type="string">
            <text:p>Sottosalce - Via del Boscon</text:p>
          </table:table-cell>
          <table:table-cell office:value-type="float" office:value="530" calcext:value-type="float">
            <text:p>530</text:p>
          </table:table-cell>
          <table:table-cell office:value-type="string" calcext:value-type="string">
            <text:p>3 ASSI + TUBO 50MT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1&quot;,&quot;Belluno&quot;,&quot;Sottosalce - Via del Boscon&quot;,&quot;530&quot;,&quot;3 ASSI + TUBO 50MT&quot;,&quot;2&quot;,&quot;16&quot;]," calcext:value-type="string">
            <text:p>["Imhoff","1","Belluno","Sottosalce - Via del Boscon","530","3 ASSI + TUBO 50MT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luno</text:p>
          </table:table-cell>
          <table:table-cell table:style-name="Default" office:value-type="string" calcext:value-type="string">
            <text:p>Via Montegrapp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4 ASS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1&quot;,&quot;Belluno&quot;,&quot;Via Montegrappa&quot;,&quot;500&quot;,&quot;4 ASSI&quot;,&quot;0&quot;,&quot;0&quot;]," calcext:value-type="string">
            <text:p>["Imhoff","1","Belluno","Via Montegrappa","500","4 ASSI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ca di Cadore</text:p>
          </table:table-cell>
          <table:table-cell table:style-name="Default" office:value-type="string" calcext:value-type="string">
            <text:p>Villanov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1&quot;,&quot;Borca di Cadore&quot;,&quot;Villanova&quot;,&quot;600&quot;,&quot;3 ASSI&quot;,&quot;0&quot;,&quot;0&quot;]," calcext:value-type="string">
            <text:p>["Imhoff","1","Borca di Cadore","Villanova","600","3 ASSI","0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Alpaos</text:p>
          </table:table-cell>
          <table:table-cell table:style-name="Default"/>
          <table:table-cell office:value-type="string" calcext:value-type="string">
            <text:p>2 ASSI + TUBO 20M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Decantazione&quot;,&quot;1&quot;,&quot;Chies d'Alpago&quot;,&quot;Alpaos&quot;,&quot;&quot;,&quot;2 ASSI + TUBO 20MT&quot;,&quot;&quot;,&quot;0&quot;]," calcext:value-type="string">
            <text:p>["Decantazione","1","Chies d'Alpago","Alpaos","","2 ASSI + TUBO 20MT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Codenzano - Via Sottocroda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1&quot;,&quot;Chies d'Alpago&quot;,&quot;Codenzano - Via Sottocroda&quot;,&quot;184&quot;,&quot;4 ASSI&quot;,&quot;1&quot;,&quot;5&quot;]," calcext:value-type="string">
            <text:p>["Imhoff","1","Chies d'Alpago","Codenzano - Via Sottocroda","184","4 ASSI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Funes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1&quot;,&quot;Chies d'Alpago&quot;,&quot;Funes&quot;,&quot;145&quot;,&quot;TRATTORE AGRICOLO&quot;,&quot;2&quot;,&quot;8&quot;]," calcext:value-type="string">
            <text:p>["Imhoff","1","Chies d'Alpago","Funes","145","TRATTORE AGRICOLO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Irrighe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Imhoff&quot;,&quot;1&quot;,&quot;Chies d'Alpago&quot;,&quot;Irrighe&quot;,&quot;198&quot;,&quot;TRATTORE AGRICOLO&quot;,&quot;1&quot;,&quot;8&quot;]," calcext:value-type="string">
            <text:p>["Imhoff","1","Chies d'Alpago","Irrighe","198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Molini 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Imhoff&quot;,&quot;1&quot;,&quot;Chies d'Alpago&quot;,&quot;Molini &quot;,&quot;168&quot;,&quot;4 ASSI&quot;,&quot;1&quot;,&quot;4&quot;]," calcext:value-type="string">
            <text:p>["Imhoff","1","Chies d'Alpago","Molini ","168","4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Mont - Villaggio Quota 10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 ASS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Imhoff&quot;,&quot;1&quot;,&quot;Chies d'Alpago&quot;,&quot;Mont - Villaggio Quota 1000&quot;,&quot;60&quot;,&quot;4 ASSI&quot;,&quot;1&quot;,&quot;1&quot;]," calcext:value-type="string">
            <text:p>["Imhoff","1","Chies d'Alpago","Mont - Villaggio Quota 1000","60","4 ASSI","1","1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Palughetto 1 - Carpinetto</text:p>
          </table:table-cell>
          <table:table-cell table:style-name="Default"/>
          <table:table-cell office:value-type="string" calcext:value-type="string">
            <text:p>4 AS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Decantazione&quot;,&quot;1&quot;,&quot;Chies d'Alpago&quot;,&quot;Palughetto 1 - Carpinetto&quot;,&quot;&quot;,&quot;4 ASSI&quot;,&quot;&quot;,&quot;0&quot;]," calcext:value-type="string">
            <text:p>["Decantazione","1","Chies d'Alpago","Palughetto 1 - Carpinetto","","4 ASSI","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Palughetto 2 - Via del Cansiglio</text:p>
          </table:table-cell>
          <table:table-cell table:style-name="Default"/>
          <table:table-cell office:value-type="string" calcext:value-type="string">
            <text:p>4 AS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Decantazione&quot;,&quot;1&quot;,&quot;Chies d'Alpago&quot;,&quot;Palughetto 2 - Via del Cansiglio&quot;,&quot;&quot;,&quot;4 ASSI&quot;,&quot;&quot;,&quot;0&quot;]," calcext:value-type="string">
            <text:p>["Decantazione","1","Chies d'Alpago","Palughetto 2 - Via del Cansiglio","","4 ASSI","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Martino - Loc. Collesina</text:p>
          </table:table-cell>
          <table:table-cell table:style-name="Default"/>
          <table:table-cell office:value-type="string" calcext:value-type="string">
            <text:p>TRATTORE AGRICOL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Decantazione&quot;,&quot;1&quot;,&quot;Chies d'Alpago&quot;,&quot;Martino - Loc. Collesina&quot;,&quot;&quot;,&quot;TRATTORE AGRICOLO&quot;,&quot;&quot;,&quot;0&quot;]," calcext:value-type="string">
            <text:p>["Decantazione","1","Chies d'Alpago","Martino - Loc. Collesina","","TRATTORE AGRICOL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Via Costolana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Imhoff&quot;,&quot;1&quot;,&quot;Chies d'Alpago&quot;,&quot;Via Costolana&quot;,&quot;110&quot;,&quot;4 ASSI&quot;,&quot;1&quot;,&quot;4&quot;]," calcext:value-type="string">
            <text:p>["Imhoff","1","Chies d'Alpago","Via Costolana","110","4 ASSI","1","4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Via Mussera</text:p>
          </table:table-cell>
          <table:table-cell table:style-name="Default"/>
          <table:table-cell office:value-type="string" calcext:value-type="string">
            <text:p>4 ASSI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Decantazione&quot;,&quot;1&quot;,&quot;Chies d'Alpago&quot;,&quot;Via Mussera&quot;,&quot;&quot;,&quot;4 ASSI&quot;,&quot;&quot;,&quot;0&quot;]," calcext:value-type="string">
            <text:p>["Decantazione","1","Chies d'Alpago","Via Mussera","","4 ASSI","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Via Tarcogna</text:p>
          </table:table-cell>
          <table:table-cell table:style-name="Default"/>
          <table:table-cell office:value-type="string" calcext:value-type="string">
            <text:p>3 ASSI + TUBO 20MT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Decantazione&quot;,&quot;1&quot;,&quot;Chies d'Alpago&quot;,&quot;Via Tarcogna&quot;,&quot;&quot;,&quot;3 ASSI + TUBO 20MT&quot;,&quot;&quot;,&quot;0&quot;]," calcext:value-type="string">
            <text:p>["Decantazione","1","Chies d'Alpago","Via Tarcogna","","3 ASSI + TUBO 20MT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Via Ugo Foscolo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Imhoff&quot;,&quot;1&quot;,&quot;Chies d'Alpago&quot;,&quot;Via Ugo Foscolo&quot;,&quot;350&quot;,&quot;4 ASSI&quot;,&quot;2&quot;,&quot;20&quot;]," calcext:value-type="string">
            <text:p>["Imhoff","1","Chies d'Alpago","Via Ugo Foscolo","350","4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via Muraglione - Lamosano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.A.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Imhoff&quot;,&quot;1&quot;,&quot;Chies d'Alpago&quot;,&quot;via Muraglione - Lamosano&quot;,&quot;120&quot;,&quot;N.A.&quot;,&quot;1&quot;,&quot;4&quot;]," calcext:value-type="string">
            <text:p>["Imhoff","1","Chies d'Alpago","via Muraglione - Lamosano","120","N.A.","1","4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es d'Alpago</text:p>
          </table:table-cell>
          <table:table-cell office:value-type="string" calcext:value-type="string">
            <text:p>Viale Manzoni</text:p>
          </table:table-cell>
          <table:table-cell table:style-name="Default"/>
          <table:table-cell office:value-type="string" calcext:value-type="string">
            <text:p>TRATTORE AGRICOLO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Decantazione&quot;,&quot;1&quot;,&quot;Chies d'Alpago&quot;,&quot;Viale Manzoni&quot;,&quot;&quot;,&quot;TRATTORE AGRICOLO&quot;,&quot;&quot;,&quot;0&quot;]," calcext:value-type="string">
            <text:p>["Decantazione","1","Chies d'Alpago","Viale Manzoni","","TRATTORE AGRICOL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biana di Cadore</text:p>
          </table:table-cell>
          <table:table-cell office:value-type="string" calcext:value-type="string">
            <text:p>Col / Le Nov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Imhoff&quot;,&quot;1&quot;,&quot;Cibiana di Cadore&quot;,&quot;Col / Le Nove&quot;,&quot;200&quot;,&quot;3 ASSI&quot;,&quot;1&quot;,&quot;6&quot;]," calcext:value-type="string">
            <text:p>["Imhoff","1","Cibiana di Cadore","Col / Le Nove","200","3 ASSI","1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biana di Cadore</text:p>
          </table:table-cell>
          <table:table-cell office:value-type="string" calcext:value-type="string">
            <text:p>Masariè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Imhoff&quot;,&quot;1&quot;,&quot;Cibiana di Cadore&quot;,&quot;Masariè&quot;,&quot;499&quot;,&quot;2 ASSI&quot;,&quot;2&quot;,&quot;20&quot;]," calcext:value-type="string">
            <text:p>["Imhoff","1","Cibiana di Cadore","Masariè","499","2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biana di Cadore</text:p>
          </table:table-cell>
          <table:table-cell office:value-type="string" calcext:value-type="string">
            <text:p>Pian Gran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 ASSI + TUBO 50MT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Imhoff&quot;,&quot;1&quot;,&quot;Cibiana di Cadore&quot;,&quot;Pian Gran&quot;,&quot;180&quot;,&quot;3 ASSI + TUBO 50MT&quot;,&quot;1&quot;,&quot;12&quot;]," calcext:value-type="string">
            <text:p>["Imhoff","1","Cibiana di Cadore","Pian Gran","180","3 ASSI + TUBO 50MT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biana di Cadore</text:p>
          </table:table-cell>
          <table:table-cell office:value-type="string" calcext:value-type="string">
            <text:p>Sottocrost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Imhoff&quot;,&quot;1&quot;,&quot;Cibiana di Cadore&quot;,&quot;Sottocrosta&quot;,&quot;499&quot;,&quot;2 ASSI&quot;,&quot;2&quot;,&quot;16&quot;]," calcext:value-type="string">
            <text:p>["Imhoff","1","Cibiana di Cadore","Sottocrosta","499","2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office:value-type="string" calcext:value-type="string">
            <text:p>Colmasoi 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Imhoff&quot;,&quot;1&quot;,&quot;Comelico Superiore&quot;,&quot;Colmasoi 1&quot;,&quot;600&quot;,&quot;3 ASSI&quot;,&quot;2&quot;,&quot;20&quot;]," calcext:value-type="string">
            <text:p>["Imhoff","1","Comelico Superiore","Colmasoi 1","60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office:value-type="string" calcext:value-type="string">
            <text:p>Colmasoi 2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Imhoff&quot;,&quot;1&quot;,&quot;Comelico Superiore&quot;,&quot;Colmasoi 2&quot;,&quot;450&quot;,&quot;3 ASSI&quot;,&quot;2&quot;,&quot;20&quot;]," calcext:value-type="string">
            <text:p>["Imhoff","1","Comelico Superiore","Colmasoi 2","45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office:value-type="string" calcext:value-type="string">
            <text:p>La Scura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Imhoff&quot;,&quot;1&quot;,&quot;Comelico Superiore&quot;,&quot;La Scura&quot;,&quot;270&quot;,&quot;TRATTORE AGRICOLO&quot;,&quot;1&quot;,&quot;8&quot;]," calcext:value-type="string">
            <text:p>["Imhoff","1","Comelico Superiore","La Scura","270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table:style-name="Default" office:value-type="string" calcext:value-type="string">
            <text:p>Masarè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BILICO <text:s/>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Imhoff&quot;,&quot;1&quot;,&quot;Comelico Superiore&quot;,&quot;Masarè&quot;,&quot;254&quot;,&quot;BILICO  &quot;,&quot;2&quot;,&quot;16&quot;]," calcext:value-type="string">
            <text:p>["Imhoff","1","Comelico Superiore","Masarè","254","BILICO <text:s/>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table:style-name="Default" office:value-type="string" calcext:value-type="string">
            <text:p>Nofren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Imhoff&quot;,&quot;1&quot;,&quot;Comelico Superiore&quot;,&quot;Nofren&quot;,&quot;383&quot;,&quot;TRATTORE AGRICOLO&quot;,&quot;1&quot;,&quot;5&quot;]," calcext:value-type="string">
            <text:p>["Imhoff","1","Comelico Superiore","Nofren","383","TRATTORE AGRICOLO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table:style-name="Default" office:value-type="string" calcext:value-type="string">
            <text:p>Ponte Pado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1&quot;,&quot;Comelico Superiore&quot;,&quot;Ponte Padola&quot;,&quot;250&quot;,&quot;TRATTORE AGRICOLO&quot;,&quot;2&quot;,&quot;16&quot;]," calcext:value-type="string">
            <text:p>["Imhoff","1","Comelico Superiore","Ponte Padola","25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table:style-name="Default" office:value-type="string" calcext:value-type="string">
            <text:p>Ronco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6]&amp;&quot;&quot;&quot;,&quot;&quot;&quot;&amp;[.B36]&amp;&quot;&quot;&quot;,&quot;&quot;&quot;&amp;[.C36]&amp;&quot;&quot;&quot;,&quot;&quot;&quot;&amp;[.D36]&amp;&quot;&quot;&quot;,&quot;&quot;&quot;&amp;[.E36]&amp;&quot;&quot;&quot;,&quot;&quot;&quot;&amp;[.F36]&amp;&quot;&quot;&quot;,&quot;&quot;&quot;&amp;[.G36]&amp;&quot;&quot;&quot;,&quot;&quot;&quot;&amp;[.H36]&amp;&quot;&quot;&quot;],&quot;" office:value-type="string" office:string-value="[&quot;Imhoff&quot;,&quot;1&quot;,&quot;Comelico Superiore&quot;,&quot;Ronco&quot;,&quot;499&quot;,&quot;TRATTORE AGRICOLO&quot;,&quot;2&quot;,&quot;20&quot;]," calcext:value-type="string">
            <text:p>["Imhoff","1","Comelico Superiore","Ronco","499","TRATTORE AGRICOLO","2","20"],</text:p>
          </table:table-cell>
        </table:table-row>
      </table:table>
      <table:table table:name="Foglio3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ce1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office:value-type="string" calcext:value-type="string">
            <text:p>Sacco Ramale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1&quot;,&quot;Comelico Superiore&quot;,&quot;Sacco Ramalen&quot;,&quot;172&quot;,&quot;3 ASSI&quot;,&quot;2&quot;,&quot;12&quot;]," calcext:value-type="string">
            <text:p>["Imhoff","1","Comelico Superiore","Sacco Ramalen","172","3 ASSI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elico Superiore</text:p>
          </table:table-cell>
          <table:table-cell office:value-type="string" calcext:value-type="string">
            <text:p>Sega Digon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1&quot;,&quot;Comelico Superiore&quot;,&quot;Sega Digon&quot;,&quot;130&quot;,&quot;3 ASSI&quot;,&quot;2&quot;,&quot;12&quot;]," calcext:value-type="string">
            <text:p>["Imhoff","1","Comelico Superiore","Sega Digon","130","3 ASSI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rtina d'Ampezzo</text:p>
          </table:table-cell>
          <table:table-cell office:value-type="string" calcext:value-type="string">
            <text:p>Socol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1&quot;,&quot;Cortina d'Ampezzo&quot;,&quot;Socol&quot;,&quot;500&quot;,&quot;3 ASSI&quot;,&quot;1&quot;,&quot;15&quot;]," calcext:value-type="string">
            <text:p>["Imhoff","1","Cortina d'Ampezzo","Socol","500","3 ASSI","1","1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ta di Cadore</text:p>
          </table:table-cell>
          <table:table-cell office:value-type="string" calcext:value-type="string">
            <text:p>La Borci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LIC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Imhoff&quot;,&quot;1&quot;,&quot;Danta di Cadore&quot;,&quot;La Borcia&quot;,&quot;250&quot;,&quot;BILICO&quot;,&quot;1&quot;,&quot;12&quot;]," calcext:value-type="string">
            <text:p>["Imhoff","1","Danta di Cadore","La Borcia","250","BILICO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ta di Cadore</text:p>
          </table:table-cell>
          <table:table-cell office:value-type="string" calcext:value-type="string">
            <text:p>Sottocrepe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Imhoff&quot;,&quot;1&quot;,&quot;Danta di Cadore&quot;,&quot;Sottocrepe&quot;,&quot;220&quot;,&quot;BILICO&quot;,&quot;2&quot;,&quot;12&quot;]," calcext:value-type="string">
            <text:p>["Imhoff","1","Danta di Cadore","Sottocrepe","220","BILICO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ta di Cadore</text:p>
          </table:table-cell>
          <table:table-cell office:value-type="string" calcext:value-type="string">
            <text:p>Via S. Stefano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ILIC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1&quot;,&quot;Danta di Cadore&quot;,&quot;Via S. Stefano&quot;,&quot;200&quot;,&quot;BILICO&quot;,&quot;1&quot;,&quot;10&quot;]," calcext:value-type="string">
            <text:p>["Imhoff","1","Danta di Cadore","Via S. Stefano","200","BILICO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gge di Cadore</text:p>
          </table:table-cell>
          <table:table-cell office:value-type="string" calcext:value-type="string">
            <text:p>Vallesella Bass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1&quot;,&quot;Domegge di Cadore&quot;,&quot;Vallesella Bassa&quot;,&quot;500&quot;,&quot;TRATTORE AGRICOLO&quot;,&quot;2&quot;,&quot;20&quot;]," calcext:value-type="string">
            <text:p>["Imhoff","1","Domegge di Cadore","Vallesella Bassa","50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megge di Cadore</text:p>
          </table:table-cell>
          <table:table-cell office:value-type="string" calcext:value-type="string">
            <text:p>Vielmi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1&quot;,&quot;Domegge di Cadore&quot;,&quot;Vielmi&quot;,&quot;500&quot;,&quot;TRATTORE AGRICOLO&quot;,&quot;2&quot;,&quot;20&quot;]," calcext:value-type="string">
            <text:p>["Imhoff","1","Domegge di Cadore","Vielmi","50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Codissago / Torc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3 ASSI + TUBO 20M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1&quot;,&quot;Longarone&quot;,&quot;Codissago / Torco&quot;,&quot;50&quot;,&quot;3 ASSI + TUBO 20MT&quot;,&quot;1&quot;,&quot;3&quot;]," calcext:value-type="string">
            <text:p>["Imhoff","1","Longarone","Codissago / Torco","50","3 ASSI + TUBO 20MT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Deseda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 + TUBO 30M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1&quot;,&quot;Longarone&quot;,&quot;Desedan&quot;,&quot;150&quot;,&quot;3 ASSI + TUBO 30MT&quot;,&quot;1&quot;,&quot;5&quot;]," calcext:value-type="string">
            <text:p>["Imhoff","1","Longarone","Desedan","150","3 ASSI + TUBO 30MT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Fortogna Sussa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1&quot;,&quot;Longarone&quot;,&quot;Fortogna Sussas&quot;,&quot;250&quot;,&quot;2 ASSI&quot;,&quot;2&quot;,&quot;10&quot;]," calcext:value-type="string">
            <text:p>["Imhoff","1","Longarone","Fortogna Sussas","250","2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Igne Centro (S-M)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LICO + TUBO 20MT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1&quot;,&quot;Longarone&quot;,&quot;Igne Centro (S-M)&quot;,&quot;250&quot;,&quot;BILICO + TUBO 20MT&quot;,&quot;2&quot;,&quot;12&quot;]," calcext:value-type="string">
            <text:p>["Imhoff","1","Longarone","Igne Centro (S-M)","250","BILICO + TUBO 20MT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Igne Nord (A-B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1&quot;,&quot;Longarone&quot;,&quot;Igne Nord (A-B)&quot;,&quot;100&quot;,&quot;3 ASSI&quot;,&quot;2&quot;,&quot;8&quot;]," calcext:value-type="string">
            <text:p>["Imhoff","1","Longarone","Igne Nord (A-B)","100","3 ASSI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Igne Sud (C-W)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BILICO + TUBO 40M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Imhoff&quot;,&quot;1&quot;,&quot;Longarone&quot;,&quot;Igne Sud (C-W)&quot;,&quot;470&quot;,&quot;BILICO + TUBO 40MT&quot;,&quot;2&quot;,&quot;20&quot;]," calcext:value-type="string">
            <text:p>["Imhoff","1","Longarone","Igne Sud (C-W)","470","BILICO + TUBO 40MT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Malcom</text:p>
          </table:table-cell>
          <table:table-cell office:value-type="float" office:value="525" calcext:value-type="float">
            <text:p>525</text:p>
          </table:table-cell>
          <table:table-cell office:value-type="string" calcext:value-type="string">
            <text:p>BILICO + TUBO 50MT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Imhoff&quot;,&quot;1&quot;,&quot;Longarone&quot;,&quot;Malcom&quot;,&quot;525&quot;,&quot;BILICO + TUBO 50MT&quot;,&quot;0&quot;,&quot;0&quot;]," calcext:value-type="string">
            <text:p>["Imhoff","1","Longarone","Malcom","525","BILICO + TUBO 50MT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Soffranco Nord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Imhoff&quot;,&quot;1&quot;,&quot;Longarone&quot;,&quot;Soffranco Nord&quot;,&quot;250&quot;,&quot;3 ASSI&quot;,&quot;2&quot;,&quot;12&quot;]," calcext:value-type="string">
            <text:p>["Imhoff","1","Longarone","Soffranco Nord","250","3 ASSI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ngarone</text:p>
          </table:table-cell>
          <table:table-cell office:value-type="string" calcext:value-type="string">
            <text:p>Soffranco Su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 ASSI + TUBO 50MT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Imhoff&quot;,&quot;1&quot;,&quot;Longarone&quot;,&quot;Soffranco Sud&quot;,&quot;52&quot;,&quot;3 ASSI + TUBO 50MT&quot;,&quot;1&quot;,&quot;1&quot;]," calcext:value-type="string">
            <text:p>["Imhoff","1","Longarone","Soffranco Sud","52","3 ASSI + TUBO 50MT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pitale di Cadore</text:p>
          </table:table-cell>
          <table:table-cell office:value-type="string" calcext:value-type="string">
            <text:p>Candidopoli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Imhoff&quot;,&quot;1&quot;,&quot;Ospitale di Cadore&quot;,&quot;Candidopoli&quot;,&quot;150&quot;,&quot;3 ASSI&quot;,&quot;0&quot;,&quot;0&quot;]," calcext:value-type="string">
            <text:p>["Imhoff","1","Ospitale di Cadore","Candidopoli","150","3 ASSI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pitale di Cadore</text:p>
          </table:table-cell>
          <table:table-cell office:value-type="string" calcext:value-type="string">
            <text:p>Capoluog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 + TUBO 50MT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Imhoff&quot;,&quot;1&quot;,&quot;Ospitale di Cadore&quot;,&quot;Capoluogo&quot;,&quot;250&quot;,&quot;3 ASSI + TUBO 50MT&quot;,&quot;1&quot;,&quot;8&quot;]," calcext:value-type="string">
            <text:p>["Imhoff","1","Ospitale di Cadore","Capoluogo","250","3 ASSI + TUBO 50MT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pitale di Cadore</text:p>
          </table:table-cell>
          <table:table-cell office:value-type="string" calcext:value-type="string">
            <text:p>Davestr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Imhoff&quot;,&quot;1&quot;,&quot;Ospitale di Cadore&quot;,&quot;Davestra&quot;,&quot;80&quot;,&quot;3 ASSI&quot;,&quot;1&quot;,&quot;4&quot;]," calcext:value-type="string">
            <text:p>["Imhoff","1","Ospitale di Cadore","Davestra","80","3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pitale di Cadore</text:p>
          </table:table-cell>
          <table:table-cell office:value-type="string" calcext:value-type="string">
            <text:p>Rivalgo / Cava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Imhoff&quot;,&quot;1&quot;,&quot;Ospitale di Cadore&quot;,&quot;Rivalgo / Cava&quot;,&quot;80&quot;,&quot;3 ASSI&quot;,&quot;1&quot;,&quot;3&quot;]," calcext:value-type="string">
            <text:p>["Imhoff","1","Ospitale di Cadore","Rivalgo / Cava","80","3 ASSI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pitale di Cadore</text:p>
          </table:table-cell>
          <table:table-cell office:value-type="string" calcext:value-type="string">
            <text:p>Rivalgo / Fonta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Imhoff&quot;,&quot;1&quot;,&quot;Ospitale di Cadore&quot;,&quot;Rivalgo / Fontane&quot;,&quot;80&quot;,&quot;3 ASSI&quot;,&quot;1&quot;,&quot;3&quot;]," calcext:value-type="string">
            <text:p>["Imhoff","1","Ospitale di Cadore","Rivalgo / Fontane","80","3 ASSI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spitale di Cadore</text:p>
          </table:table-cell>
          <table:table-cell office:value-type="string" calcext:value-type="string">
            <text:p>Termine di Cador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Imhoff&quot;,&quot;1&quot;,&quot;Ospitale di Cadore&quot;,&quot;Termine di Cadore&quot;,&quot;80&quot;,&quot;4 ASSI&quot;,&quot;1&quot;,&quot;2&quot;]," calcext:value-type="string">
            <text:p>["Imhoff","1","Ospitale di Cadore","Termine di Cadore","80","4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rarolo di Cadore</text:p>
          </table:table-cell>
          <table:table-cell office:value-type="string" calcext:value-type="string">
            <text:p>Ansog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Imhoff&quot;,&quot;1&quot;,&quot;Perarolo di Cadore&quot;,&quot;Ansogne&quot;,&quot;250&quot;,&quot;3 ASSI&quot;,&quot;1&quot;,&quot;8&quot;]," calcext:value-type="string">
            <text:p>["Imhoff","1","Perarolo di Cadore","Ansogne","25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Criol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Imhoff&quot;,&quot;1&quot;,&quot;Ponte nelle Alpi&quot;,&quot;Criol&quot;,&quot;150&quot;,&quot;4 ASSI&quot;,&quot;1&quot;,&quot;10&quot;]," calcext:value-type="string">
            <text:p>["Imhoff","1","Ponte nelle Alpi","Criol","150","4 ASSI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a Secca Nord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Imhoff&quot;,&quot;1&quot;,&quot;Ponte nelle Alpi&quot;,&quot;La Secca Nord&quot;,&quot;120&quot;,&quot;4 ASSI&quot;,&quot;1&quot;,&quot;4&quot;]," calcext:value-type="string">
            <text:p>["Imhoff","1","Ponte nelle Alpi","La Secca Nord","120","4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a Secca Su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Imhoff&quot;,&quot;1&quot;,&quot;Ponte nelle Alpi&quot;,&quot;La Secca Sud&quot;,&quot;200&quot;,&quot;4 ASSI&quot;,&quot;1&quot;,&quot;6&quot;]," calcext:value-type="string">
            <text:p>["Imhoff","1","Ponte nelle Alpi","La Secca Sud","200","4 ASSI","1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astreghe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Imhoff&quot;,&quot;1&quot;,&quot;Ponte nelle Alpi&quot;,&quot;Lastreghe&quot;,&quot;330&quot;,&quot;TRATTORE AGRICOLO&quot;,&quot;2&quot;,&quot;50&quot;]," calcext:value-type="string">
            <text:p>["Imhoff","1","Ponte nelle Alpi","Lastreghe","330","TRATTORE AGRICOLO","2","5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e Schiett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Imhoff&quot;,&quot;1&quot;,&quot;Ponte nelle Alpi&quot;,&quot;Le Schiette&quot;,&quot;150&quot;,&quot;4 ASSI&quot;,&quot;2&quot;,&quot;20&quot;]," calcext:value-type="string">
            <text:p>["Imhoff","1","Ponte nelle Alpi","Le Schiette","150","4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izzo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Imhoff&quot;,&quot;1&quot;,&quot;Ponte nelle Alpi&quot;,&quot;Lizzona&quot;,&quot;100&quot;,&quot;TRATTORE AGRICOLO&quot;,&quot;1&quot;,&quot;5&quot;]," calcext:value-type="string">
            <text:p>["Imhoff","1","Ponte nelle Alpi","Lizzona","100","TRATTORE AGRICOLO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Loseg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Imhoff&quot;,&quot;1&quot;,&quot;Ponte nelle Alpi&quot;,&quot;Losego&quot;,&quot;250&quot;,&quot;TRATTORE AGRICOLO&quot;,&quot;1&quot;,&quot;8&quot;]," calcext:value-type="string">
            <text:p>["Imhoff","1","Ponte nelle Alpi","Losego","250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Mazzucchi Nor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Imhoff&quot;,&quot;1&quot;,&quot;Ponte nelle Alpi&quot;,&quot;Mazzucchi Nord&quot;,&quot;60&quot;,&quot;4 ASSI&quot;,&quot;1&quot;,&quot;2&quot;]," calcext:value-type="string">
            <text:p>["Imhoff","1","Ponte nelle Alpi","Mazzucchi Nord","60","4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Mazzucchi Su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Imhoff&quot;,&quot;1&quot;,&quot;Ponte nelle Alpi&quot;,&quot;Mazzucchi Sud&quot;,&quot;60&quot;,&quot;4 ASSI&quot;,&quot;1&quot;,&quot;2&quot;]," calcext:value-type="string">
            <text:p>["Imhoff","1","Ponte nelle Alpi","Mazzucchi Sud","60","4 ASSI","1","2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Paiane</text:p>
          </table:table-cell>
          <table:table-cell table:style-name="Default"/>
          <table:table-cell office:value-type="string" calcext:value-type="string">
            <text:p>4 ASS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Decantazione&quot;,&quot;1&quot;,&quot;Ponte nelle Alpi&quot;,&quot;Paiane&quot;,&quot;&quot;,&quot;4 ASSI&quot;,&quot;&quot;,&quot;0&quot;]," calcext:value-type="string">
            <text:p>["Decantazione","1","Ponte nelle Alpi","Paiane","","4 ASSI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Quanti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1&quot;,&quot;Ponte nelle Alpi&quot;,&quot;Quantin&quot;,&quot;400&quot;,&quot;4 ASSI&quot;,&quot;1&quot;,&quot;16&quot;]," calcext:value-type="string">
            <text:p>["Imhoff","1","Ponte nelle Alpi","Quantin","400","4 ASSI","1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Revea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36]&amp;&quot;&quot;&quot;,&quot;&quot;&quot;&amp;[.B36]&amp;&quot;&quot;&quot;,&quot;&quot;&quot;&amp;[.C36]&amp;&quot;&quot;&quot;,&quot;&quot;&quot;&amp;[.D36]&amp;&quot;&quot;&quot;,&quot;&quot;&quot;&amp;[.E36]&amp;&quot;&quot;&quot;,&quot;&quot;&quot;&amp;[.F36]&amp;&quot;&quot;&quot;,&quot;&quot;&quot;&amp;[.G36]&amp;&quot;&quot;&quot;,&quot;&quot;&quot;&amp;[.H36]&amp;&quot;&quot;&quot;],&quot;" office:value-type="string" office:string-value="[&quot;Imhoff&quot;,&quot;1&quot;,&quot;Ponte nelle Alpi&quot;,&quot;Reveane&quot;,&quot;200&quot;,&quot;TRATTORE AGRICOLO&quot;,&quot;1&quot;,&quot;10&quot;]," calcext:value-type="string">
            <text:p>["Imhoff","1","Ponte nelle Alpi","Reveane","200","TRATTORE AGRICOLO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Rione Santa Cateri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[&quot;&quot;&quot;&amp;[.A37]&amp;&quot;&quot;&quot;,&quot;&quot;&quot;&amp;[.B37]&amp;&quot;&quot;&quot;,&quot;&quot;&quot;&amp;[.C37]&amp;&quot;&quot;&quot;,&quot;&quot;&quot;&amp;[.D37]&amp;&quot;&quot;&quot;,&quot;&quot;&quot;&amp;[.E37]&amp;&quot;&quot;&quot;,&quot;&quot;&quot;&amp;[.F37]&amp;&quot;&quot;&quot;,&quot;&quot;&quot;&amp;[.G37]&amp;&quot;&quot;&quot;,&quot;&quot;&quot;&amp;[.H37]&amp;&quot;&quot;&quot;],&quot;" office:value-type="string" office:string-value="[&quot;Imhoff&quot;,&quot;1&quot;,&quot;Ponte nelle Alpi&quot;,&quot;Rione Santa Caterina&quot;,&quot;1000&quot;,&quot;4 ASSI&quot;,&quot;2&quot;,&quot;24&quot;]," calcext:value-type="string">
            <text:p>["Imhoff","1","Ponte nelle Alpi","Rione Santa Caterina","1000","4 ASSI","2","2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te nelle Alpi</text:p>
          </table:table-cell>
          <table:table-cell office:value-type="string" calcext:value-type="string">
            <text:p>Vich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&quot;[&quot;&quot;&quot;&amp;[.A38]&amp;&quot;&quot;&quot;,&quot;&quot;&quot;&amp;[.B38]&amp;&quot;&quot;&quot;,&quot;&quot;&quot;&amp;[.C38]&amp;&quot;&quot;&quot;,&quot;&quot;&quot;&amp;[.D38]&amp;&quot;&quot;&quot;,&quot;&quot;&quot;&amp;[.E38]&amp;&quot;&quot;&quot;,&quot;&quot;&quot;&amp;[.F38]&amp;&quot;&quot;&quot;,&quot;&quot;&quot;&amp;[.G38]&amp;&quot;&quot;&quot;,&quot;&quot;&quot;&amp;[.H38]&amp;&quot;&quot;&quot;],&quot;" office:value-type="string" office:string-value="[&quot;Imhoff&quot;,&quot;1&quot;,&quot;Ponte nelle Alpi&quot;,&quot;Vich&quot;,&quot;1200&quot;,&quot;TRATTORE AGRICOLO&quot;,&quot;2&quot;,&quot;24&quot;]," calcext:value-type="string">
            <text:p>["Imhoff","1","Ponte nelle Alpi","Vich","1200","TRATTORE AGRICOLO","2","24"],</text:p>
          </table:table-cell>
        </table:table-row>
      </table:table>
      <table:table table:name="Foglio4" table:style-name="ta1">
        <table:table-column table:style-name="co1" table:number-columns-repeated="2" table:default-cell-style-name="ce1"/>
        <table:table-column table:style-name="co11" table:default-cell-style-name="Default"/>
        <table:table-column table:style-name="co12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Argentier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LIC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1&quot;,&quot;San Pietro di Cadore&quot;,&quot;Argentiera&quot;,&quot;40&quot;,&quot;BILICO&quot;,&quot;1&quot;,&quot;2&quot;]," calcext:value-type="string">
            <text:p>["Imhoff","1","San Pietro di Cadore","Argentiera","40","BILICO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Costalt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1&quot;,&quot;San Pietro di Cadore&quot;,&quot;Costalta&quot;,&quot;800&quot;,&quot;TRATTORE AGRICOLO&quot;,&quot;2&quot;,&quot;20&quot;]," calcext:value-type="string">
            <text:p>["Imhoff","1","San Pietro di Cadore","Costalta","80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Postaut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1&quot;,&quot;San Pietro di Cadore&quot;,&quot;Postauta&quot;,&quot;40&quot;,&quot;TRATTORE AGRICOLO&quot;,&quot;1&quot;,&quot;2&quot;]," calcext:value-type="string">
            <text:p>["Imhoff","1","San Pietro di Cadore","Postauta","40","TRATTORE AGRICOLO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Presenaio - Via Dant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Imhoff&quot;,&quot;1&quot;,&quot;San Pietro di Cadore&quot;,&quot;Presenaio - Via Dante&quot;,&quot;500&quot;,&quot;BILICO&quot;,&quot;2&quot;,&quot;16&quot;]," calcext:value-type="string">
            <text:p>["Imhoff","1","San Pietro di Cadore","Presenaio - Via Dante","500","BILIC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Presenaio - Via Picost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Imhoff&quot;,&quot;1&quot;,&quot;San Pietro di Cadore&quot;,&quot;Presenaio - Via Picosta&quot;,&quot;300&quot;,&quot;3 ASSI&quot;,&quot;1&quot;,&quot;12&quot;]," calcext:value-type="string">
            <text:p>["Imhoff","1","San Pietro di Cadore","Presenaio - Via Picosta","300","3 ASSI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Pietro di Cadore</text:p>
          </table:table-cell>
          <table:table-cell office:value-type="string" calcext:value-type="string">
            <text:p>Vall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.A.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1&quot;,&quot;San Pietro di Cadore&quot;,&quot;Valle&quot;,&quot;150&quot;,&quot;N.A.&quot;,&quot;1&quot;,&quot;6&quot;]," calcext:value-type="string">
            <text:p>["Imhoff","1","San Pietro di Cadore","Valle","150","N.A.","1","6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 Vito di Cadore</text:p>
          </table:table-cell>
          <table:table-cell office:value-type="string" calcext:value-type="string">
            <text:p>Serdes</text:p>
          </table:table-cell>
          <table:table-cell table:style-name="Default"/>
          <table:table-cell office:value-type="string" calcext:value-type="string">
            <text:p>3 ASS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Decantazione&quot;,&quot;1&quot;,&quot;San Vito di Cadore&quot;,&quot;Serdes&quot;,&quot;&quot;,&quot;3 ASSI&quot;,&quot;&quot;,&quot;0&quot;]," calcext:value-type="string">
            <text:p>["Decantazione","1","San Vito di Cadore","Serdes","","3 ASSI","","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Ambrosiana</text:p>
          </table:table-cell>
          <table:table-cell table:style-name="Default"/>
          <table:table-cell office:value-type="string" calcext:value-type="string">
            <text:p>BILICO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Decantazione&quot;,&quot;1&quot;,&quot;Santo Stefano di Cadore&quot;,&quot;Ambrosiana&quot;,&quot;&quot;,&quot;BILICO&quot;,&quot;&quot;,&quot;0&quot;]," calcext:value-type="string">
            <text:p>["Decantazione","1","Santo Stefano di Cadore","Ambrosiana","","BILIC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Casada Bassa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1&quot;,&quot;Santo Stefano di Cadore&quot;,&quot;Casada Bassa&quot;,&quot;174&quot;,&quot;TRATTORE AGRICOLO&quot;,&quot;1&quot;,&quot;8&quot;]," calcext:value-type="string">
            <text:p>["Imhoff","1","Santo Stefano di Cadore","Casada Bassa","174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Pezzecucco - Cunetto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1&quot;,&quot;Santo Stefano di Cadore&quot;,&quot;Pezzecucco - Cunettone&quot;,&quot;160&quot;,&quot;3 ASSI&quot;,&quot;2&quot;,&quot;6&quot;]," calcext:value-type="string">
            <text:p>["Imhoff","1","Santo Stefano di Cadore","Pezzecucco - Cunettone","160","3 ASSI","2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a Fris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TTORE AGRICOLO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1&quot;,&quot;Santo Stefano di Cadore&quot;,&quot;Via Frison&quot;,&quot;30&quot;,&quot;TRATTORE AGRICOLO&quot;,&quot;2&quot;,&quot;2&quot;]," calcext:value-type="string">
            <text:p>["Imhoff","1","Santo Stefano di Cadore","Via Frison","30","TRATTORE AGRICOLO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a Mazzin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LICO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1&quot;,&quot;Santo Stefano di Cadore&quot;,&quot;Via Mazzini&quot;,&quot;30&quot;,&quot;BILICO&quot;,&quot;&quot;,&quot;0&quot;]," calcext:value-type="string">
            <text:p>["Imhoff","1","Santo Stefano di Cadore","Via Mazzini","30","BILIC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a Mazzini - Albergo Villanov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LICO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1&quot;,&quot;Santo Stefano di Cadore&quot;,&quot;Via Mazzini - Albergo Villanova&quot;,&quot;250&quot;,&quot;BILICO&quot;,&quot;&quot;,&quot;0&quot;]," calcext:value-type="string">
            <text:p>["Imhoff","1","Santo Stefano di Cadore","Via Mazzini - Albergo Villanova","250","BILIC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a Noà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Imhoff&quot;,&quot;1&quot;,&quot;Santo Stefano di Cadore&quot;,&quot;Via Noà&quot;,&quot;250&quot;,&quot;BILICO&quot;,&quot;2&quot;,&quot;10&quot;]," calcext:value-type="string">
            <text:p>["Imhoff","1","Santo Stefano di Cadore","Via Noà","250","BILIC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a Papa Luciani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BILIC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Imhoff&quot;,&quot;1&quot;,&quot;Santo Stefano di Cadore&quot;,&quot;Via Papa Luciani&quot;,&quot;193&quot;,&quot;BILICO&quot;,&quot;1&quot;,&quot;10&quot;]," calcext:value-type="string">
            <text:p>["Imhoff","1","Santo Stefano di Cadore","Via Papa Luciani","193","BILICO","1","10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a Santo Stefano</text:p>
          </table:table-cell>
          <table:table-cell table:style-name="Default"/>
          <table:table-cell office:value-type="string" calcext:value-type="string">
            <text:p>BILICO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Decantazione&quot;,&quot;1&quot;,&quot;Santo Stefano di Cadore&quot;,&quot;Via Santo Stefano&quot;,&quot;&quot;,&quot;BILICO&quot;,&quot;&quot;,&quot;0&quot;]," calcext:value-type="string">
            <text:p>["Decantazione","1","Santo Stefano di Cadore","Via Santo Stefano","","BILICO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colo Montin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Imhoff&quot;,&quot;1&quot;,&quot;Santo Stefano di Cadore&quot;,&quot;Vicolo Montin&quot;,&quot;193&quot;,&quot;TRATTORE AGRICOLO&quot;,&quot;1&quot;,&quot;8&quot;]," calcext:value-type="string">
            <text:p>["Imhoff","1","Santo Stefano di Cadore","Vicolo Montin","193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colo Soc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Imhoff&quot;,&quot;1&quot;,&quot;Santo Stefano di Cadore&quot;,&quot;Vicolo Soch&quot;,&quot;250&quot;,&quot;BILICO&quot;,&quot;2&quot;,&quot;10&quot;]," calcext:value-type="string">
            <text:p>["Imhoff","1","Santo Stefano di Cadore","Vicolo Soch","250","BILIC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nto Stefano di Cadore</text:p>
          </table:table-cell>
          <table:table-cell office:value-type="string" calcext:value-type="string">
            <text:p>Vicolo Soch FEA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Imhoff&quot;,&quot;1&quot;,&quot;Santo Stefano di Cadore&quot;,&quot;Vicolo Soch FEAS&quot;,&quot;250&quot;,&quot;BILICO&quot;,&quot;2&quot;,&quot;10&quot;]," calcext:value-type="string">
            <text:p>["Imhoff","1","Santo Stefano di Cadore","Vicolo Soch FEAS","250","BILIC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pada</text:p>
          </table:table-cell>
          <table:table-cell office:value-type="string" calcext:value-type="string">
            <text:p>Crett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Imhoff&quot;,&quot;1&quot;,&quot;Sappada&quot;,&quot;Cretta&quot;,&quot;600&quot;,&quot;BILICO&quot;,&quot;2&quot;,&quot;16&quot;]," calcext:value-type="string">
            <text:p>["Imhoff","1","Sappada","Cretta","600","BILIC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ppada</text:p>
          </table:table-cell>
          <table:table-cell office:value-type="string" calcext:value-type="string">
            <text:p>Palù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ILIC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Imhoff&quot;,&quot;1&quot;,&quot;Sappada&quot;,&quot;Palù&quot;,&quot;60&quot;,&quot;BILICO&quot;,&quot;1&quot;,&quot;1&quot;]," calcext:value-type="string">
            <text:p>["Imhoff","1","Sappada","Palù","60","BILICO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overzene</text:p>
          </table:table-cell>
          <table:table-cell office:value-type="float" office:value="486" calcext:value-type="float">
            <text:p>486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Imhoff&quot;,&quot;1&quot;,&quot;Soverzene&quot;,&quot;Soverzene&quot;,&quot;486&quot;,&quot;2 ASSI&quot;,&quot;2&quot;,&quot;20&quot;]," calcext:value-type="string">
            <text:p>["Imhoff","1","Soverzene","Soverzene","486","2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All'O'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Imhoff&quot;,&quot;1&quot;,&quot;Tambre&quot;,&quot;All'O'&quot;,&quot;380&quot;,&quot;3 ASSI&quot;,&quot;1&quot;,&quot;10&quot;]," calcext:value-type="string">
            <text:p>["Imhoff","1","Tambre","All'O'","380","3 ASSI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Borsoi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Imhoff&quot;,&quot;1&quot;,&quot;Tambre&quot;,&quot;Borsoi&quot;,&quot;350&quot;,&quot;TRATTORE AGRICOLO&quot;,&quot;2&quot;,&quot;10&quot;]," calcext:value-type="string">
            <text:p>["Imhoff","1","Tambre","Borsoi","350","TRATTORE AGRICOL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Bro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 ASSI + TUBO 50MT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Imhoff&quot;,&quot;1&quot;,&quot;Tambre&quot;,&quot;Broz&quot;,&quot;350&quot;,&quot;3 ASSI + TUBO 50MT&quot;,&quot;2&quot;,&quot;20&quot;]," calcext:value-type="string">
            <text:p>["Imhoff","1","Tambre","Broz","350","3 ASSI + TUBO 50MT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Civi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Imhoff&quot;,&quot;1&quot;,&quot;Tambre&quot;,&quot;Civit&quot;,&quot;150&quot;,&quot;TRATTORE AGRICOLO&quot;,&quot;2&quot;,&quot;8&quot;]," calcext:value-type="string">
            <text:p>["Imhoff","1","Tambre","Civit","150","TRATTORE AGRICOLO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Lavi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Imhoff&quot;,&quot;1&quot;,&quot;Tambre&quot;,&quot;Lavina&quot;,&quot;100&quot;,&quot;TRATTORE AGRICOLO&quot;,&quot;1&quot;,&quot;3&quot;]," calcext:value-type="string">
            <text:p>["Imhoff","1","Tambre","Lavina","100","TRATTORE AGRICOLO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Pianon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Imhoff&quot;,&quot;1&quot;,&quot;Tambre&quot;,&quot;Pianon&quot;,&quot;350&quot;,&quot;4 ASSI&quot;,&quot;2&quot;,&quot;16&quot;]," calcext:value-type="string">
            <text:p>["Imhoff","1","Tambre","Pianon","350","4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S. Anna - Via Fornaci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Imhoff&quot;,&quot;1&quot;,&quot;Tambre&quot;,&quot;S. Anna - Via Fornaci&quot;,&quot;1200&quot;,&quot;TRATTORE AGRICOLO&quot;,&quot;2&quot;,&quot;10&quot;]," calcext:value-type="string">
            <text:p>["Imhoff","1","Tambre","S. Anna - Via Fornaci","1200","TRATTORE AGRICOL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S. Anna - Via Lamaraz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Imhoff&quot;,&quot;1&quot;,&quot;Tambre&quot;,&quot;S. Anna - Via Lamaraz&quot;,&quot;150&quot;,&quot;4 ASSI&quot;,&quot;1&quot;,&quot;8&quot;]," calcext:value-type="string">
            <text:p>["Imhoff","1","Tambre","S. Anna - Via Lamaraz","150","4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Tambru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Imhoff&quot;,&quot;1&quot;,&quot;Tambre&quot;,&quot;Tambruz&quot;,&quot;350&quot;,&quot;4 ASSI&quot;,&quot;2&quot;,&quot;20&quot;]," calcext:value-type="string">
            <text:p>["Imhoff","1","Tambre","Tambruz","350","4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Valdenogher - Strada Buscol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Imhoff&quot;,&quot;1&quot;,&quot;Tambre&quot;,&quot;Valdenogher - Strada Buscole&quot;,&quot;50&quot;,&quot;TRATTORE AGRICOLO&quot;,&quot;1&quot;,&quot;2&quot;]," calcext:value-type="string">
            <text:p>["Imhoff","1","Tambre","Valdenogher - Strada Buscole","50","TRATTORE AGRICOLO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Valdenogher - Via Pagnoi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Imhoff&quot;,&quot;1&quot;,&quot;Tambre&quot;,&quot;Valdenogher - Via Pagnoi&quot;,&quot;350&quot;,&quot;TRATTORE AGRICOLO&quot;,&quot;2&quot;,&quot;20&quot;]," calcext:value-type="string">
            <text:p>["Imhoff","1","Tambre","Valdenogher - Via Pagnoi","35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mbre</text:p>
          </table:table-cell>
          <table:table-cell office:value-type="string" calcext:value-type="string">
            <text:p>Via Campei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Imhoff&quot;,&quot;1&quot;,&quot;Tambre&quot;,&quot;Via Campei&quot;,&quot;800&quot;,&quot;4 ASSI&quot;,&quot;2&quot;,&quot;20&quot;]," calcext:value-type="string">
            <text:p>["Imhoff","1","Tambre","Via Campei","800","4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Bivio Ciompi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1&quot;,&quot;Val di Zoldo&quot;,&quot;Bivio Ciompi&quot;,&quot;270&quot;,&quot;3 ASSI&quot;,&quot;2&quot;,&quot;20&quot;]," calcext:value-type="string">
            <text:p>["Imhoff","1","Val di Zoldo","Bivio Ciompi","270","3 ASSI","2","20"],</text:p>
          </table:table-cell>
        </table:table-row>
      </table:table>
      <table:table table:name="Foglio5" table:style-name="ta1">
        <table:table-column table:style-name="co1" table:number-columns-repeated="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Brusadaz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1&quot;,&quot;Val di Zoldo&quot;,&quot;Brusadaz&quot;,&quot;250&quot;,&quot;3 ASSI&quot;,&quot;2&quot;,&quot;10&quot;]," calcext:value-type="string">
            <text:p>["Imhoff","1","Val di Zoldo","Brusadaz","25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Cordelle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1&quot;,&quot;Val di Zoldo&quot;,&quot;Cordelle&quot;,&quot;185&quot;,&quot;TRATTORE AGRICOLO&quot;,&quot;2&quot;,&quot;8&quot;]," calcext:value-type="string">
            <text:p>["Imhoff","1","Val di Zoldo","Cordelle","185","TRATTORE AGRICOLO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Mareson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1&quot;,&quot;Val di Zoldo&quot;,&quot;Mareson&quot;,&quot;800&quot;,&quot;3 ASSI&quot;,&quot;2&quot;,&quot;6&quot;]," calcext:value-type="string">
            <text:p>["Imhoff","1","Val di Zoldo","Mareson","800","3 ASSI","2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Molin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3 ASSI + TUBO 50MT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Imhoff&quot;,&quot;1&quot;,&quot;Val di Zoldo&quot;,&quot;Molin&quot;,&quot;185&quot;,&quot;3 ASSI + TUBO 50MT&quot;,&quot;2&quot;,&quot;6&quot;]," calcext:value-type="string">
            <text:p>["Imhoff","1","Val di Zoldo","Molin","185","3 ASSI + TUBO 50MT","2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Sottorogn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Imhoff&quot;,&quot;1&quot;,&quot;Val di Zoldo&quot;,&quot;Sottorogno&quot;,&quot;65&quot;,&quot;2 ASSI&quot;,&quot;2&quot;,&quot;4&quot;]," calcext:value-type="string">
            <text:p>["Imhoff","1","Val di Zoldo","Sottorogno","65","2 ASSI","2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 di Zoldo</text:p>
          </table:table-cell>
          <table:table-cell office:value-type="string" calcext:value-type="string">
            <text:p>Villanova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1&quot;,&quot;Val di Zoldo&quot;,&quot;Villanova&quot;,&quot;430&quot;,&quot;TRATTORE AGRICOLO&quot;,&quot;2&quot;,&quot;16&quot;]," calcext:value-type="string">
            <text:p>["Imhoff","1","Val di Zoldo","Villanova","43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e di Cadore</text:p>
          </table:table-cell>
          <table:table-cell office:value-type="string" calcext:value-type="string">
            <text:p>Venas Villan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1&quot;,&quot;Valle di Cadore&quot;,&quot;Venas Villana&quot;,&quot;500&quot;,&quot;3 ASSI&quot;,&quot;2&quot;,&quot;20&quot;]," calcext:value-type="string">
            <text:p>["Imhoff","1","Valle di Cadore","Venas Villana","50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go di Cadore</text:p>
          </table:table-cell>
          <table:table-cell office:value-type="string" calcext:value-type="string">
            <text:p>Palù Granda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1&quot;,&quot;Vigo di Cadore&quot;,&quot;Palù Granda&quot;,&quot;500&quot;,&quot;TRATTORE AGRICOLO&quot;,&quot;2&quot;,&quot;20&quot;]," calcext:value-type="string">
            <text:p>["Imhoff","1","Vigo di Cadore","Palù Granda","50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o di Cadore</text:p>
          </table:table-cell>
          <table:table-cell office:value-type="string" calcext:value-type="string">
            <text:p>Peaio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1&quot;,&quot;Vodo di Cadore&quot;,&quot;Peaio&quot;,&quot;499&quot;,&quot;TRATTORE AGRICOLO&quot;,&quot;2&quot;,&quot;20&quot;]," calcext:value-type="string">
            <text:p>["Imhoff","1","Vodo di Cadore","Peaio","499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o di Cadore</text:p>
          </table:table-cell>
          <table:table-cell office:value-type="string" calcext:value-type="string">
            <text:p>Salime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1&quot;,&quot;Vodo di Cadore&quot;,&quot;Salime&quot;,&quot;800&quot;,&quot;3 ASSI&quot;,&quot;2&quot;,&quot;30&quot;]," calcext:value-type="string">
            <text:p>["Imhoff","1","Vodo di Cadore","Salime","800","3 ASSI","2","3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do di Cadore</text:p>
          </table:table-cell>
          <table:table-cell office:value-type="string" calcext:value-type="string">
            <text:p>Savilla / Vinig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1&quot;,&quot;Vodo di Cadore&quot;,&quot;Savilla / Vinigo&quot;,&quot;50&quot;,&quot;N.A.&quot;,&quot;1&quot;,&quot;1&quot;]," calcext:value-type="string">
            <text:p>["Imhoff","1","Vodo di Cadore","Savilla / Vinigo","50","N.A.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ppè di Cadore</text:p>
          </table:table-cell>
          <table:table-cell office:value-type="string" calcext:value-type="string">
            <text:p>Laste-Villa Bortolot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3 ASSI + TUBO 50MT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1&quot;,&quot;Zoppè di Cadore&quot;,&quot;Laste-Villa Bortolot&quot;,&quot;430&quot;,&quot;3 ASSI + TUBO 50MT&quot;,&quot;2&quot;,&quot;10&quot;]," calcext:value-type="string">
            <text:p>["Imhoff","1","Zoppè di Cadore","Laste-Villa Bortolot","430","3 ASSI + TUBO 50MT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oppè di Cadore</text:p>
          </table:table-cell>
          <table:table-cell office:value-type="string" calcext:value-type="string">
            <text:p>Sagu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 ASSI + TUBO 50M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1&quot;,&quot;Zoppè di Cadore&quot;,&quot;Sagui&quot;,&quot;70&quot;,&quot;3 ASSI + TUBO 50MT&quot;,&quot;1&quot;,&quot;5&quot;]," calcext:value-type="string">
            <text:p>["Imhoff","1","Zoppè di Cadore","Sagui","70","3 ASSI + TUBO 50MT","1","5"],</text:p>
          </table:table-cell>
        </table:table-row>
      </table:table>
      <table:table table:name="Foglio6" table:style-name="ta1">
        <table:table-column table:style-name="co1" table:number-columns-repeated="2" table:default-cell-style-name="ce1"/>
        <table:table-column table:style-name="co14" table:default-cell-style-name="Default"/>
        <table:table-column table:style-name="co15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ordo</text:p>
          </table:table-cell>
          <table:table-cell office:value-type="string" calcext:value-type="string">
            <text:p>Loc. Valcozzena</text:p>
          </table:table-cell>
          <table:table-cell office:value-type="float" office:value="2200" calcext:value-type="float">
            <text:p>22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Depuratore&quot;,&quot;2&quot;,&quot;Agordo&quot;,&quot;Loc. Valcozzena&quot;,&quot;2200&quot;,&quot;BILICO&quot;,&quot;&quot;,&quot;4200&quot;]," calcext:value-type="string">
            <text:p>["Depuratore","2","Agordo","Loc. Valcozzena","2200","BILICO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siè</text:p>
          </table:table-cell>
          <table:table-cell office:value-type="string" calcext:value-type="string">
            <text:p>Fastro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Depuratore&quot;,&quot;2&quot;,&quot;Arsiè&quot;,&quot;Fastro&quot;,&quot;600&quot;,&quot;3 ASSI&quot;,&quot;&quot;,&quot;4200&quot;]," calcext:value-type="string">
            <text:p>["Depuratore","2","Arsiè","Fastro","6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siè</text:p>
          </table:table-cell>
          <table:table-cell office:value-type="string" calcext:value-type="string">
            <text:p>Rocca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Depuratore&quot;,&quot;2&quot;,&quot;Arsiè&quot;,&quot;Rocca&quot;,&quot;2000&quot;,&quot;3 ASSI&quot;,&quot;&quot;,&quot;4200&quot;]," calcext:value-type="string">
            <text:p>["Depuratore","2","Arsiè","Rocca","20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ncenighe Agordino</text:p>
          </table:table-cell>
          <table:table-cell office:value-type="string" calcext:value-type="string">
            <text:p>Loc. Morbiach</text:p>
          </table:table-cell>
          <table:table-cell office:value-type="float" office:value="2100" calcext:value-type="float">
            <text:p>21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Depuratore&quot;,&quot;2&quot;,&quot;Cencenighe Agordino&quot;,&quot;Loc. Morbiach&quot;,&quot;2100&quot;,&quot;BILICO&quot;,&quot;&quot;,&quot;4200&quot;]," calcext:value-type="string">
            <text:p>["Depuratore","2","Cencenighe Agordino","Loc. Morbiach","2100","BILICO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Marsiai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Depuratore&quot;,&quot;2&quot;,&quot;Cesiomaggiore&quot;,&quot;Marsiai&quot;,&quot;400&quot;,&quot;2 ASSI&quot;,&quot;&quot;,&quot;4200&quot;]," calcext:value-type="string">
            <text:p>["Depuratore","2","Cesiomaggiore","Marsiai","400","2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Pez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Depuratore&quot;,&quot;2&quot;,&quot;Cesiomaggiore&quot;,&quot;Pez&quot;,&quot;500&quot;,&quot;3 ASSI&quot;,&quot;&quot;,&quot;4200&quot;]," calcext:value-type="string">
            <text:p>["Depuratore","2","Cesiomaggiore","Pez","5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Pullir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Depuratore&quot;,&quot;2&quot;,&quot;Cesiomaggiore&quot;,&quot;Pullir&quot;,&quot;2800&quot;,&quot;3 ASSI&quot;,&quot;&quot;,&quot;4200&quot;]," calcext:value-type="string">
            <text:p>["Depuratore","2","Cesiomaggiore","Pullir","28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tre</text:p>
          </table:table-cell>
          <table:table-cell office:value-type="string" calcext:value-type="string">
            <text:p>Celard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Depuratore&quot;,&quot;2&quot;,&quot;Feltre&quot;,&quot;Celarda&quot;,&quot;1000&quot;,&quot;3 ASSI&quot;,&quot;&quot;,&quot;4200&quot;]," calcext:value-type="string">
            <text:p>["Depuratore","2","Feltre","Celarda","10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tre</text:p>
          </table:table-cell>
          <table:table-cell office:value-type="string" calcext:value-type="string">
            <text:p>Stazione FFSS</text:p>
          </table:table-cell>
          <table:table-cell office:value-type="float" office:value="102600" calcext:value-type="float">
            <text:p>1026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Depuratore&quot;,&quot;2&quot;,&quot;Feltre&quot;,&quot;Stazione FFSS&quot;,&quot;102600&quot;,&quot;BILICO&quot;,&quot;&quot;,&quot;4200&quot;]," calcext:value-type="string">
            <text:p>["Depuratore","2","Feltre","Stazione FFSS","102600","BILICO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nzaso</text:p>
          </table:table-cell>
          <table:table-cell office:value-type="string" calcext:value-type="string">
            <text:p>Fenadora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Depuratore&quot;,&quot;2&quot;,&quot;Fonzaso&quot;,&quot;Fenadora&quot;,&quot;4400&quot;,&quot;BILICO&quot;,&quot;&quot;,&quot;4200&quot;]," calcext:value-type="string">
            <text:p>["Depuratore","2","Fonzaso","Fenadora","4400","BILICO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Cies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Depuratore&quot;,&quot;2&quot;,&quot;Lamon&quot;,&quot;Ciess&quot;,&quot;2000&quot;,&quot;3 ASSI&quot;,&quot;&quot;,&quot;4200&quot;]," calcext:value-type="string">
            <text:p>["Depuratore","2","Lamon","Ciess","20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Ronche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Depuratore&quot;,&quot;2&quot;,&quot;Lamon&quot;,&quot;Ronche&quot;,&quot;700&quot;,&quot;2 ASSI&quot;,&quot;&quot;,&quot;4200&quot;]," calcext:value-type="string">
            <text:p>["Depuratore","2","Lamon","Ronche","700","2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tiai</text:p>
          </table:table-cell>
          <table:table-cell office:value-type="string" calcext:value-type="string">
            <text:p>Villaghe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ILICO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Depuratore&quot;,&quot;2&quot;,&quot;Lentiai&quot;,&quot;Villaghe&quot;,&quot;3000&quot;,&quot;BILICO&quot;,&quot;&quot;,&quot;4200&quot;]," calcext:value-type="string">
            <text:p>["Depuratore","2","Lentiai","Villaghe","3000","BILICO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Baorche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Depuratore&quot;,&quot;2&quot;,&quot;Limana&quot;,&quot;Baorche&quot;,&quot;750&quot;,&quot;3 ASSI&quot;,&quot;&quot;,&quot;4200&quot;]," calcext:value-type="string">
            <text:p>["Depuratore","2","Limana","Baorche","75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Ces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Depuratore&quot;,&quot;2&quot;,&quot;Limana&quot;,&quot;Cesa&quot;,&quot;1000&quot;,&quot;3 ASSI&quot;,&quot;&quot;,&quot;4200&quot;]," calcext:value-type="string">
            <text:p>["Depuratore","2","Limana","Cesa","10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Sampoi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Depuratore&quot;,&quot;2&quot;,&quot;Limana&quot;,&quot;Sampoi&quot;,&quot;2000&quot;,&quot;3 ASSI&quot;,&quot;&quot;,&quot;4200&quot;]," calcext:value-type="string">
            <text:p>["Depuratore","2","Limana","Sampoi","20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inallongo Del Col Di Lana</text:p>
          </table:table-cell>
          <table:table-cell office:value-type="string" calcext:value-type="string">
            <text:p>Loc. Renaz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Depuratore&quot;,&quot;2&quot;,&quot;Livinallongo Del Col Di Lana&quot;,&quot;Loc. Renaz&quot;,&quot;2000&quot;,&quot;3 ASSI&quot;,&quot;&quot;,&quot;4200&quot;]," calcext:value-type="string">
            <text:p>["Depuratore","2","Livinallongo Del Col Di Lana","Loc. Renaz","20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Pagognane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Depuratore&quot;,&quot;2&quot;,&quot;Mel&quot;,&quot;Pagognane&quot;,&quot;2600&quot;,&quot;3 ASSI&quot;,&quot;&quot;,&quot;4200&quot;]," calcext:value-type="string">
            <text:p>["Depuratore","2","Mel","Pagognane","26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Villa di Villa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Depuratore&quot;,&quot;2&quot;,&quot;Mel&quot;,&quot;Villa di Villa&quot;,&quot;1100&quot;,&quot;3 ASSI&quot;,&quot;&quot;,&quot;4200&quot;]," calcext:value-type="string">
            <text:p>["Depuratore","2","Mel","Villa di Villa","11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avena</text:p>
          </table:table-cell>
          <table:table-cell office:value-type="string" calcext:value-type="string">
            <text:p>Teven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Depuratore&quot;,&quot;2&quot;,&quot;Pedavena&quot;,&quot;Teven&quot;,&quot;650&quot;,&quot;3 ASSI&quot;,&quot;&quot;,&quot;4200&quot;]," calcext:value-type="string">
            <text:p>["Depuratore","2","Pedavena","Teven","65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davena</text:p>
          </table:table-cell>
          <table:table-cell office:value-type="string" calcext:value-type="string">
            <text:p>Travagol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Depuratore&quot;,&quot;2&quot;,&quot;Pedavena&quot;,&quot;Travagola&quot;,&quot;250&quot;,&quot;3 ASSI&quot;,&quot;&quot;,&quot;4200&quot;]," calcext:value-type="string">
            <text:p>["Depuratore","2","Pedavena","Travagola","25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Giustina</text:p>
          </table:table-cell>
          <table:table-cell office:value-type="string" calcext:value-type="string">
            <text:p>Formegan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Depuratore&quot;,&quot;2&quot;,&quot;S. Giustina&quot;,&quot;Formegan&quot;,&quot;5000&quot;,&quot;4 ASSI&quot;,&quot;&quot;,&quot;4200&quot;]," calcext:value-type="string">
            <text:p>["Depuratore","2","S. Giustina","Formegan","5000","4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Giustina</text:p>
          </table:table-cell>
          <table:table-cell office:value-type="string" calcext:value-type="string">
            <text:p>Meano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Depuratore&quot;,&quot;2&quot;,&quot;S. Giustina&quot;,&quot;Meano&quot;,&quot;1500&quot;,&quot;3 ASSI&quot;,&quot;&quot;,&quot;4200&quot;]," calcext:value-type="string">
            <text:p>["Depuratore","2","S. Giustina","Meano","1500","3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co</text:p>
          </table:table-cell>
          <table:table-cell office:value-type="string" calcext:value-type="string">
            <text:p>Mastellà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Depuratore&quot;,&quot;2&quot;,&quot;Sedico&quot;,&quot;Mastellà&quot;,&quot;2000&quot;,&quot;4 ASSI&quot;,&quot;&quot;,&quot;4200&quot;]," calcext:value-type="string">
            <text:p>["Depuratore","2","Sedico","Mastellà","2000","4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co</text:p>
          </table:table-cell>
          <table:table-cell office:value-type="string" calcext:value-type="string">
            <text:p>Meli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4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Depuratore&quot;,&quot;2&quot;,&quot;Sedico&quot;,&quot;Meli&quot;,&quot;1200&quot;,&quot;4 ASSI&quot;,&quot;&quot;,&quot;4200&quot;]," calcext:value-type="string">
            <text:p>["Depuratore","2","Sedico","Meli","1200","4 ASSI","","4200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co</text:p>
          </table:table-cell>
          <table:table-cell office:value-type="string" calcext:value-type="string">
            <text:p>Oselete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3 ASSI</text:p>
          </table:table-cell>
          <table:table-cell/>
          <table:table-cell office:value-type="float" office:value="4200" calcext:value-type="float">
            <text:p>4200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Depuratore&quot;,&quot;2&quot;,&quot;Sedico&quot;,&quot;Oselete&quot;,&quot;6000&quot;,&quot;3 ASSI&quot;,&quot;&quot;,&quot;4200&quot;]," calcext:value-type="string">
            <text:p>["Depuratore","2","Sedico","Oselete","6000","3 ASSI","","4200"],</text:p>
          </table:table-cell>
        </table:table-row>
      </table:table>
      <table:table table:name="Foglio7" table:style-name="ta1">
        <table:table-column table:style-name="co1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chiana</text:p>
          </table:table-cell>
          <table:table-cell office:value-type="string" calcext:value-type="string">
            <text:p>Pialdier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2 ASSI</text:p>
          </table:table-cell>
          <table:table-cell table:style-name="Default" table:number-columns-repeated="2"/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Depuratore&quot;,&quot;2&quot;,&quot;Trichiana&quot;,&quot;Pialdier&quot;,&quot;1500&quot;,&quot;2 ASSI&quot;,&quot;&quot;,&quot;&quot;]," calcext:value-type="string">
            <text:p>["Depuratore","2","Trichiana","Pialdier","1500","2 ASSI","","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chiana</text:p>
          </table:table-cell>
          <table:table-cell office:value-type="string" calcext:value-type="string">
            <text:p>S.Antonio di Tortal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 ASSI</text:p>
          </table:table-cell>
          <table:table-cell table:style-name="Default" table:number-columns-repeated="2"/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Depuratore&quot;,&quot;2&quot;,&quot;Trichiana&quot;,&quot;S.Antonio di Tortal&quot;,&quot;350&quot;,&quot;3 ASSI&quot;,&quot;&quot;,&quot;&quot;]," calcext:value-type="string">
            <text:p>["Depuratore","2","Trichiana","S.Antonio di Tortal","350","3 ASSI","","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ichiana</text:p>
          </table:table-cell>
          <table:table-cell office:value-type="string" calcext:value-type="string">
            <text:p>San Felice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3 ASSI</text:p>
          </table:table-cell>
          <table:table-cell table:style-name="Default" table:number-columns-repeated="2"/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Depuratore&quot;,&quot;2&quot;,&quot;Trichiana&quot;,&quot;San Felice&quot;,&quot;1300&quot;,&quot;3 ASSI&quot;,&quot;&quot;,&quot;&quot;]," calcext:value-type="string">
            <text:p>["Depuratore","2","Trichiana","San Felice","1300","3 ASSI","","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le Agordina</text:p>
          </table:table-cell>
          <table:table-cell office:value-type="string" calcext:value-type="string">
            <text:p>Loc. Le Campe</text:p>
          </table:table-cell>
          <table:table-cell office:value-type="float" office:value="6500" calcext:value-type="float">
            <text:p>6500</text:p>
          </table:table-cell>
          <table:table-cell office:value-type="string" calcext:value-type="string">
            <text:p>BILICO</text:p>
          </table:table-cell>
          <table:table-cell table:style-name="Default" table:number-columns-repeated="2"/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Depuratore&quot;,&quot;2&quot;,&quot;Valle Agordina&quot;,&quot;Loc. Le Campe&quot;,&quot;6500&quot;,&quot;BILICO&quot;,&quot;&quot;,&quot;&quot;]," calcext:value-type="string">
            <text:p>["Depuratore","2","Valle Agordina","Loc. Le Campe","6500","BILICO","",""],</text:p>
          </table:table-cell>
        </table:table-row>
        <table:table-row table:style-name="ro1">
          <table:table-cell office:value-type="string" calcext:value-type="string">
            <text:p>Depurato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cade</text:p>
          </table:table-cell>
          <table:table-cell office:value-type="string" calcext:value-type="string">
            <text:p>I Pass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Depuratore&quot;,&quot;2&quot;,&quot;Falcade&quot;,&quot;I Pass&quot;,&quot;9000&quot;,&quot;-&quot;,&quot;&quot;,&quot;&quot;]," calcext:value-type="string">
            <text:p>["Depuratore","2","Falcade","I Pass","9000","-","","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gordo</text:p>
          </table:table-cell>
          <table:table-cell office:value-type="string" calcext:value-type="string">
            <text:p>Col de Mies</text:p>
          </table:table-cell>
          <table:table-cell office:value-type="float" office:value="1473" calcext:value-type="float">
            <text:p>1473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2&quot;,&quot;Agordo&quot;,&quot;Col de Mies&quot;,&quot;1473&quot;,&quot;3 ASSI&quot;,&quot;2&quot;,&quot;44&quot;]," calcext:value-type="string">
            <text:p>["Imhoff","2","Agordo","Col de Mies","1473","3 ASSI","2","4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Costa de Madron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2&quot;,&quot;Alleghe&quot;,&quot;Costa de Madron&quot;,&quot;45&quot;,&quot;3 ASSI&quot;,&quot;1&quot;,&quot;2&quot;]," calcext:value-type="string">
            <text:p>["Imhoff","2","Alleghe","Costa de Madron","45","3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I Tuffi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2&quot;,&quot;Alleghe&quot;,&quot;I Tuffi&quot;,&quot;94&quot;,&quot;3 ASSI&quot;,&quot;2&quot;,&quot;6&quot;]," calcext:value-type="string">
            <text:p>["Imhoff","2","Alleghe","I Tuffi","94","3 ASSI","2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Sac di Caprile -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2&quot;,&quot;Alleghe&quot;,&quot;Sac di Caprile -&quot;,&quot;160&quot;,&quot;3 ASSI&quot;,&quot;2&quot;,&quot;2&quot;]," calcext:value-type="string">
            <text:p>["Imhoff","2","Alleghe","Sac di Caprile -","160","3 ASSI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Sasach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2&quot;,&quot;Alleghe&quot;,&quot;Sasach&quot;,&quot;360&quot;,&quot;3 ASSI&quot;,&quot;2&quot;,&quot;20&quot;]," calcext:value-type="string">
            <text:p>["Imhoff","2","Alleghe","Sasach","36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Sala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2&quot;,&quot;Alleghe&quot;,&quot;Sala&quot;,&quot;216&quot;,&quot;TRATTORE AGRICOLO&quot;,&quot;2&quot;,&quot;20&quot;]," calcext:value-type="string">
            <text:p>["Imhoff","2","Alleghe","Sala","216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Sot Crepaz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2&quot;,&quot;Alleghe&quot;,&quot;Sot Crepaz&quot;,&quot;47&quot;,&quot;3 ASSI&quot;,&quot;2&quot;,&quot;4&quot;]," calcext:value-type="string">
            <text:p>["Imhoff","2","Alleghe","Sot Crepaz","47","3 ASSI","2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ghe</text:p>
          </table:table-cell>
          <table:table-cell office:value-type="string" calcext:value-type="string">
            <text:p>To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 ASS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2&quot;,&quot;Alleghe&quot;,&quot;Tos&quot;,&quot;40&quot;,&quot;2 ASSI&quot;,&quot;2&quot;,&quot;2&quot;]," calcext:value-type="string">
            <text:p>["Imhoff","2","Alleghe","Tos","40","2 ASSI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siè</text:p>
          </table:table-cell>
          <table:table-cell office:value-type="string" calcext:value-type="string">
            <text:p>S. Vito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Imhoff&quot;,&quot;2&quot;,&quot;Arsiè&quot;,&quot;S. Vito&quot;,&quot;220&quot;,&quot;TRATTORE AGRICOLO&quot;,&quot;2&quot;,&quot;16&quot;]," calcext:value-type="string">
            <text:p>["Imhoff","2","Arsiè","S. Vito","22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Al Forn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Imhoff&quot;,&quot;2&quot;,&quot;Canale d'Agordo&quot;,&quot;Al Forn&quot;,&quot;270&quot;,&quot;3 ASSI&quot;,&quot;2&quot;,&quot;8&quot;]," calcext:value-type="string">
            <text:p>["Imhoff","2","Canale d'Agordo","Al Forn","270","3 ASSI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Fregon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2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Imhoff&quot;,&quot;2&quot;,&quot;Canale d'Agordo&quot;,&quot;Fregona&quot;,&quot;260&quot;,&quot;2 ASSI&quot;,&quot;1&quot;,&quot;4&quot;]," calcext:value-type="string">
            <text:p>["Imhoff","2","Canale d'Agordo","Fregona","260","2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Gar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Imhoff&quot;,&quot;2&quot;,&quot;Canale d'Agordo&quot;,&quot;Gares&quot;,&quot;250&quot;,&quot;3 ASSI&quot;,&quot;2&quot;,&quot;16&quot;]," calcext:value-type="string">
            <text:p>["Imhoff","2","Canale d'Agordo","Gares","25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La Mora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Imhoff&quot;,&quot;2&quot;,&quot;Canale d'Agordo&quot;,&quot;La Mora&quot;,&quot;800&quot;,&quot;3 ASSI&quot;,&quot;2&quot;,&quot;20&quot;]," calcext:value-type="string">
            <text:p>["Imhoff","2","Canale d'Agordo","La Mora","80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le d'Agordo</text:p>
          </table:table-cell>
          <table:table-cell office:value-type="string" calcext:value-type="string">
            <text:p>Tegos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Imhoff&quot;,&quot;2&quot;,&quot;Canale d'Agordo&quot;,&quot;Tegosa&quot;,&quot;400&quot;,&quot;3 ASSI&quot;,&quot;1&quot;,&quot;5&quot;]," calcext:value-type="string">
            <text:p>["Imhoff","2","Canale d'Agordo","Tegosa","400","3 ASSI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Anzaven 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Imhoff&quot;,&quot;2&quot;,&quot;Cesiomaggiore&quot;,&quot;Anzaven 1&quot;,&quot;400&quot;,&quot;3 ASSI&quot;,&quot;2&quot;,&quot;16&quot;]," calcext:value-type="string">
            <text:p>["Imhoff","2","Cesiomaggiore","Anzaven 1","40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Anzaven 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Imhoff&quot;,&quot;2&quot;,&quot;Cesiomaggiore&quot;,&quot;Anzaven 2&quot;,&quot;150&quot;,&quot;3 ASSI&quot;,&quot;2&quot;,&quot;10&quot;]," calcext:value-type="string">
            <text:p>["Imhoff","2","Cesiomaggiore","Anzaven 2","15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esiomaggiore</text:p>
          </table:table-cell>
          <table:table-cell office:value-type="string" calcext:value-type="string">
            <text:p>Busch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Imhoff&quot;,&quot;2&quot;,&quot;Cesiomaggiore&quot;,&quot;Busche&quot;,&quot;400&quot;,&quot;3 ASSI&quot;,&quot;2&quot;,&quot;20&quot;]," calcext:value-type="string">
            <text:p>["Imhoff","2","Cesiomaggiore","Busche","40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Bonat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TTORE AGRICOL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Imhoff&quot;,&quot;2&quot;,&quot;Colle Santa Lucia&quot;,&quot;Bonata&quot;,&quot;40&quot;,&quot;TRATTORE AGRICOLO&quot;,&quot;1&quot;,&quot;1&quot;]," calcext:value-type="string">
            <text:p>["Imhoff","2","Colle Santa Lucia","Bonata","40","TRATTORE AGRICOLO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Canazei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Imhoff&quot;,&quot;2&quot;,&quot;Colle Santa Lucia&quot;,&quot;Canazei&quot;,&quot;44&quot;,&quot;3 ASSI&quot;,&quot;2&quot;,&quot;2&quot;]," calcext:value-type="string">
            <text:p>["Imhoff","2","Colle Santa Lucia","Canazei","44","3 ASSI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Codalong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Imhoff&quot;,&quot;2&quot;,&quot;Colle Santa Lucia&quot;,&quot;Codalonga&quot;,&quot;30&quot;,&quot;2 ASSI&quot;,&quot;2&quot;,&quot;4&quot;]," calcext:value-type="string">
            <text:p>["Imhoff","2","Colle Santa Lucia","Codalonga","30","2 ASSI","2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Fossal / Col Toron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Imhoff&quot;,&quot;2&quot;,&quot;Colle Santa Lucia&quot;,&quot;Fossal / Col Toront&quot;,&quot;40&quot;,&quot;TRATTORE AGRICOLO&quot;,&quot;2&quot;,&quot;4&quot;]," calcext:value-type="string">
            <text:p>["Imhoff","2","Colle Santa Lucia","Fossal / Col Toront","40","TRATTORE AGRICOLO","2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Pezzei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Imhoff&quot;,&quot;2&quot;,&quot;Colle Santa Lucia&quot;,&quot;Pezzei&quot;,&quot;160&quot;,&quot;TRATTORE AGRICOLO&quot;,&quot;2&quot;,&quot;16&quot;]," calcext:value-type="string">
            <text:p>["Imhoff","2","Colle Santa Lucia","Pezzei","16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Pian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Imhoff&quot;,&quot;2&quot;,&quot;Colle Santa Lucia&quot;,&quot;Pian&quot;,&quot;360&quot;,&quot;3 ASSI&quot;,&quot;2&quot;,&quot;16&quot;]," calcext:value-type="string">
            <text:p>["Imhoff","2","Colle Santa Lucia","Pian","36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Posalz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Imhoff&quot;,&quot;2&quot;,&quot;Colle Santa Lucia&quot;,&quot;Posalz&quot;,&quot;79&quot;,&quot;3 ASSI&quot;,&quot;2&quot;,&quot;2&quot;]," calcext:value-type="string">
            <text:p>["Imhoff","2","Colle Santa Lucia","Posalz","79","3 ASSI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Rucavà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TRATTORE AGRICOLO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Imhoff&quot;,&quot;2&quot;,&quot;Colle Santa Lucia&quot;,&quot;Rucavà&quot;,&quot;78&quot;,&quot;TRATTORE AGRICOLO&quot;,&quot;2&quot;,&quot;2&quot;]," calcext:value-type="string">
            <text:p>["Imhoff","2","Colle Santa Lucia","Rucavà","78","TRATTORE AGRICOLO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le Santa Lucia</text:p>
          </table:table-cell>
          <table:table-cell office:value-type="string" calcext:value-type="string">
            <text:p>Villagrande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Imhoff&quot;,&quot;2&quot;,&quot;Colle Santa Lucia&quot;,&quot;Villagrande&quot;,&quot;690&quot;,&quot;3 ASSI&quot;,&quot;2&quot;,&quot;20&quot;]," calcext:value-type="string">
            <text:p>["Imhoff","2","Colle Santa Lucia","Villagrande","69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tre</text:p>
          </table:table-cell>
          <table:table-cell office:value-type="string" calcext:value-type="string">
            <text:p>Arson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Imhoff&quot;,&quot;2&quot;,&quot;Feltre&quot;,&quot;Arson&quot;,&quot;190&quot;,&quot;TRATTORE AGRICOLO&quot;,&quot;2&quot;,&quot;16&quot;]," calcext:value-type="string">
            <text:p>["Imhoff","2","Feltre","Arson","19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ltre</text:p>
          </table:table-cell>
          <table:table-cell office:value-type="string" calcext:value-type="string">
            <text:p>Lasen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Imhoff&quot;,&quot;2&quot;,&quot;Feltre&quot;,&quot;Lasen&quot;,&quot;400&quot;,&quot;TRATTORE AGRICOLO&quot;,&quot;2&quot;,&quot;20&quot;]," calcext:value-type="string">
            <text:p>["Imhoff","2","Feltre","Lasen","40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aldo</text:p>
          </table:table-cell>
          <table:table-cell office:value-type="string" calcext:value-type="string">
            <text:p>Don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Imhoff&quot;,&quot;2&quot;,&quot;Gosaldo&quot;,&quot;Don&quot;,&quot;500&quot;,&quot;3 ASSI&quot;,&quot;1&quot;,&quot;2&quot;]," calcext:value-type="string">
            <text:p>["Imhoff","2","Gosaldo","Don","500","3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aldo</text:p>
          </table:table-cell>
          <table:table-cell office:value-type="string" calcext:value-type="string">
            <text:p>Forcella Aurine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2&quot;,&quot;Gosaldo&quot;,&quot;Forcella Aurine&quot;,&quot;450&quot;,&quot;TRATTORE AGRICOLO&quot;,&quot;1&quot;,&quot;3&quot;]," calcext:value-type="string">
            <text:p>["Imhoff","2","Gosaldo","Forcella Aurine","450","TRATTORE AGRICOLO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aldo</text:p>
          </table:table-cell>
          <table:table-cell office:value-type="string" calcext:value-type="string">
            <text:p>Re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36]&amp;&quot;&quot;&quot;,&quot;&quot;&quot;&amp;[.B36]&amp;&quot;&quot;&quot;,&quot;&quot;&quot;&amp;[.C36]&amp;&quot;&quot;&quot;,&quot;&quot;&quot;&amp;[.D36]&amp;&quot;&quot;&quot;,&quot;&quot;&quot;&amp;[.E36]&amp;&quot;&quot;&quot;,&quot;&quot;&quot;&amp;[.F36]&amp;&quot;&quot;&quot;,&quot;&quot;&quot;&amp;[.G36]&amp;&quot;&quot;&quot;,&quot;&quot;&quot;&amp;[.H36]&amp;&quot;&quot;&quot;],&quot;" office:value-type="string" office:string-value="[&quot;Imhoff&quot;,&quot;2&quot;,&quot;Gosaldo&quot;,&quot;Ren&quot;,&quot;100&quot;,&quot;N.A.&quot;,&quot;0&quot;,&quot;0&quot;]," calcext:value-type="string">
            <text:p>["Imhoff","2","Gosaldo","Ren","10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aldo</text:p>
          </table:table-cell>
          <table:table-cell office:value-type="string" calcext:value-type="string">
            <text:p>Sarasin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37]&amp;&quot;&quot;&quot;,&quot;&quot;&quot;&amp;[.B37]&amp;&quot;&quot;&quot;,&quot;&quot;&quot;&amp;[.C37]&amp;&quot;&quot;&quot;,&quot;&quot;&quot;&amp;[.D37]&amp;&quot;&quot;&quot;,&quot;&quot;&quot;&amp;[.E37]&amp;&quot;&quot;&quot;,&quot;&quot;&quot;&amp;[.F37]&amp;&quot;&quot;&quot;,&quot;&quot;&quot;&amp;[.G37]&amp;&quot;&quot;&quot;,&quot;&quot;&quot;&amp;[.H37]&amp;&quot;&quot;&quot;],&quot;" office:value-type="string" office:string-value="[&quot;Imhoff&quot;,&quot;2&quot;,&quot;Gosaldo&quot;,&quot;Sarasin&quot;,&quot;370&quot;,&quot;N.A.&quot;,&quot;0&quot;,&quot;0&quot;]," calcext:value-type="string">
            <text:p>["Imhoff","2","Gosaldo","Sarasin","37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osaldo</text:p>
          </table:table-cell>
          <table:table-cell office:value-type="string" calcext:value-type="string">
            <text:p>Tiser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38]&amp;&quot;&quot;&quot;,&quot;&quot;&quot;&amp;[.B38]&amp;&quot;&quot;&quot;,&quot;&quot;&quot;&amp;[.C38]&amp;&quot;&quot;&quot;,&quot;&quot;&quot;&amp;[.D38]&amp;&quot;&quot;&quot;,&quot;&quot;&quot;&amp;[.E38]&amp;&quot;&quot;&quot;,&quot;&quot;&quot;&amp;[.F38]&amp;&quot;&quot;&quot;,&quot;&quot;&quot;&amp;[.G38]&amp;&quot;&quot;&quot;,&quot;&quot;&quot;&amp;[.H38]&amp;&quot;&quot;&quot;],&quot;" office:value-type="string" office:string-value="[&quot;Imhoff&quot;,&quot;2&quot;,&quot;Gosaldo&quot;,&quot;Tiser&quot;,&quot;300&quot;,&quot;N.A.&quot;,&quot;0&quot;,&quot;0&quot;]," calcext:value-type="string">
            <text:p>["Imhoff","2","Gosaldo","Tiser","30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Ari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39]&amp;&quot;&quot;&quot;,&quot;&quot;&quot;&amp;[.B39]&amp;&quot;&quot;&quot;,&quot;&quot;&quot;&amp;[.C39]&amp;&quot;&quot;&quot;,&quot;&quot;&quot;&amp;[.D39]&amp;&quot;&quot;&quot;,&quot;&quot;&quot;&amp;[.E39]&amp;&quot;&quot;&quot;,&quot;&quot;&quot;&amp;[.F39]&amp;&quot;&quot;&quot;,&quot;&quot;&quot;&amp;[.G39]&amp;&quot;&quot;&quot;,&quot;&quot;&quot;&amp;[.H39]&amp;&quot;&quot;&quot;],&quot;" office:value-type="string" office:string-value="[&quot;Imhoff&quot;,&quot;2&quot;,&quot;Lamon&quot;,&quot;Arina&quot;,&quot;100&quot;,&quot;2 ASSI&quot;,&quot;1&quot;,&quot;3&quot;]," calcext:value-type="string">
            <text:p>["Imhoff","2","Lamon","Arina","100","2 ASSI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Pezzè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40]&amp;&quot;&quot;&quot;,&quot;&quot;&quot;&amp;[.B40]&amp;&quot;&quot;&quot;,&quot;&quot;&quot;&amp;[.C40]&amp;&quot;&quot;&quot;,&quot;&quot;&quot;&amp;[.D40]&amp;&quot;&quot;&quot;,&quot;&quot;&quot;&amp;[.E40]&amp;&quot;&quot;&quot;,&quot;&quot;&quot;&amp;[.F40]&amp;&quot;&quot;&quot;,&quot;&quot;&quot;&amp;[.G40]&amp;&quot;&quot;&quot;,&quot;&quot;&quot;&amp;[.H40]&amp;&quot;&quot;&quot;],&quot;" office:value-type="string" office:string-value="[&quot;Imhoff&quot;,&quot;2&quot;,&quot;Lamon&quot;,&quot;Pezzè&quot;,&quot;100&quot;,&quot;TRATTORE AGRICOLO&quot;,&quot;2&quot;,&quot;3&quot;]," calcext:value-type="string">
            <text:p>["Imhoff","2","Lamon","Pezzè","100","TRATTORE AGRICOLO","2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Pian del Vescovo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41]&amp;&quot;&quot;&quot;,&quot;&quot;&quot;&amp;[.B41]&amp;&quot;&quot;&quot;,&quot;&quot;&quot;&amp;[.C41]&amp;&quot;&quot;&quot;,&quot;&quot;&quot;&amp;[.D41]&amp;&quot;&quot;&quot;,&quot;&quot;&quot;&amp;[.E41]&amp;&quot;&quot;&quot;,&quot;&quot;&quot;&amp;[.F41]&amp;&quot;&quot;&quot;,&quot;&quot;&quot;&amp;[.G41]&amp;&quot;&quot;&quot;,&quot;&quot;&quot;&amp;[.H41]&amp;&quot;&quot;&quot;],&quot;" office:value-type="string" office:string-value="[&quot;Imhoff&quot;,&quot;2&quot;,&quot;Lamon&quot;,&quot;Pian del Vescovo&quot;,&quot;137&quot;,&quot;TRATTORE AGRICOLO&quot;,&quot;2&quot;,&quot;10&quot;]," calcext:value-type="string">
            <text:p>["Imhoff","2","Lamon","Pian del Vescovo","137","TRATTORE AGRICOL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Ren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 ASS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42]&amp;&quot;&quot;&quot;,&quot;&quot;&quot;&amp;[.B42]&amp;&quot;&quot;&quot;,&quot;&quot;&quot;&amp;[.C42]&amp;&quot;&quot;&quot;,&quot;&quot;&quot;&amp;[.D42]&amp;&quot;&quot;&quot;,&quot;&quot;&quot;&amp;[.E42]&amp;&quot;&quot;&quot;,&quot;&quot;&quot;&amp;[.F42]&amp;&quot;&quot;&quot;,&quot;&quot;&quot;&amp;[.G42]&amp;&quot;&quot;&quot;,&quot;&quot;&quot;&amp;[.H42]&amp;&quot;&quot;&quot;],&quot;" office:value-type="string" office:string-value="[&quot;Imhoff&quot;,&quot;2&quot;,&quot;Lamon&quot;,&quot;Ren&quot;,&quot;213&quot;,&quot;2 ASSI&quot;,&quot;1&quot;,&quot;12&quot;]," calcext:value-type="string">
            <text:p>["Imhoff","2","Lamon","Ren","213","2 ASSI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mon</text:p>
          </table:table-cell>
          <table:table-cell office:value-type="string" calcext:value-type="string">
            <text:p>Via Marmolada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43]&amp;&quot;&quot;&quot;,&quot;&quot;&quot;&amp;[.B43]&amp;&quot;&quot;&quot;,&quot;&quot;&quot;&amp;[.C43]&amp;&quot;&quot;&quot;,&quot;&quot;&quot;&amp;[.D43]&amp;&quot;&quot;&quot;,&quot;&quot;&quot;&amp;[.E43]&amp;&quot;&quot;&quot;,&quot;&quot;&quot;&amp;[.F43]&amp;&quot;&quot;&quot;,&quot;&quot;&quot;&amp;[.G43]&amp;&quot;&quot;&quot;,&quot;&quot;&quot;&amp;[.H43]&amp;&quot;&quot;&quot;],&quot;" office:value-type="string" office:string-value="[&quot;Imhoff&quot;,&quot;2&quot;,&quot;Lamon&quot;,&quot;Via Marmolada&quot;,&quot;62&quot;,&quot;TRATTORE AGRICOLO&quot;,&quot;1&quot;,&quot;3&quot;]," calcext:value-type="string">
            <text:p>["Imhoff","2","Lamon","Via Marmolada","62","TRATTORE AGRICOLO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tiai</text:p>
          </table:table-cell>
          <table:table-cell office:value-type="string" calcext:value-type="string">
            <text:p>Canai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44]&amp;&quot;&quot;&quot;,&quot;&quot;&quot;&amp;[.B44]&amp;&quot;&quot;&quot;,&quot;&quot;&quot;&amp;[.C44]&amp;&quot;&quot;&quot;,&quot;&quot;&quot;&amp;[.D44]&amp;&quot;&quot;&quot;,&quot;&quot;&quot;&amp;[.E44]&amp;&quot;&quot;&quot;,&quot;&quot;&quot;&amp;[.F44]&amp;&quot;&quot;&quot;,&quot;&quot;&quot;&amp;[.G44]&amp;&quot;&quot;&quot;,&quot;&quot;&quot;&amp;[.H44]&amp;&quot;&quot;&quot;],&quot;" office:value-type="string" office:string-value="[&quot;Imhoff&quot;,&quot;2&quot;,&quot;Lentiai&quot;,&quot;Canai&quot;,&quot;60&quot;,&quot;3 ASSI&quot;,&quot;2&quot;,&quot;4&quot;]," calcext:value-type="string">
            <text:p>["Imhoff","2","Lentiai","Canai","60","3 ASSI","2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tiai</text:p>
          </table:table-cell>
          <table:table-cell office:value-type="string" calcext:value-type="string">
            <text:p>Colderù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45]&amp;&quot;&quot;&quot;,&quot;&quot;&quot;&amp;[.B45]&amp;&quot;&quot;&quot;,&quot;&quot;&quot;&amp;[.C45]&amp;&quot;&quot;&quot;,&quot;&quot;&quot;&amp;[.D45]&amp;&quot;&quot;&quot;,&quot;&quot;&quot;&amp;[.E45]&amp;&quot;&quot;&quot;,&quot;&quot;&quot;&amp;[.F45]&amp;&quot;&quot;&quot;,&quot;&quot;&quot;&amp;[.G45]&amp;&quot;&quot;&quot;,&quot;&quot;&quot;&amp;[.H45]&amp;&quot;&quot;&quot;],&quot;" office:value-type="string" office:string-value="[&quot;Imhoff&quot;,&quot;2&quot;,&quot;Lentiai&quot;,&quot;Colderù&quot;,&quot;150&quot;,&quot;TRATTORE AGRICOLO&quot;,&quot;2&quot;,&quot;6&quot;]," calcext:value-type="string">
            <text:p>["Imhoff","2","Lentiai","Colderù","150","TRATTORE AGRICOLO","2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tiai</text:p>
          </table:table-cell>
          <table:table-cell office:value-type="string" calcext:value-type="string">
            <text:p>Stabi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46]&amp;&quot;&quot;&quot;,&quot;&quot;&quot;&amp;[.B46]&amp;&quot;&quot;&quot;,&quot;&quot;&quot;&amp;[.C46]&amp;&quot;&quot;&quot;,&quot;&quot;&quot;&amp;[.D46]&amp;&quot;&quot;&quot;,&quot;&quot;&quot;&amp;[.E46]&amp;&quot;&quot;&quot;,&quot;&quot;&quot;&amp;[.F46]&amp;&quot;&quot;&quot;,&quot;&quot;&quot;&amp;[.G46]&amp;&quot;&quot;&quot;,&quot;&quot;&quot;&amp;[.H46]&amp;&quot;&quot;&quot;],&quot;" office:value-type="string" office:string-value="[&quot;Imhoff&quot;,&quot;2&quot;,&quot;Lentiai&quot;,&quot;Stabie&quot;,&quot;180&quot;,&quot;3 ASSI&quot;,&quot;2&quot;,&quot;12&quot;]," calcext:value-type="string">
            <text:p>["Imhoff","2","Lentiai","Stabie","180","3 ASSI","2","12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ntiai</text:p>
          </table:table-cell>
          <table:table-cell office:value-type="string" calcext:value-type="string">
            <text:p>Marziai</text:p>
          </table:table-cell>
          <table:table-cell table:style-name="Default"/>
          <table:table-cell office:value-type="string" calcext:value-type="string">
            <text:p>BILICO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47]&amp;&quot;&quot;&quot;,&quot;&quot;&quot;&amp;[.B47]&amp;&quot;&quot;&quot;,&quot;&quot;&quot;&amp;[.C47]&amp;&quot;&quot;&quot;,&quot;&quot;&quot;&amp;[.D47]&amp;&quot;&quot;&quot;,&quot;&quot;&quot;&amp;[.E47]&amp;&quot;&quot;&quot;,&quot;&quot;&quot;&amp;[.F47]&amp;&quot;&quot;&quot;,&quot;&quot;&quot;&amp;[.G47]&amp;&quot;&quot;&quot;,&quot;&quot;&quot;&amp;[.H47]&amp;&quot;&quot;&quot;],&quot;" office:value-type="string" office:string-value="[&quot;Decantazione&quot;,&quot;2&quot;,&quot;Lentiai&quot;,&quot;Marziai&quot;,&quot;&quot;,&quot;BILICO&quot;,&quot;&quot;,&quot;0&quot;]," calcext:value-type="string">
            <text:p>["Decantazione","2","Lentiai","Marziai","","BILICO","","0"],</text:p>
          </table:table-cell>
        </table:table-row>
      </table:table>
      <table:table table:name="Foglio8" table:style-name="ta1">
        <table:table-column table:style-name="co1" table:default-cell-style-name="ce1"/>
        <table:table-column table:style-name="co18" table:default-cell-style-name="ce1"/>
        <table:table-column table:style-name="co19" table:default-cell-style-name="Default"/>
        <table:table-column table:style-name="co20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Canè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2&quot;,&quot;Limana&quot;,&quot;Canè&quot;,&quot;430&quot;,&quot;TRATTORE AGRICOLO&quot;,&quot;2&quot;,&quot;16&quot;]," calcext:value-type="string">
            <text:p>["Imhoff","2","Limana","Canè","43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Pieve di Limana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2&quot;,&quot;Limana&quot;,&quot;Pieve di Limana&quot;,&quot;140&quot;,&quot;4 ASSI&quot;,&quot;2&quot;,&quot;10&quot;]," calcext:value-type="string">
            <text:p>["Imhoff","2","Limana","Pieve di Limana","140","4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Polent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2&quot;,&quot;Limana&quot;,&quot;Polentes&quot;,&quot;250&quot;,&quot;2 ASSI&quot;,&quot;2&quot;,&quot;10&quot;]," calcext:value-type="string">
            <text:p>["Imhoff","2","Limana","Polentes","250","2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mana</text:p>
          </table:table-cell>
          <table:table-cell office:value-type="string" calcext:value-type="string">
            <text:p>Valmorel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4 ASSI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Imhoff&quot;,&quot;2&quot;,&quot;Limana&quot;,&quot;Valmorel&quot;,&quot;130&quot;,&quot;4 ASSI&quot;,&quot;2&quot;,&quot;6&quot;]," calcext:value-type="string">
            <text:p>["Imhoff","2","Limana","Valmorel","130","4 ASSI","2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vinallongo del Col di Lana</text:p>
          </table:table-cell>
          <table:table-cell office:value-type="string" calcext:value-type="string">
            <text:p>Salesei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Imhoff&quot;,&quot;2&quot;,&quot;Livinallongo del Col di Lana&quot;,&quot;Salesei&quot;,&quot;499&quot;,&quot;3 ASSI&quot;,&quot;2&quot;,&quot;40&quot;]," calcext:value-type="string">
            <text:p>["Imhoff","2","Livinallongo del Col di Lana","Salesei","499","3 ASSI","2","4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Bardie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2&quot;,&quot;Mel&quot;,&quot;Bardies&quot;,&quot;250&quot;,&quot;3 ASSI&quot;,&quot;2&quot;,&quot;16&quot;]," calcext:value-type="string">
            <text:p>["Imhoff","2","Mel","Bardies","25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Carve est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2&quot;,&quot;Mel&quot;,&quot;Carve est&quot;,&quot;150&quot;,&quot;3 ASSI&quot;,&quot;2&quot;,&quot;8&quot;]," calcext:value-type="string">
            <text:p>["Imhoff","2","Mel","Carve est","150","3 ASSI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Carve ovest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2&quot;,&quot;Mel&quot;,&quot;Carve ovest&quot;,&quot;250&quot;,&quot;3 ASSI&quot;,&quot;2&quot;,&quot;12&quot;]," calcext:value-type="string">
            <text:p>["Imhoff","2","Mel","Carve ovest","250","3 ASSI","2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Conzago 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2&quot;,&quot;Mel&quot;,&quot;Conzago 1&quot;,&quot;60&quot;,&quot;TRATTORE AGRICOLO&quot;,&quot;2&quot;,&quot;3&quot;]," calcext:value-type="string">
            <text:p>["Imhoff","2","Mel","Conzago 1","60","TRATTORE AGRICOLO","2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Conzago 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2&quot;,&quot;Mel&quot;,&quot;Conzago 2&quot;,&quot;150&quot;,&quot;3 ASSI&quot;,&quot;2&quot;,&quot;10&quot;]," calcext:value-type="string">
            <text:p>["Imhoff","2","Mel","Conzago 2","15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Corte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2&quot;,&quot;Mel&quot;,&quot;Corte&quot;,&quot;210&quot;,&quot;TRATTORE AGRICOLO&quot;,&quot;2&quot;,&quot;10&quot;]," calcext:value-type="string">
            <text:p>["Imhoff","2","Mel","Corte","210","TRATTORE AGRICOL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Farra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2&quot;,&quot;Mel&quot;,&quot;Farra&quot;,&quot;240&quot;,&quot;TRATTORE AGRICOLO&quot;,&quot;2&quot;,&quot;20&quot;]," calcext:value-type="string">
            <text:p>["Imhoff","2","Mel","Farra","24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Follo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2&quot;,&quot;Mel&quot;,&quot;Follo&quot;,&quot;240&quot;,&quot;3 ASSI&quot;,&quot;2&quot;,&quot;20&quot;]," calcext:value-type="string">
            <text:p>["Imhoff","2","Mel","Follo","24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Gus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Imhoff&quot;,&quot;2&quot;,&quot;Mel&quot;,&quot;Gus&quot;,&quot;250&quot;,&quot;TRATTORE AGRICOLO&quot;,&quot;2&quot;,&quot;8&quot;]," calcext:value-type="string">
            <text:p>["Imhoff","2","Mel","Gus","250","TRATTORE AGRICOLO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S. Pietro - Corla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Imhoff&quot;,&quot;2&quot;,&quot;Mel&quot;,&quot;S. Pietro - Corla&quot;,&quot;220&quot;,&quot;3 ASSI&quot;,&quot;2&quot;,&quot;16&quot;]," calcext:value-type="string">
            <text:p>["Imhoff","2","Mel","S. Pietro - Corla","22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S. Pietro - Fonta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Imhoff&quot;,&quot;2&quot;,&quot;Mel&quot;,&quot;S. Pietro - Fontana&quot;,&quot;170&quot;,&quot;2 ASSI&quot;,&quot;2&quot;,&quot;16&quot;]," calcext:value-type="string">
            <text:p>["Imhoff","2","Mel","S. Pietro - Fontana","170","2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S. Pietro - S. Candid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Imhoff&quot;,&quot;2&quot;,&quot;Mel&quot;,&quot;S. Pietro - S. Candido&quot;,&quot;80&quot;,&quot;3 ASSI&quot;,&quot;2&quot;,&quot;10&quot;]," calcext:value-type="string">
            <text:p>["Imhoff","2","Mel","S. Pietro - S. Candido","8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Treme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Imhoff&quot;,&quot;2&quot;,&quot;Mel&quot;,&quot;Tremea&quot;,&quot;250&quot;,&quot;TRATTORE AGRICOLO&quot;,&quot;2&quot;,&quot;16&quot;]," calcext:value-type="string">
            <text:p>["Imhoff","2","Mel","Tremea","250","TRATTORE AGRICOLO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Case In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Imhoff&quot;,&quot;2&quot;,&quot;Rivamonte Agordino&quot;,&quot;Case Ina&quot;,&quot;60&quot;,&quot;3 ASSI&quot;,&quot;1&quot;,&quot;5&quot;]," calcext:value-type="string">
            <text:p>["Imhoff","2","Rivamonte Agordino","Case Ina","60","3 ASSI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Caser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Imhoff&quot;,&quot;2&quot;,&quot;Rivamonte Agordino&quot;,&quot;Casera&quot;,&quot;60&quot;,&quot;3 ASSI&quot;,&quot;1&quot;,&quot;2&quot;]," calcext:value-type="string">
            <text:p>["Imhoff","2","Rivamonte Agordino","Casera","60","3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Le Loni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Imhoff&quot;,&quot;2&quot;,&quot;Rivamonte Agordino&quot;,&quot;Le Lonie&quot;,&quot;60&quot;,&quot;N.A.&quot;,&quot;0&quot;,&quot;0&quot;]," calcext:value-type="string">
            <text:p>["Imhoff","2","Rivamonte Agordino","Le Lonie","6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Le Miot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Imhoff&quot;,&quot;2&quot;,&quot;Rivamonte Agordino&quot;,&quot;Le Miotte&quot;,&quot;50&quot;,&quot;N.A.&quot;,&quot;0&quot;,&quot;0&quot;]," calcext:value-type="string">
            <text:p>["Imhoff","2","Rivamonte Agordino","Le Miotte","5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Le Ros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Imhoff&quot;,&quot;2&quot;,&quot;Rivamonte Agordino&quot;,&quot;Le Roste&quot;,&quot;40&quot;,&quot;3 ASSI&quot;,&quot;1&quot;,&quot;1&quot;]," calcext:value-type="string">
            <text:p>["Imhoff","2","Rivamonte Agordino","Le Roste","40","3 ASSI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Villagrand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Imhoff&quot;,&quot;2&quot;,&quot;Rivamonte Agordino&quot;,&quot;Villagrande&quot;,&quot;250&quot;,&quot;3 ASSI&quot;,&quot;1&quot;,&quot;10&quot;]," calcext:value-type="string">
            <text:p>["Imhoff","2","Rivamonte Agordino","Villagrande","250","3 ASSI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Virane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Imhoff&quot;,&quot;2&quot;,&quot;Rivamonte Agordino&quot;,&quot;Virane 1&quot;,&quot;40&quot;,&quot;3 ASSI&quot;,&quot;1&quot;,&quot;2&quot;]," calcext:value-type="string">
            <text:p>["Imhoff","2","Rivamonte Agordino","Virane 1","40","3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Virane 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Imhoff&quot;,&quot;2&quot;,&quot;Rivamonte Agordino&quot;,&quot;Virane 2&quot;,&quot;40&quot;,&quot;3 ASSI&quot;,&quot;1&quot;,&quot;2&quot;]," calcext:value-type="string">
            <text:p>["Imhoff","2","Rivamonte Agordino","Virane 2","40","3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Zenich 1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Imhoff&quot;,&quot;2&quot;,&quot;Rivamonte Agordino&quot;,&quot;Zenich 1&quot;,&quot;250&quot;,&quot;TRATTORE AGRICOLO&quot;,&quot;1&quot;,&quot;6&quot;]," calcext:value-type="string">
            <text:p>["Imhoff","2","Rivamonte Agordino","Zenich 1","250","TRATTORE AGRICOLO","1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ivamonte Agordino</text:p>
          </table:table-cell>
          <table:table-cell office:value-type="string" calcext:value-type="string">
            <text:p>Zenich 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Imhoff&quot;,&quot;2&quot;,&quot;Rivamonte Agordino&quot;,&quot;Zenich 2&quot;,&quot;50&quot;,&quot;TRATTORE AGRICOLO&quot;,&quot;1&quot;,&quot;2&quot;]," calcext:value-type="string">
            <text:p>["Imhoff","2","Rivamonte Agordino","Zenich 2","50","TRATTORE AGRICOLO","1","2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Capoluogo</text:p>
          </table:table-cell>
          <table:table-cell table:style-name="Default"/>
          <table:table-cell office:value-type="string" calcext:value-type="string">
            <text:p>3 ASSI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Decantazione&quot;,&quot;2&quot;,&quot;Rocca Pietore&quot;,&quot;Capoluogo&quot;,&quot;&quot;,&quot;3 ASSI&quot;,&quot;&quot;,&quot;0&quot;]," calcext:value-type="string">
            <text:p>["Decantazione","2","Rocca Pietore","Capoluogo","","3 ASSI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Caracoi Cima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Imhoff&quot;,&quot;2&quot;,&quot;Rocca Pietore&quot;,&quot;Caracoi Cimai&quot;,&quot;100&quot;,&quot;TRATTORE AGRICOLO&quot;,&quot;1&quot;,&quot;4&quot;]," calcext:value-type="string">
            <text:p>["Imhoff","2","Rocca Pietore","Caracoi Cimai","100","TRATTORE AGRICOLO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Col di Rocc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Imhoff&quot;,&quot;2&quot;,&quot;Rocca Pietore&quot;,&quot;Col di Rocca&quot;,&quot;600&quot;,&quot;3 ASSI&quot;,&quot;1&quot;,&quot;3&quot;]," calcext:value-type="string">
            <text:p>["Imhoff","2","Rocca Pietore","Col di Rocca","600","3 ASSI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Digonera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Imhoff&quot;,&quot;2&quot;,&quot;Rocca Pietore&quot;,&quot;Digonera&quot;,&quot;400&quot;,&quot;3 ASSI&quot;,&quot;1&quot;,&quot;10&quot;]," calcext:value-type="string">
            <text:p>["Imhoff","2","Rocca Pietore","Digonera","400","3 ASSI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Laste di Sotto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Imhoff&quot;,&quot;2&quot;,&quot;Rocca Pietore&quot;,&quot;Laste di Sotto&quot;,&quot;500&quot;,&quot;3 ASSI&quot;,&quot;2&quot;,&quot;20&quot;]," calcext:value-type="string">
            <text:p>["Imhoff","2","Rocca Pietore","Laste di Sotto","500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Malga Ciapel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BILICO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Imhoff&quot;,&quot;2&quot;,&quot;Rocca Pietore&quot;,&quot;Malga Ciapela&quot;,&quot;1000&quot;,&quot;BILICO&quot;,&quot;3&quot;,&quot;66&quot;]," calcext:value-type="string">
            <text:p>["Imhoff","2","Rocca Pietore","Malga Ciapela","1000","BILICO","3","6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Masarè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2&quot;,&quot;Rocca Pietore&quot;,&quot;Masarè&quot;,&quot;500&quot;,&quot;BILICO&quot;,&quot;2&quot;,&quot;20&quot;]," calcext:value-type="string">
            <text:p>["Imhoff","2","Rocca Pietore","Masarè","500","BILIC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Moè di Laste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36]&amp;&quot;&quot;&quot;,&quot;&quot;&quot;&amp;[.B36]&amp;&quot;&quot;&quot;,&quot;&quot;&quot;&amp;[.C36]&amp;&quot;&quot;&quot;,&quot;&quot;&quot;&amp;[.D36]&amp;&quot;&quot;&quot;,&quot;&quot;&quot;&amp;[.E36]&amp;&quot;&quot;&quot;,&quot;&quot;&quot;&amp;[.F36]&amp;&quot;&quot;&quot;,&quot;&quot;&quot;&amp;[.G36]&amp;&quot;&quot;&quot;,&quot;&quot;&quot;&amp;[.H36]&amp;&quot;&quot;&quot;],&quot;" office:value-type="string" office:string-value="[&quot;Imhoff&quot;,&quot;2&quot;,&quot;Rocca Pietore&quot;,&quot;Moè di Laste&quot;,&quot;92&quot;,&quot;N.A.&quot;,&quot;0&quot;,&quot;0&quot;]," calcext:value-type="string">
            <text:p>["Imhoff","2","Rocca Pietore","Moè di Laste","92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Pian di Sottoguda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BILIC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37]&amp;&quot;&quot;&quot;,&quot;&quot;&quot;&amp;[.B37]&amp;&quot;&quot;&quot;,&quot;&quot;&quot;&amp;[.C37]&amp;&quot;&quot;&quot;,&quot;&quot;&quot;&amp;[.D37]&amp;&quot;&quot;&quot;,&quot;&quot;&quot;&amp;[.E37]&amp;&quot;&quot;&quot;,&quot;&quot;&quot;&amp;[.F37]&amp;&quot;&quot;&quot;,&quot;&quot;&quot;&amp;[.G37]&amp;&quot;&quot;&quot;,&quot;&quot;&quot;&amp;[.H37]&amp;&quot;&quot;&quot;],&quot;" office:value-type="string" office:string-value="[&quot;Imhoff&quot;,&quot;2&quot;,&quot;Rocca Pietore&quot;,&quot;Pian di Sottoguda&quot;,&quot;499&quot;,&quot;BILICO&quot;,&quot;2&quot;,&quot;20&quot;]," calcext:value-type="string">
            <text:p>["Imhoff","2","Rocca Pietore","Pian di Sottoguda","499","BILIC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Santa Maria delle Grazi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38]&amp;&quot;&quot;&quot;,&quot;&quot;&quot;&amp;[.B38]&amp;&quot;&quot;&quot;,&quot;&quot;&quot;&amp;[.C38]&amp;&quot;&quot;&quot;,&quot;&quot;&quot;&amp;[.D38]&amp;&quot;&quot;&quot;,&quot;&quot;&quot;&amp;[.E38]&amp;&quot;&quot;&quot;,&quot;&quot;&quot;&amp;[.F38]&amp;&quot;&quot;&quot;,&quot;&quot;&quot;&amp;[.G38]&amp;&quot;&quot;&quot;,&quot;&quot;&quot;&amp;[.H38]&amp;&quot;&quot;&quot;],&quot;" office:value-type="string" office:string-value="[&quot;Imhoff&quot;,&quot;2&quot;,&quot;Rocca Pietore&quot;,&quot;Santa Maria delle Grazie&quot;,&quot;500&quot;,&quot;3 ASSI&quot;,&quot;1&quot;,&quot;6&quot;]," calcext:value-type="string">
            <text:p>["Imhoff","2","Rocca Pietore","Santa Maria delle Grazie","500","3 ASSI","1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Saviner di Callonegh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39]&amp;&quot;&quot;&quot;,&quot;&quot;&quot;&amp;[.B39]&amp;&quot;&quot;&quot;,&quot;&quot;&quot;&amp;[.C39]&amp;&quot;&quot;&quot;,&quot;&quot;&quot;&amp;[.D39]&amp;&quot;&quot;&quot;,&quot;&quot;&quot;&amp;[.E39]&amp;&quot;&quot;&quot;,&quot;&quot;&quot;&amp;[.F39]&amp;&quot;&quot;&quot;,&quot;&quot;&quot;&amp;[.G39]&amp;&quot;&quot;&quot;,&quot;&quot;&quot;&amp;[.H39]&amp;&quot;&quot;&quot;],&quot;" office:value-type="string" office:string-value="[&quot;Imhoff&quot;,&quot;2&quot;,&quot;Rocca Pietore&quot;,&quot;Saviner di Calloneghe&quot;,&quot;250&quot;,&quot;3 ASSI&quot;,&quot;2&quot;,&quot;16&quot;]," calcext:value-type="string">
            <text:p>["Imhoff","2","Rocca Pietore","Saviner di Calloneghe","25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Saviner di Laste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40]&amp;&quot;&quot;&quot;,&quot;&quot;&quot;&amp;[.B40]&amp;&quot;&quot;&quot;,&quot;&quot;&quot;&amp;[.C40]&amp;&quot;&quot;&quot;,&quot;&quot;&quot;&amp;[.D40]&amp;&quot;&quot;&quot;,&quot;&quot;&quot;&amp;[.E40]&amp;&quot;&quot;&quot;,&quot;&quot;&quot;&amp;[.F40]&amp;&quot;&quot;&quot;,&quot;&quot;&quot;&amp;[.G40]&amp;&quot;&quot;&quot;,&quot;&quot;&quot;&amp;[.H40]&amp;&quot;&quot;&quot;],&quot;" office:value-type="string" office:string-value="[&quot;Imhoff&quot;,&quot;2&quot;,&quot;Rocca Pietore&quot;,&quot;Saviner di Laste&quot;,&quot;279&quot;,&quot;3 ASSI&quot;,&quot;2&quot;,&quot;20&quot;]," calcext:value-type="string">
            <text:p>["Imhoff","2","Rocca Pietore","Saviner di Laste","279","3 ASSI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occa Pietore</text:p>
          </table:table-cell>
          <table:table-cell office:value-type="string" calcext:value-type="string">
            <text:p>Sorarù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41]&amp;&quot;&quot;&quot;,&quot;&quot;&quot;&amp;[.B41]&amp;&quot;&quot;&quot;,&quot;&quot;&quot;&amp;[.C41]&amp;&quot;&quot;&quot;,&quot;&quot;&quot;&amp;[.D41]&amp;&quot;&quot;&quot;,&quot;&quot;&quot;&amp;[.E41]&amp;&quot;&quot;&quot;,&quot;&quot;&quot;&amp;[.F41]&amp;&quot;&quot;&quot;,&quot;&quot;&quot;&amp;[.G41]&amp;&quot;&quot;&quot;,&quot;&quot;&quot;&amp;[.H41]&amp;&quot;&quot;&quot;],&quot;" office:value-type="string" office:string-value="[&quot;Imhoff&quot;,&quot;2&quot;,&quot;Rocca Pietore&quot;,&quot;Sorarù&quot;,&quot;100&quot;,&quot;3 ASSI&quot;,&quot;1&quot;,&quot;2&quot;]," calcext:value-type="string">
            <text:p>["Imhoff","2","Rocca Pietore","Sorarù","100","3 ASSI","1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Giustina</text:p>
          </table:table-cell>
          <table:table-cell office:value-type="string" calcext:value-type="string">
            <text:p>Lasserai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42]&amp;&quot;&quot;&quot;,&quot;&quot;&quot;&amp;[.B42]&amp;&quot;&quot;&quot;,&quot;&quot;&quot;&amp;[.C42]&amp;&quot;&quot;&quot;,&quot;&quot;&quot;&amp;[.D42]&amp;&quot;&quot;&quot;,&quot;&quot;&quot;&amp;[.E42]&amp;&quot;&quot;&quot;,&quot;&quot;&quot;&amp;[.F42]&amp;&quot;&quot;&quot;,&quot;&quot;&quot;&amp;[.G42]&amp;&quot;&quot;&quot;,&quot;&quot;&quot;&amp;[.H42]&amp;&quot;&quot;&quot;],&quot;" office:value-type="string" office:string-value="[&quot;Imhoff&quot;,&quot;2&quot;,&quot;S. Giustina&quot;,&quot;Lasserai&quot;,&quot;200&quot;,&quot;3 ASSI&quot;,&quot;1&quot;,&quot;8&quot;]," calcext:value-type="string">
            <text:p>["Imhoff","2","S. Giustina","Lasserai","20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Giustina</text:p>
          </table:table-cell>
          <table:table-cell office:value-type="string" calcext:value-type="string">
            <text:p>Volper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&quot;[&quot;&quot;&quot;&amp;[.A43]&amp;&quot;&quot;&quot;,&quot;&quot;&quot;&amp;[.B43]&amp;&quot;&quot;&quot;,&quot;&quot;&quot;&amp;[.C43]&amp;&quot;&quot;&quot;,&quot;&quot;&quot;&amp;[.D43]&amp;&quot;&quot;&quot;,&quot;&quot;&quot;&amp;[.E43]&amp;&quot;&quot;&quot;,&quot;&quot;&quot;&amp;[.F43]&amp;&quot;&quot;&quot;,&quot;&quot;&quot;&amp;[.G43]&amp;&quot;&quot;&quot;,&quot;&quot;&quot;&amp;[.H43]&amp;&quot;&quot;&quot;],&quot;" office:value-type="string" office:string-value="[&quot;Imhoff&quot;,&quot;2&quot;,&quot;S. Giustina&quot;,&quot;Volpere&quot;,&quot;40&quot;,&quot;3 ASSI&quot;,&quot;1&quot;,&quot;2&quot;]," calcext:value-type="string">
            <text:p>["Imhoff","2","S. Giustina","Volpere","40","3 ASSI","1","2"],</text:p>
          </table:table-cell>
        </table:table-row>
      </table:table>
      <table:table table:name="Foglio9" table:style-name="ta1">
        <table:table-column table:style-name="co1" table:default-cell-style-name="ce1"/>
        <table:table-column table:style-name="co18" table:default-cell-style-name="ce1"/>
        <table:table-column table:style-name="co10" table:default-cell-style-name="Default"/>
        <table:table-column table:style-name="co21" table:default-cell-style-name="ce1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. Gregorio N. A.</text:p>
          </table:table-cell>
          <table:table-cell office:value-type="string" calcext:value-type="string">
            <text:p>Roncoi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2&quot;,&quot;S. Gregorio N. A.&quot;,&quot;Roncoi&quot;,&quot;220&quot;,&quot;3 ASSI&quot;,&quot;2&quot;,&quot;10&quot;]," calcext:value-type="string">
            <text:p>["Imhoff","2","S. Gregorio N. A.","Roncoi","22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Avoscan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ILIC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2&quot;,&quot;San Tomaso Agordino&quot;,&quot;Avoscan&quot;,&quot;150&quot;,&quot;BILICO&quot;,&quot;1&quot;,&quot;10&quot;]," calcext:value-type="string">
            <text:p>["Imhoff","2","San Tomaso Agordino","Avoscan","150","BILICO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Busa de Val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2&quot;,&quot;San Tomaso Agordino&quot;,&quot;Busa de Val&quot;,&quot;120&quot;,&quot;3 ASSI&quot;,&quot;1&quot;,&quot;4&quot;]," calcext:value-type="string">
            <text:p>["Imhoff","2","San Tomaso Agordino","Busa de Val","120","3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Cela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Imhoff&quot;,&quot;2&quot;,&quot;San Tomaso Agordino&quot;,&quot;Celat&quot;,&quot;200&quot;,&quot;3 ASSI&quot;,&quot;1&quot;,&quot;8&quot;]," calcext:value-type="string">
            <text:p>["Imhoff","2","San Tomaso Agordino","Celat","20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Col Zaresè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TTORE AGRICOL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Imhoff&quot;,&quot;2&quot;,&quot;San Tomaso Agordino&quot;,&quot;Col Zaresè&quot;,&quot;40&quot;,&quot;TRATTORE AGRICOLO&quot;,&quot;1&quot;,&quot;1&quot;]," calcext:value-type="string">
            <text:p>["Imhoff","2","San Tomaso Agordino","Col Zaresè","40","TRATTORE AGRICOLO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Costa di Canace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2&quot;,&quot;San Tomaso Agordino&quot;,&quot;Costa di Canacede&quot;,&quot;40&quot;,&quot;N.A.&quot;,&quot;0&quot;,&quot;0&quot;]," calcext:value-type="string">
            <text:p>["Imhoff","2","San Tomaso Agordino","Costa di Canacede","4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Fontanell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RATTORE AGRICOLO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2&quot;,&quot;San Tomaso Agordino&quot;,&quot;Fontanelle&quot;,&quot;40&quot;,&quot;TRATTORE AGRICOLO&quot;,&quot;1&quot;,&quot;1&quot;]," calcext:value-type="string">
            <text:p>["Imhoff","2","San Tomaso Agordino","Fontanelle","40","TRATTORE AGRICOLO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Forchia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2 ASS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2&quot;,&quot;San Tomaso Agordino&quot;,&quot;Forchiade&quot;,&quot;40&quot;,&quot;2 ASSI&quot;,&quot;1&quot;,&quot;1&quot;]," calcext:value-type="string">
            <text:p>["Imhoff","2","San Tomaso Agordino","Forchiade","40","2 ASSI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Peco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2&quot;,&quot;San Tomaso Agordino&quot;,&quot;Pecol&quot;,&quot;220&quot;,&quot;N.A.&quot;,&quot;1&quot;,&quot;1&quot;]," calcext:value-type="string">
            <text:p>["Imhoff","2","San Tomaso Agordino","Pecol","220","N.A.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Pessoliv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2&quot;,&quot;San Tomaso Agordino&quot;,&quot;Pessoliva&quot;,&quot;40&quot;,&quot;3 ASSI&quot;,&quot;1&quot;,&quot;1&quot;]," calcext:value-type="string">
            <text:p>["Imhoff","2","San Tomaso Agordino","Pessoliva","40","3 ASSI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Pian Molin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2&quot;,&quot;San Tomaso Agordino&quot;,&quot;Pian Molin&quot;,&quot;60&quot;,&quot;3 ASSI&quot;,&quot;1&quot;,&quot;4&quot;]," calcext:value-type="string">
            <text:p>["Imhoff","2","San Tomaso Agordino","Pian Molin","60","3 ASSI","1","4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Roi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12]&amp;&quot;&quot;&quot;,&quot;&quot;&quot;&amp;[.B12]&amp;&quot;&quot;&quot;,&quot;&quot;&quot;&amp;[.C12]&amp;&quot;&quot;&quot;,&quot;&quot;&quot;&amp;[.D12]&amp;&quot;&quot;&quot;,&quot;&quot;&quot;&amp;[.E12]&amp;&quot;&quot;&quot;,&quot;&quot;&quot;&amp;[.F12]&amp;&quot;&quot;&quot;,&quot;&quot;&quot;&amp;[.G12]&amp;&quot;&quot;&quot;,&quot;&quot;&quot;&amp;[.H12]&amp;&quot;&quot;&quot;],&quot;" office:value-type="string" office:string-value="[&quot;Imhoff&quot;,&quot;2&quot;,&quot;San Tomaso Agordino&quot;,&quot;Roi&quot;,&quot;40&quot;,&quot;3 ASSI&quot;,&quot;1&quot;,&quot;3&quot;]," calcext:value-type="string">
            <text:p>["Imhoff","2","San Tomaso Agordino","Roi","40","3 ASSI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Sot Colarù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13]&amp;&quot;&quot;&quot;,&quot;&quot;&quot;&amp;[.B13]&amp;&quot;&quot;&quot;,&quot;&quot;&quot;&amp;[.C13]&amp;&quot;&quot;&quot;,&quot;&quot;&quot;&amp;[.D13]&amp;&quot;&quot;&quot;,&quot;&quot;&quot;&amp;[.E13]&amp;&quot;&quot;&quot;,&quot;&quot;&quot;&amp;[.F13]&amp;&quot;&quot;&quot;,&quot;&quot;&quot;&amp;[.G13]&amp;&quot;&quot;&quot;,&quot;&quot;&quot;&amp;[.H13]&amp;&quot;&quot;&quot;],&quot;" office:value-type="string" office:string-value="[&quot;Imhoff&quot;,&quot;2&quot;,&quot;San Tomaso Agordino&quot;,&quot;Sot Colarù&quot;,&quot;60&quot;,&quot;3 ASSI&quot;,&quot;1&quot;,&quot;3&quot;]," calcext:value-type="string">
            <text:p>["Imhoff","2","San Tomaso Agordino","Sot Colarù","60","3 ASSI","1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Tocol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4]&amp;&quot;&quot;&quot;,&quot;&quot;&quot;&amp;[.B14]&amp;&quot;&quot;&quot;,&quot;&quot;&quot;&amp;[.C14]&amp;&quot;&quot;&quot;,&quot;&quot;&quot;&amp;[.D14]&amp;&quot;&quot;&quot;,&quot;&quot;&quot;&amp;[.E14]&amp;&quot;&quot;&quot;,&quot;&quot;&quot;&amp;[.F14]&amp;&quot;&quot;&quot;,&quot;&quot;&quot;&amp;[.G14]&amp;&quot;&quot;&quot;,&quot;&quot;&quot;&amp;[.H14]&amp;&quot;&quot;&quot;],&quot;" office:value-type="string" office:string-value="[&quot;Imhoff&quot;,&quot;2&quot;,&quot;San Tomaso Agordino&quot;,&quot;Tocol&quot;,&quot;220&quot;,&quot;TRATTORE AGRICOLO&quot;,&quot;1&quot;,&quot;8&quot;]," calcext:value-type="string">
            <text:p>["Imhoff","2","San Tomaso Agordino","Tocol","220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Val di Za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15]&amp;&quot;&quot;&quot;,&quot;&quot;&quot;&amp;[.B15]&amp;&quot;&quot;&quot;,&quot;&quot;&quot;&amp;[.C15]&amp;&quot;&quot;&quot;,&quot;&quot;&quot;&amp;[.D15]&amp;&quot;&quot;&quot;,&quot;&quot;&quot;&amp;[.E15]&amp;&quot;&quot;&quot;,&quot;&quot;&quot;&amp;[.F15]&amp;&quot;&quot;&quot;,&quot;&quot;&quot;&amp;[.G15]&amp;&quot;&quot;&quot;,&quot;&quot;&quot;&amp;[.H15]&amp;&quot;&quot;&quot;],&quot;" office:value-type="string" office:string-value="[&quot;Imhoff&quot;,&quot;2&quot;,&quot;San Tomaso Agordino&quot;,&quot;Val di Zat&quot;,&quot;40&quot;,&quot;N.A.&quot;,&quot;0&quot;,&quot;0&quot;]," calcext:value-type="string">
            <text:p>["Imhoff","2","San Tomaso Agordino","Val di Zat","4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n Tomaso Agordino</text:p>
          </table:table-cell>
          <table:table-cell office:value-type="string" calcext:value-type="string">
            <text:p>Vare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6]&amp;&quot;&quot;&quot;,&quot;&quot;&quot;&amp;[.B16]&amp;&quot;&quot;&quot;,&quot;&quot;&quot;&amp;[.C16]&amp;&quot;&quot;&quot;,&quot;&quot;&quot;&amp;[.D16]&amp;&quot;&quot;&quot;,&quot;&quot;&quot;&amp;[.E16]&amp;&quot;&quot;&quot;,&quot;&quot;&quot;&amp;[.F16]&amp;&quot;&quot;&quot;,&quot;&quot;&quot;&amp;[.G16]&amp;&quot;&quot;&quot;,&quot;&quot;&quot;&amp;[.H16]&amp;&quot;&quot;&quot;],&quot;" office:value-type="string" office:string-value="[&quot;Imhoff&quot;,&quot;2&quot;,&quot;San Tomaso Agordino&quot;,&quot;Vare&quot;,&quot;180&quot;,&quot;3 ASSI&quot;,&quot;1&quot;,&quot;8&quot;]," calcext:value-type="string">
            <text:p>["Imhoff","2","San Tomaso Agordino","Vare","18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dico</text:p>
          </table:table-cell>
          <table:table-cell office:value-type="string" calcext:value-type="string">
            <text:p>Longano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17]&amp;&quot;&quot;&quot;,&quot;&quot;&quot;&amp;[.B17]&amp;&quot;&quot;&quot;,&quot;&quot;&quot;&amp;[.C17]&amp;&quot;&quot;&quot;,&quot;&quot;&quot;&amp;[.D17]&amp;&quot;&quot;&quot;,&quot;&quot;&quot;&amp;[.E17]&amp;&quot;&quot;&quot;,&quot;&quot;&quot;&amp;[.F17]&amp;&quot;&quot;&quot;,&quot;&quot;&quot;&amp;[.G17]&amp;&quot;&quot;&quot;,&quot;&quot;&quot;&amp;[.H17]&amp;&quot;&quot;&quot;],&quot;" office:value-type="string" office:string-value="[&quot;Imhoff&quot;,&quot;2&quot;,&quot;Sedico&quot;,&quot;Longano&quot;,&quot;400&quot;,&quot;TRATTORE AGRICOLO&quot;,&quot;1&quot;,&quot;12&quot;]," calcext:value-type="string">
            <text:p>["Imhoff","2","Sedico","Longano","400","TRATTORE AGRICOLO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Marin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18]&amp;&quot;&quot;&quot;,&quot;&quot;&quot;&amp;[.B18]&amp;&quot;&quot;&quot;,&quot;&quot;&quot;&amp;[.C18]&amp;&quot;&quot;&quot;,&quot;&quot;&quot;&amp;[.D18]&amp;&quot;&quot;&quot;,&quot;&quot;&quot;&amp;[.E18]&amp;&quot;&quot;&quot;,&quot;&quot;&quot;&amp;[.F18]&amp;&quot;&quot;&quot;,&quot;&quot;&quot;&amp;[.G18]&amp;&quot;&quot;&quot;,&quot;&quot;&quot;&amp;[.H18]&amp;&quot;&quot;&quot;],&quot;" office:value-type="string" office:string-value="[&quot;Imhoff&quot;,&quot;2&quot;,&quot;Selva di Cadore&quot;,&quot;Marin&quot;,&quot;166&quot;,&quot;TRATTORE AGRICOLO&quot;,&quot;2&quot;,&quot;10&quot;]," calcext:value-type="string">
            <text:p>["Imhoff","2","Selva di Cadore","Marin","166","TRATTORE AGRICOLO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Pescul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9]&amp;&quot;&quot;&quot;,&quot;&quot;&quot;&amp;[.B19]&amp;&quot;&quot;&quot;,&quot;&quot;&quot;&amp;[.C19]&amp;&quot;&quot;&quot;,&quot;&quot;&quot;&amp;[.D19]&amp;&quot;&quot;&quot;,&quot;&quot;&quot;&amp;[.E19]&amp;&quot;&quot;&quot;,&quot;&quot;&quot;&amp;[.F19]&amp;&quot;&quot;&quot;,&quot;&quot;&quot;&amp;[.G19]&amp;&quot;&quot;&quot;,&quot;&quot;&quot;&amp;[.H19]&amp;&quot;&quot;&quot;],&quot;" office:value-type="string" office:string-value="[&quot;Imhoff&quot;,&quot;2&quot;,&quot;Selva di Cadore&quot;,&quot;Pescul&quot;,&quot;166&quot;,&quot;3 ASSI&quot;,&quot;2&quot;,&quot;16&quot;]," calcext:value-type="string">
            <text:p>["Imhoff","2","Selva di Cadore","Pescul","166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Piani di S. Lorenzo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0]&amp;&quot;&quot;&quot;,&quot;&quot;&quot;&amp;[.B20]&amp;&quot;&quot;&quot;,&quot;&quot;&quot;&amp;[.C20]&amp;&quot;&quot;&quot;,&quot;&quot;&quot;&amp;[.D20]&amp;&quot;&quot;&quot;,&quot;&quot;&quot;&amp;[.E20]&amp;&quot;&quot;&quot;,&quot;&quot;&quot;&amp;[.F20]&amp;&quot;&quot;&quot;,&quot;&quot;&quot;&amp;[.G20]&amp;&quot;&quot;&quot;,&quot;&quot;&quot;&amp;[.H20]&amp;&quot;&quot;&quot;],&quot;" office:value-type="string" office:string-value="[&quot;Imhoff&quot;,&quot;2&quot;,&quot;Selva di Cadore&quot;,&quot;Piani di S. Lorenzo&quot;,&quot;398&quot;,&quot;3 ASSI&quot;,&quot;2&quot;,&quot;16&quot;]," calcext:value-type="string">
            <text:p>["Imhoff","2","Selva di Cadore","Piani di S. Lorenzo","398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Pien del L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1]&amp;&quot;&quot;&quot;,&quot;&quot;&quot;&amp;[.B21]&amp;&quot;&quot;&quot;,&quot;&quot;&quot;&amp;[.C21]&amp;&quot;&quot;&quot;,&quot;&quot;&quot;&amp;[.D21]&amp;&quot;&quot;&quot;,&quot;&quot;&quot;&amp;[.E21]&amp;&quot;&quot;&quot;,&quot;&quot;&quot;&amp;[.F21]&amp;&quot;&quot;&quot;,&quot;&quot;&quot;&amp;[.G21]&amp;&quot;&quot;&quot;,&quot;&quot;&quot;&amp;[.H21]&amp;&quot;&quot;&quot;],&quot;" office:value-type="string" office:string-value="[&quot;Imhoff&quot;,&quot;2&quot;,&quot;Selva di Cadore&quot;,&quot;Pien del Lat&quot;,&quot;85&quot;,&quot;3 ASSI&quot;,&quot;2&quot;,&quot;10&quot;]," calcext:value-type="string">
            <text:p>["Imhoff","2","Selva di Cadore","Pien del Lat","85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Santa Fosca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 ASSI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/>
          <table:table-cell table:formula="of:=&quot;[&quot;&quot;&quot;&amp;[.A22]&amp;&quot;&quot;&quot;,&quot;&quot;&quot;&amp;[.B22]&amp;&quot;&quot;&quot;,&quot;&quot;&quot;&amp;[.C22]&amp;&quot;&quot;&quot;,&quot;&quot;&quot;&amp;[.D22]&amp;&quot;&quot;&quot;,&quot;&quot;&quot;&amp;[.E22]&amp;&quot;&quot;&quot;,&quot;&quot;&quot;&amp;[.F22]&amp;&quot;&quot;&quot;,&quot;&quot;&quot;&amp;[.G22]&amp;&quot;&quot;&quot;,&quot;&quot;&quot;&amp;[.H22]&amp;&quot;&quot;&quot;],&quot;" office:value-type="string" office:string-value="[&quot;Imhoff&quot;,&quot;2&quot;,&quot;Selva di Cadore&quot;,&quot;Santa Fosca&quot;,&quot;300&quot;,&quot;3 ASSI&quot;,&quot;3&quot;,&quot;30&quot;]," calcext:value-type="string">
            <text:p>["Imhoff","2","Selva di Cadore","Santa Fosca","300","3 ASSI","3","3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Solator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3]&amp;&quot;&quot;&quot;,&quot;&quot;&quot;&amp;[.B23]&amp;&quot;&quot;&quot;,&quot;&quot;&quot;&amp;[.C23]&amp;&quot;&quot;&quot;,&quot;&quot;&quot;&amp;[.D23]&amp;&quot;&quot;&quot;,&quot;&quot;&quot;&amp;[.E23]&amp;&quot;&quot;&quot;,&quot;&quot;&quot;&amp;[.F23]&amp;&quot;&quot;&quot;,&quot;&quot;&quot;&amp;[.G23]&amp;&quot;&quot;&quot;,&quot;&quot;&quot;&amp;[.H23]&amp;&quot;&quot;&quot;],&quot;" office:value-type="string" office:string-value="[&quot;Imhoff&quot;,&quot;2&quot;,&quot;Selva di Cadore&quot;,&quot;Solator&quot;,&quot;199&quot;,&quot;3 ASSI&quot;,&quot;2&quot;,&quot;10&quot;]," calcext:value-type="string">
            <text:p>["Imhoff","2","Selva di Cadore","Solator","199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Sotto Bernart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N.A.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4]&amp;&quot;&quot;&quot;,&quot;&quot;&quot;&amp;[.B24]&amp;&quot;&quot;&quot;,&quot;&quot;&quot;&amp;[.C24]&amp;&quot;&quot;&quot;,&quot;&quot;&quot;&amp;[.D24]&amp;&quot;&quot;&quot;,&quot;&quot;&quot;&amp;[.E24]&amp;&quot;&quot;&quot;,&quot;&quot;&quot;&amp;[.F24]&amp;&quot;&quot;&quot;,&quot;&quot;&quot;&amp;[.G24]&amp;&quot;&quot;&quot;,&quot;&quot;&quot;&amp;[.H24]&amp;&quot;&quot;&quot;],&quot;" office:value-type="string" office:string-value="[&quot;Imhoff&quot;,&quot;2&quot;,&quot;Selva di Cadore&quot;,&quot;Sotto Bernart&quot;,&quot;310&quot;,&quot;N.A.&quot;,&quot;2&quot;,&quot;16&quot;]," calcext:value-type="string">
            <text:p>["Imhoff","2","Selva di Cadore","Sotto Bernart","310","N.A.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va di Cadore</text:p>
          </table:table-cell>
          <table:table-cell office:value-type="string" calcext:value-type="string">
            <text:p>Zanuol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&quot;[&quot;&quot;&quot;&amp;[.A25]&amp;&quot;&quot;&quot;,&quot;&quot;&quot;&amp;[.B25]&amp;&quot;&quot;&quot;,&quot;&quot;&quot;&amp;[.C25]&amp;&quot;&quot;&quot;,&quot;&quot;&quot;&amp;[.D25]&amp;&quot;&quot;&quot;,&quot;&quot;&quot;&amp;[.E25]&amp;&quot;&quot;&quot;,&quot;&quot;&quot;&amp;[.F25]&amp;&quot;&quot;&quot;,&quot;&quot;&quot;&amp;[.G25]&amp;&quot;&quot;&quot;,&quot;&quot;&quot;&amp;[.H25]&amp;&quot;&quot;&quot;],&quot;" office:value-type="string" office:string-value="[&quot;Imhoff&quot;,&quot;2&quot;,&quot;Selva di Cadore&quot;,&quot;Zanuol&quot;,&quot;172&quot;,&quot;TRATTORE AGRICOLO&quot;,&quot;1&quot;,&quot;6&quot;]," calcext:value-type="string">
            <text:p>["Imhoff","2","Selva di Cadore","Zanuol","172","TRATTORE AGRICOLO","1","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Camolino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26]&amp;&quot;&quot;&quot;,&quot;&quot;&quot;&amp;[.B26]&amp;&quot;&quot;&quot;,&quot;&quot;&quot;&amp;[.C26]&amp;&quot;&quot;&quot;,&quot;&quot;&quot;&amp;[.D26]&amp;&quot;&quot;&quot;,&quot;&quot;&quot;&amp;[.E26]&amp;&quot;&quot;&quot;,&quot;&quot;&quot;&amp;[.F26]&amp;&quot;&quot;&quot;,&quot;&quot;&quot;&amp;[.G26]&amp;&quot;&quot;&quot;,&quot;&quot;&quot;&amp;[.H26]&amp;&quot;&quot;&quot;],&quot;" office:value-type="string" office:string-value="[&quot;Imhoff&quot;,&quot;2&quot;,&quot;Sospirolo&quot;,&quot;Camolino&quot;,&quot;250&quot;,&quot;3 ASSI&quot;,&quot;1&quot;,&quot;10&quot;]," calcext:value-type="string">
            <text:p>["Imhoff","2","Sospirolo","Camolino","250","3 ASSI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Capoluogo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27]&amp;&quot;&quot;&quot;,&quot;&quot;&quot;&amp;[.B27]&amp;&quot;&quot;&quot;,&quot;&quot;&quot;&amp;[.C27]&amp;&quot;&quot;&quot;,&quot;&quot;&quot;&amp;[.D27]&amp;&quot;&quot;&quot;,&quot;&quot;&quot;&amp;[.E27]&amp;&quot;&quot;&quot;,&quot;&quot;&quot;&amp;[.F27]&amp;&quot;&quot;&quot;,&quot;&quot;&quot;&amp;[.G27]&amp;&quot;&quot;&quot;,&quot;&quot;&quot;&amp;[.H27]&amp;&quot;&quot;&quot;],&quot;" office:value-type="string" office:string-value="[&quot;Imhoff&quot;,&quot;2&quot;,&quot;Sospirolo&quot;,&quot;Capoluogo&quot;,&quot;460&quot;,&quot;3 ASSI&quot;,&quot;1&quot;,&quot;20&quot;]," calcext:value-type="string">
            <text:p>["Imhoff","2","Sospirolo","Capoluogo","460","3 ASSI","1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Gron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28]&amp;&quot;&quot;&quot;,&quot;&quot;&quot;&amp;[.B28]&amp;&quot;&quot;&quot;,&quot;&quot;&quot;&amp;[.C28]&amp;&quot;&quot;&quot;,&quot;&quot;&quot;&amp;[.D28]&amp;&quot;&quot;&quot;,&quot;&quot;&quot;&amp;[.E28]&amp;&quot;&quot;&quot;,&quot;&quot;&quot;&amp;[.F28]&amp;&quot;&quot;&quot;,&quot;&quot;&quot;&amp;[.G28]&amp;&quot;&quot;&quot;,&quot;&quot;&quot;&amp;[.H28]&amp;&quot;&quot;&quot;],&quot;" office:value-type="string" office:string-value="[&quot;Imhoff&quot;,&quot;2&quot;,&quot;Sospirolo&quot;,&quot;Gron&quot;,&quot;250&quot;,&quot;3 ASSI&quot;,&quot;2&quot;,&quot;8&quot;]," calcext:value-type="string">
            <text:p>["Imhoff","2","Sospirolo","Gron","250","3 ASSI","2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Maras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2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29]&amp;&quot;&quot;&quot;,&quot;&quot;&quot;&amp;[.B29]&amp;&quot;&quot;&quot;,&quot;&quot;&quot;&amp;[.C29]&amp;&quot;&quot;&quot;,&quot;&quot;&quot;&amp;[.D29]&amp;&quot;&quot;&quot;,&quot;&quot;&quot;&amp;[.E29]&amp;&quot;&quot;&quot;,&quot;&quot;&quot;&amp;[.F29]&amp;&quot;&quot;&quot;,&quot;&quot;&quot;&amp;[.G29]&amp;&quot;&quot;&quot;,&quot;&quot;&quot;&amp;[.H29]&amp;&quot;&quot;&quot;],&quot;" office:value-type="string" office:string-value="[&quot;Imhoff&quot;,&quot;2&quot;,&quot;Sospirolo&quot;,&quot;Maras&quot;,&quot;340&quot;,&quot;2 ASSI&quot;,&quot;2&quot;,&quot;16&quot;]," calcext:value-type="string">
            <text:p>["Imhoff","2","Sospirolo","Maras","340","2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Mis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30]&amp;&quot;&quot;&quot;,&quot;&quot;&quot;&amp;[.B30]&amp;&quot;&quot;&quot;,&quot;&quot;&quot;&amp;[.C30]&amp;&quot;&quot;&quot;,&quot;&quot;&quot;&amp;[.D30]&amp;&quot;&quot;&quot;,&quot;&quot;&quot;&amp;[.E30]&amp;&quot;&quot;&quot;,&quot;&quot;&quot;&amp;[.F30]&amp;&quot;&quot;&quot;,&quot;&quot;&quot;&amp;[.G30]&amp;&quot;&quot;&quot;,&quot;&quot;&quot;&amp;[.H30]&amp;&quot;&quot;&quot;],&quot;" office:value-type="string" office:string-value="[&quot;Imhoff&quot;,&quot;2&quot;,&quot;Sospirolo&quot;,&quot;Mis&quot;,&quot;370&quot;,&quot;3 ASSI&quot;,&quot;1&quot;,&quot;12&quot;]," calcext:value-type="string">
            <text:p>["Imhoff","2","Sospirolo","Mis","370","3 ASSI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Oreg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31]&amp;&quot;&quot;&quot;,&quot;&quot;&quot;&amp;[.B31]&amp;&quot;&quot;&quot;,&quot;&quot;&quot;&amp;[.C31]&amp;&quot;&quot;&quot;,&quot;&quot;&quot;&amp;[.D31]&amp;&quot;&quot;&quot;,&quot;&quot;&quot;&amp;[.E31]&amp;&quot;&quot;&quot;,&quot;&quot;&quot;&amp;[.F31]&amp;&quot;&quot;&quot;,&quot;&quot;&quot;&amp;[.G31]&amp;&quot;&quot;&quot;,&quot;&quot;&quot;&amp;[.H31]&amp;&quot;&quot;&quot;],&quot;" office:value-type="string" office:string-value="[&quot;Imhoff&quot;,&quot;2&quot;,&quot;Sospirolo&quot;,&quot;Oregne&quot;,&quot;300&quot;,&quot;3 ASSI&quot;,&quot;1&quot;,&quot;12&quot;]," calcext:value-type="string">
            <text:p>["Imhoff","2","Sospirolo","Oregne","300","3 ASSI","1","1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Oregne - Ai Casai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&quot;[&quot;&quot;&quot;&amp;[.A32]&amp;&quot;&quot;&quot;,&quot;&quot;&quot;&amp;[.B32]&amp;&quot;&quot;&quot;,&quot;&quot;&quot;&amp;[.C32]&amp;&quot;&quot;&quot;,&quot;&quot;&quot;&amp;[.D32]&amp;&quot;&quot;&quot;,&quot;&quot;&quot;&amp;[.E32]&amp;&quot;&quot;&quot;,&quot;&quot;&quot;&amp;[.F32]&amp;&quot;&quot;&quot;,&quot;&quot;&quot;&amp;[.G32]&amp;&quot;&quot;&quot;,&quot;&quot;&quot;&amp;[.H32]&amp;&quot;&quot;&quot;],&quot;" office:value-type="string" office:string-value="[&quot;Imhoff&quot;,&quot;2&quot;,&quot;Sospirolo&quot;,&quot;Oregne - Ai Casai&quot;,&quot;70&quot;,&quot;3 ASSI&quot;,&quot;2&quot;,&quot;3&quot;]," calcext:value-type="string">
            <text:p>["Imhoff","2","Sospirolo","Oregne - Ai Casai","70","3 ASSI","2","3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Ponte Ma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33]&amp;&quot;&quot;&quot;,&quot;&quot;&quot;&amp;[.B33]&amp;&quot;&quot;&quot;,&quot;&quot;&quot;&amp;[.C33]&amp;&quot;&quot;&quot;,&quot;&quot;&quot;&amp;[.D33]&amp;&quot;&quot;&quot;,&quot;&quot;&quot;&amp;[.E33]&amp;&quot;&quot;&quot;,&quot;&quot;&quot;&amp;[.F33]&amp;&quot;&quot;&quot;,&quot;&quot;&quot;&amp;[.G33]&amp;&quot;&quot;&quot;,&quot;&quot;&quot;&amp;[.H33]&amp;&quot;&quot;&quot;],&quot;" office:value-type="string" office:string-value="[&quot;Imhoff&quot;,&quot;2&quot;,&quot;Sospirolo&quot;,&quot;Ponte Mas&quot;,&quot;110&quot;,&quot;3 ASSI&quot;,&quot;1&quot;,&quot;8&quot;]," calcext:value-type="string">
            <text:p>["Imhoff","2","Sospirolo","Ponte Mas","11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San Zenon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34]&amp;&quot;&quot;&quot;,&quot;&quot;&quot;&amp;[.B34]&amp;&quot;&quot;&quot;,&quot;&quot;&quot;&amp;[.C34]&amp;&quot;&quot;&quot;,&quot;&quot;&quot;&amp;[.D34]&amp;&quot;&quot;&quot;,&quot;&quot;&quot;&amp;[.E34]&amp;&quot;&quot;&quot;,&quot;&quot;&quot;&amp;[.F34]&amp;&quot;&quot;&quot;,&quot;&quot;&quot;&amp;[.G34]&amp;&quot;&quot;&quot;,&quot;&quot;&quot;&amp;[.H34]&amp;&quot;&quot;&quot;],&quot;" office:value-type="string" office:string-value="[&quot;Imhoff&quot;,&quot;2&quot;,&quot;Sospirolo&quot;,&quot;San Zenon&quot;,&quot;240&quot;,&quot;3 ASSI&quot;,&quot;1&quot;,&quot;8&quot;]," calcext:value-type="string">
            <text:p>["Imhoff","2","Sospirolo","San Zenon","24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Sass Mus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ILICO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&quot;[&quot;&quot;&quot;&amp;[.A35]&amp;&quot;&quot;&quot;,&quot;&quot;&quot;&amp;[.B35]&amp;&quot;&quot;&quot;,&quot;&quot;&quot;&amp;[.C35]&amp;&quot;&quot;&quot;,&quot;&quot;&quot;&amp;[.D35]&amp;&quot;&quot;&quot;,&quot;&quot;&quot;&amp;[.E35]&amp;&quot;&quot;&quot;,&quot;&quot;&quot;&amp;[.F35]&amp;&quot;&quot;&quot;,&quot;&quot;&quot;&amp;[.G35]&amp;&quot;&quot;&quot;,&quot;&quot;&quot;&amp;[.H35]&amp;&quot;&quot;&quot;],&quot;" office:value-type="string" office:string-value="[&quot;Imhoff&quot;,&quot;2&quot;,&quot;Sospirolo&quot;,&quot;Sass Muss&quot;,&quot;50&quot;,&quot;BILICO&quot;,&quot;2&quot;,&quot;2&quot;]," calcext:value-type="string">
            <text:p>["Imhoff","2","Sospirolo","Sass Muss","50","BILICO","2","2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spirolo</text:p>
          </table:table-cell>
          <table:table-cell office:value-type="string" calcext:value-type="string">
            <text:p>Susin</text:p>
          </table:table-cell>
          <table:table-cell office:value-type="float" office:value="460" calcext:value-type="float">
            <text:p>460</text:p>
          </table:table-cell>
          <table:table-cell office:value-type="string" calcext:value-type="string">
            <text:p>2 ASS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&quot;[&quot;&quot;&quot;&amp;[.A36]&amp;&quot;&quot;&quot;,&quot;&quot;&quot;&amp;[.B36]&amp;&quot;&quot;&quot;,&quot;&quot;&quot;&amp;[.C36]&amp;&quot;&quot;&quot;,&quot;&quot;&quot;&amp;[.D36]&amp;&quot;&quot;&quot;,&quot;&quot;&quot;&amp;[.E36]&amp;&quot;&quot;&quot;,&quot;&quot;&quot;&amp;[.F36]&amp;&quot;&quot;&quot;,&quot;&quot;&quot;&amp;[.G36]&amp;&quot;&quot;&quot;,&quot;&quot;&quot;&amp;[.H36]&amp;&quot;&quot;&quot;],&quot;" office:value-type="string" office:string-value="[&quot;Imhoff&quot;,&quot;2&quot;,&quot;Sospirolo&quot;,&quot;Susin&quot;,&quot;460&quot;,&quot;2 ASSI&quot;,&quot;1&quot;,&quot;15&quot;]," calcext:value-type="string">
            <text:p>["Imhoff","2","Sospirolo","Susin","460","2 ASSI","1","1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ramonte</text:p>
          </table:table-cell>
          <table:table-cell office:value-type="string" calcext:value-type="string">
            <text:p>Aune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37]&amp;&quot;&quot;&quot;,&quot;&quot;&quot;&amp;[.B37]&amp;&quot;&quot;&quot;,&quot;&quot;&quot;&amp;[.C37]&amp;&quot;&quot;&quot;,&quot;&quot;&quot;&amp;[.D37]&amp;&quot;&quot;&quot;,&quot;&quot;&quot;&amp;[.E37]&amp;&quot;&quot;&quot;,&quot;&quot;&quot;&amp;[.F37]&amp;&quot;&quot;&quot;,&quot;&quot;&quot;&amp;[.G37]&amp;&quot;&quot;&quot;,&quot;&quot;&quot;&amp;[.H37]&amp;&quot;&quot;&quot;],&quot;" office:value-type="string" office:string-value="[&quot;Imhoff&quot;,&quot;2&quot;,&quot;Sovramonte&quot;,&quot;Aune&quot;,&quot;480&quot;,&quot;TRATTORE AGRICOLO&quot;,&quot;1&quot;,&quot;10&quot;]," calcext:value-type="string">
            <text:p>["Imhoff","2","Sovramonte","Aune","480","TRATTORE AGRICOLO","1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vramonte</text:p>
          </table:table-cell>
          <table:table-cell office:value-type="string" calcext:value-type="string">
            <text:p>Sorriva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&quot;[&quot;&quot;&quot;&amp;[.A38]&amp;&quot;&quot;&quot;,&quot;&quot;&quot;&amp;[.B38]&amp;&quot;&quot;&quot;,&quot;&quot;&quot;&amp;[.C38]&amp;&quot;&quot;&quot;,&quot;&quot;&quot;&amp;[.D38]&amp;&quot;&quot;&quot;,&quot;&quot;&quot;&amp;[.E38]&amp;&quot;&quot;&quot;,&quot;&quot;&quot;&amp;[.F38]&amp;&quot;&quot;&quot;,&quot;&quot;&quot;&amp;[.G38]&amp;&quot;&quot;&quot;,&quot;&quot;&quot;&amp;[.H38]&amp;&quot;&quot;&quot;],&quot;" office:value-type="string" office:string-value="[&quot;Imhoff&quot;,&quot;2&quot;,&quot;Sovramonte&quot;,&quot;Sorriva&quot;,&quot;600&quot;,&quot;TRATTORE AGRICOLO&quot;,&quot;1&quot;,&quot;15&quot;]," calcext:value-type="string">
            <text:p>["Imhoff","2","Sovramonte","Sorriva","600","TRATTORE AGRICOLO","1","1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Campagna/Via Foch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ILIC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table:formula="of:=&quot;[&quot;&quot;&quot;&amp;[.A39]&amp;&quot;&quot;&quot;,&quot;&quot;&quot;&amp;[.B39]&amp;&quot;&quot;&quot;,&quot;&quot;&quot;&amp;[.C39]&amp;&quot;&quot;&quot;,&quot;&quot;&quot;&amp;[.D39]&amp;&quot;&quot;&quot;,&quot;&quot;&quot;&amp;[.E39]&amp;&quot;&quot;&quot;,&quot;&quot;&quot;&amp;[.F39]&amp;&quot;&quot;&quot;,&quot;&quot;&quot;&amp;[.G39]&amp;&quot;&quot;&quot;,&quot;&quot;&quot;&amp;[.H39]&amp;&quot;&quot;&quot;],&quot;" office:value-type="string" office:string-value="[&quot;Imhoff&quot;,&quot;2&quot;,&quot;Taibon Agordino&quot;,&quot;Campagna/Via Foch&quot;,&quot;300&quot;,&quot;BILICO&quot;,&quot;1&quot;,&quot;15&quot;]," calcext:value-type="string">
            <text:p>["Imhoff","2","Taibon Agordino","Campagna/Via Foch","300","BILICO","1","1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Col di Prà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3 ASSI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&quot;[&quot;&quot;&quot;&amp;[.A40]&amp;&quot;&quot;&quot;,&quot;&quot;&quot;&amp;[.B40]&amp;&quot;&quot;&quot;,&quot;&quot;&quot;&amp;[.C40]&amp;&quot;&quot;&quot;,&quot;&quot;&quot;&amp;[.D40]&amp;&quot;&quot;&quot;,&quot;&quot;&quot;&amp;[.E40]&amp;&quot;&quot;&quot;,&quot;&quot;&quot;&amp;[.F40]&amp;&quot;&quot;&quot;,&quot;&quot;&quot;&amp;[.G40]&amp;&quot;&quot;&quot;,&quot;&quot;&quot;&amp;[.H40]&amp;&quot;&quot;&quot;],&quot;" office:value-type="string" office:string-value="[&quot;Imhoff&quot;,&quot;2&quot;,&quot;Taibon Agordino&quot;,&quot;Col di Prà&quot;,&quot;40&quot;,&quot;3 ASSI&quot;,&quot;1&quot;,&quot;1&quot;]," calcext:value-type="string">
            <text:p>["Imhoff","2","Taibon Agordino","Col di Prà","40","3 ASSI","1","1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Forno di Val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N.A.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&quot;[&quot;&quot;&quot;&amp;[.A41]&amp;&quot;&quot;&quot;,&quot;&quot;&quot;&amp;[.B41]&amp;&quot;&quot;&quot;,&quot;&quot;&quot;&amp;[.C41]&amp;&quot;&quot;&quot;,&quot;&quot;&quot;&amp;[.D41]&amp;&quot;&quot;&quot;,&quot;&quot;&quot;&amp;[.E41]&amp;&quot;&quot;&quot;,&quot;&quot;&quot;&amp;[.F41]&amp;&quot;&quot;&quot;,&quot;&quot;&quot;&amp;[.G41]&amp;&quot;&quot;&quot;,&quot;&quot;&quot;&amp;[.H41]&amp;&quot;&quot;&quot;],&quot;" office:value-type="string" office:string-value="[&quot;Imhoff&quot;,&quot;2&quot;,&quot;Taibon Agordino&quot;,&quot;Forno di Val&quot;,&quot;390&quot;,&quot;N.A.&quot;,&quot;0&quot;,&quot;0&quot;]," calcext:value-type="string">
            <text:p>["Imhoff","2","Taibon Agordino","Forno di Val","390","N.A.","0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Le Sedole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&quot;[&quot;&quot;&quot;&amp;[.A42]&amp;&quot;&quot;&quot;,&quot;&quot;&quot;&amp;[.B42]&amp;&quot;&quot;&quot;,&quot;&quot;&quot;&amp;[.C42]&amp;&quot;&quot;&quot;,&quot;&quot;&quot;&amp;[.D42]&amp;&quot;&quot;&quot;,&quot;&quot;&quot;&amp;[.E42]&amp;&quot;&quot;&quot;,&quot;&quot;&quot;&amp;[.F42]&amp;&quot;&quot;&quot;,&quot;&quot;&quot;&amp;[.G42]&amp;&quot;&quot;&quot;,&quot;&quot;&quot;&amp;[.H42]&amp;&quot;&quot;&quot;],&quot;" office:value-type="string" office:string-value="[&quot;Imhoff&quot;,&quot;2&quot;,&quot;Taibon Agordino&quot;,&quot;Le Sedole&quot;,&quot;280&quot;,&quot;3 ASSI&quot;,&quot;1&quot;,&quot;4&quot;]," calcext:value-type="string">
            <text:p>["Imhoff","2","Taibon Agordino","Le Sedole","280","3 ASSI","1","4"],</text:p>
          </table:table-cell>
        </table:table-row>
      </table:table>
      <table:table table:name="Foglio10" table:style-name="ta1"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3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Listolade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/>
          <table:table-cell table:formula="of:=&quot;[&quot;&quot;&quot;&amp;[.A1]&amp;&quot;&quot;&quot;,&quot;&quot;&quot;&amp;[.B1]&amp;&quot;&quot;&quot;,&quot;&quot;&quot;&amp;[.C1]&amp;&quot;&quot;&quot;,&quot;&quot;&quot;&amp;[.D1]&amp;&quot;&quot;&quot;,&quot;&quot;&quot;&amp;[.E1]&amp;&quot;&quot;&quot;,&quot;&quot;&quot;&amp;[.F1]&amp;&quot;&quot;&quot;,&quot;&quot;&quot;&amp;[.G1]&amp;&quot;&quot;&quot;,&quot;&quot;&quot;&amp;[.H1]&amp;&quot;&quot;&quot;],&quot;" office:value-type="string" office:string-value="[&quot;Imhoff&quot;,&quot;2&quot;,&quot;Taibon Agordino&quot;,&quot;Listolade&quot;,&quot;420&quot;,&quot;3 ASSI&quot;,&quot;2&quot;,&quot;16&quot;]," calcext:value-type="string">
            <text:p>["Imhoff","2","Taibon Agordino","Listolade","420","3 ASSI","2","16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Nogarol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2]&amp;&quot;&quot;&quot;,&quot;&quot;&quot;&amp;[.B2]&amp;&quot;&quot;&quot;,&quot;&quot;&quot;&amp;[.C2]&amp;&quot;&quot;&quot;,&quot;&quot;&quot;&amp;[.D2]&amp;&quot;&quot;&quot;,&quot;&quot;&quot;&amp;[.E2]&amp;&quot;&quot;&quot;,&quot;&quot;&quot;&amp;[.F2]&amp;&quot;&quot;&quot;,&quot;&quot;&quot;&amp;[.G2]&amp;&quot;&quot;&quot;,&quot;&quot;&quot;&amp;[.H2]&amp;&quot;&quot;&quot;],&quot;" office:value-type="string" office:string-value="[&quot;Imhoff&quot;,&quot;2&quot;,&quot;Taibon Agordino&quot;,&quot;Nogarola&quot;,&quot;100&quot;,&quot;3 ASSI&quot;,&quot;1&quot;,&quot;8&quot;]," calcext:value-type="string">
            <text:p>["Imhoff","2","Taibon Agordino","Nogarola","100","3 ASSI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San Cipriano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3]&amp;&quot;&quot;&quot;,&quot;&quot;&quot;&amp;[.B3]&amp;&quot;&quot;&quot;,&quot;&quot;&quot;&amp;[.C3]&amp;&quot;&quot;&quot;,&quot;&quot;&quot;&amp;[.D3]&amp;&quot;&quot;&quot;,&quot;&quot;&quot;&amp;[.E3]&amp;&quot;&quot;&quot;,&quot;&quot;&quot;&amp;[.F3]&amp;&quot;&quot;&quot;,&quot;&quot;&quot;&amp;[.G3]&amp;&quot;&quot;&quot;,&quot;&quot;&quot;&amp;[.H3]&amp;&quot;&quot;&quot;],&quot;" office:value-type="string" office:string-value="[&quot;Imhoff&quot;,&quot;2&quot;,&quot;Taibon Agordino&quot;,&quot;San Cipriano&quot;,&quot;190&quot;,&quot;3 ASSI&quot;,&quot;1&quot;,&quot;5&quot;]," calcext:value-type="string">
            <text:p>["Imhoff","2","Taibon Agordino","San Cipriano","190","3 ASSI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ibon Agordino</text:p>
          </table:table-cell>
          <table:table-cell office:value-type="string" calcext:value-type="string">
            <text:p>Taibon (Capoluogo)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&quot;[&quot;&quot;&quot;&amp;[.A4]&amp;&quot;&quot;&quot;,&quot;&quot;&quot;&amp;[.B4]&amp;&quot;&quot;&quot;,&quot;&quot;&quot;&amp;[.C4]&amp;&quot;&quot;&quot;,&quot;&quot;&quot;&amp;[.D4]&amp;&quot;&quot;&quot;,&quot;&quot;&quot;&amp;[.E4]&amp;&quot;&quot;&quot;,&quot;&quot;&quot;&amp;[.F4]&amp;&quot;&quot;&quot;,&quot;&quot;&quot;&amp;[.G4]&amp;&quot;&quot;&quot;,&quot;&quot;&quot;&amp;[.H4]&amp;&quot;&quot;&quot;],&quot;" office:value-type="string" office:string-value="[&quot;Imhoff&quot;,&quot;2&quot;,&quot;Taibon Agordino&quot;,&quot;Taibon (Capoluogo)&quot;,&quot;280&quot;,&quot;3 ASSI&quot;,&quot;2&quot;,&quot;12&quot;]," calcext:value-type="string">
            <text:p>["Imhoff","2","Taibon Agordino","Taibon (Capoluogo)","280","3 ASSI","2","12"],</text:p>
          </table:table-cell>
        </table:table-row>
        <table:table-row table:style-name="ro1">
          <table:table-cell office:value-type="string" calcext:value-type="string">
            <text:p>Decantazio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lada Agordina</text:p>
          </table:table-cell>
          <table:table-cell office:value-type="string" calcext:value-type="string">
            <text:p>Celat</text:p>
          </table:table-cell>
          <table:table-cell table:style-name="Default"/>
          <table:table-cell office:value-type="string" calcext:value-type="string">
            <text:p>N.A.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/>
          <table:table-cell table:formula="of:=&quot;[&quot;&quot;&quot;&amp;[.A5]&amp;&quot;&quot;&quot;,&quot;&quot;&quot;&amp;[.B5]&amp;&quot;&quot;&quot;,&quot;&quot;&quot;&amp;[.C5]&amp;&quot;&quot;&quot;,&quot;&quot;&quot;&amp;[.D5]&amp;&quot;&quot;&quot;,&quot;&quot;&quot;&amp;[.E5]&amp;&quot;&quot;&quot;,&quot;&quot;&quot;&amp;[.F5]&amp;&quot;&quot;&quot;,&quot;&quot;&quot;&amp;[.G5]&amp;&quot;&quot;&quot;,&quot;&quot;&quot;&amp;[.H5]&amp;&quot;&quot;&quot;],&quot;" office:value-type="string" office:string-value="[&quot;Decantazione&quot;,&quot;2&quot;,&quot;Vallada Agordina&quot;,&quot;Celat&quot;,&quot;&quot;,&quot;N.A.&quot;,&quot;&quot;,&quot;0&quot;]," calcext:value-type="string">
            <text:p>["Decantazione","2","Vallada Agordina","Celat","","N.A.","","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llada Agordina</text:p>
          </table:table-cell>
          <table:table-cell office:value-type="string" calcext:value-type="string">
            <text:p>Mas/Borca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6]&amp;&quot;&quot;&quot;,&quot;&quot;&quot;&amp;[.B6]&amp;&quot;&quot;&quot;,&quot;&quot;&quot;&amp;[.C6]&amp;&quot;&quot;&quot;,&quot;&quot;&quot;&amp;[.D6]&amp;&quot;&quot;&quot;,&quot;&quot;&quot;&amp;[.E6]&amp;&quot;&quot;&quot;,&quot;&quot;&quot;&amp;[.F6]&amp;&quot;&quot;&quot;,&quot;&quot;&quot;&amp;[.G6]&amp;&quot;&quot;&quot;,&quot;&quot;&quot;&amp;[.H6]&amp;&quot;&quot;&quot;],&quot;" office:value-type="string" office:string-value="[&quot;Imhoff&quot;,&quot;2&quot;,&quot;Vallada Agordina&quot;,&quot;Mas/Borca&quot;,&quot;150&quot;,&quot;3 ASSI&quot;,&quot;2&quot;,&quot;10&quot;]," calcext:value-type="string">
            <text:p>["Imhoff","2","Vallada Agordina","Mas/Borca","15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o Agordino</text:p>
          </table:table-cell>
          <table:table-cell office:value-type="string" calcext:value-type="string">
            <text:p>Col di Mazz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RATTORE AGRICOLO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/>
          <table:table-cell table:formula="of:=&quot;[&quot;&quot;&quot;&amp;[.A7]&amp;&quot;&quot;&quot;,&quot;&quot;&quot;&amp;[.B7]&amp;&quot;&quot;&quot;,&quot;&quot;&quot;&amp;[.C7]&amp;&quot;&quot;&quot;,&quot;&quot;&quot;&amp;[.D7]&amp;&quot;&quot;&quot;,&quot;&quot;&quot;&amp;[.E7]&amp;&quot;&quot;&quot;,&quot;&quot;&quot;&amp;[.F7]&amp;&quot;&quot;&quot;,&quot;&quot;&quot;&amp;[.G7]&amp;&quot;&quot;&quot;,&quot;&quot;&quot;&amp;[.H7]&amp;&quot;&quot;&quot;],&quot;" office:value-type="string" office:string-value="[&quot;Imhoff&quot;,&quot;2&quot;,&quot;Voltago Agordino&quot;,&quot;Col di Mazz&quot;,&quot;400&quot;,&quot;TRATTORE AGRICOLO&quot;,&quot;2&quot;,&quot;20&quot;]," calcext:value-type="string">
            <text:p>["Imhoff","2","Voltago Agordino","Col di Mazz","400","TRATTORE AGRICOLO","2","2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o Agordino</text:p>
          </table:table-cell>
          <table:table-cell office:value-type="string" calcext:value-type="string">
            <text:p>Coron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 ASSI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&quot;[&quot;&quot;&quot;&amp;[.A8]&amp;&quot;&quot;&quot;,&quot;&quot;&quot;&amp;[.B8]&amp;&quot;&quot;&quot;,&quot;&quot;&quot;&amp;[.C8]&amp;&quot;&quot;&quot;,&quot;&quot;&quot;&amp;[.D8]&amp;&quot;&quot;&quot;,&quot;&quot;&quot;&amp;[.E8]&amp;&quot;&quot;&quot;,&quot;&quot;&quot;&amp;[.F8]&amp;&quot;&quot;&quot;,&quot;&quot;&quot;&amp;[.G8]&amp;&quot;&quot;&quot;,&quot;&quot;&quot;&amp;[.H8]&amp;&quot;&quot;&quot;],&quot;" office:value-type="string" office:string-value="[&quot;Imhoff&quot;,&quot;2&quot;,&quot;Voltago Agordino&quot;,&quot;Corone&quot;,&quot;112&quot;,&quot;3 ASSI&quot;,&quot;1&quot;,&quot;5&quot;]," calcext:value-type="string">
            <text:p>["Imhoff","2","Voltago Agordino","Corone","112","3 ASSI","1","5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o Agordino</text:p>
          </table:table-cell>
          <table:table-cell office:value-type="string" calcext:value-type="string">
            <text:p>Laghetti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&quot;[&quot;&quot;&quot;&amp;[.A9]&amp;&quot;&quot;&quot;,&quot;&quot;&quot;&amp;[.B9]&amp;&quot;&quot;&quot;,&quot;&quot;&quot;&amp;[.C9]&amp;&quot;&quot;&quot;,&quot;&quot;&quot;&amp;[.D9]&amp;&quot;&quot;&quot;,&quot;&quot;&quot;&amp;[.E9]&amp;&quot;&quot;&quot;,&quot;&quot;&quot;&amp;[.F9]&amp;&quot;&quot;&quot;,&quot;&quot;&quot;&amp;[.G9]&amp;&quot;&quot;&quot;,&quot;&quot;&quot;&amp;[.H9]&amp;&quot;&quot;&quot;],&quot;" office:value-type="string" office:string-value="[&quot;Imhoff&quot;,&quot;2&quot;,&quot;Voltago Agordino&quot;,&quot;Laghetti&quot;,&quot;360&quot;,&quot;3 ASSI&quot;,&quot;2&quot;,&quot;10&quot;]," calcext:value-type="string">
            <text:p>["Imhoff","2","Voltago Agordino","Laghetti","360","3 ASSI","2","10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o Agordino</text:p>
          </table:table-cell>
          <table:table-cell office:value-type="string" calcext:value-type="string">
            <text:p>Via Col dei Cot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TRATTORE AGRICOL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0]&amp;&quot;&quot;&quot;,&quot;&quot;&quot;&amp;[.B10]&amp;&quot;&quot;&quot;,&quot;&quot;&quot;&amp;[.C10]&amp;&quot;&quot;&quot;,&quot;&quot;&quot;&amp;[.D10]&amp;&quot;&quot;&quot;,&quot;&quot;&quot;&amp;[.E10]&amp;&quot;&quot;&quot;,&quot;&quot;&quot;&amp;[.F10]&amp;&quot;&quot;&quot;,&quot;&quot;&quot;&amp;[.G10]&amp;&quot;&quot;&quot;,&quot;&quot;&quot;&amp;[.H10]&amp;&quot;&quot;&quot;],&quot;" office:value-type="string" office:string-value="[&quot;Imhoff&quot;,&quot;2&quot;,&quot;Voltago Agordino&quot;,&quot;Via Col dei Cot&quot;,&quot;112&quot;,&quot;TRATTORE AGRICOLO&quot;,&quot;1&quot;,&quot;8&quot;]," calcext:value-type="string">
            <text:p>["Imhoff","2","Voltago Agordino","Via Col dei Cot","112","TRATTORE AGRICOLO","1","8"],</text:p>
          </table:table-cell>
        </table:table-row>
        <table:table-row table:style-name="ro1">
          <table:table-cell office:value-type="string" calcext:value-type="string">
            <text:p>Imhof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oltago Agordino</text:p>
          </table:table-cell>
          <table:table-cell office:value-type="string" calcext:value-type="string">
            <text:p>Via degli Alpini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3 ASSI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table:formula="of:=&quot;[&quot;&quot;&quot;&amp;[.A11]&amp;&quot;&quot;&quot;,&quot;&quot;&quot;&amp;[.B11]&amp;&quot;&quot;&quot;,&quot;&quot;&quot;&amp;[.C11]&amp;&quot;&quot;&quot;,&quot;&quot;&quot;&amp;[.D11]&amp;&quot;&quot;&quot;,&quot;&quot;&quot;&amp;[.E11]&amp;&quot;&quot;&quot;,&quot;&quot;&quot;&amp;[.F11]&amp;&quot;&quot;&quot;,&quot;&quot;&quot;&amp;[.G11]&amp;&quot;&quot;&quot;,&quot;&quot;&quot;&amp;[.H11]&amp;&quot;&quot;&quot;],&quot;" office:value-type="string" office:string-value="[&quot;Imhoff&quot;,&quot;2&quot;,&quot;Voltago Agordino&quot;,&quot;Via degli Alpini&quot;,&quot;112&quot;,&quot;3 ASSI&quot;,&quot;2&quot;,&quot;8&quot;]," calcext:value-type="string">
            <text:p>["Imhoff","2","Voltago Agordino","Via degli Alpini","112","3 ASSI","2","8"]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IDFont+F1" svg:font-family="CIDFont+F1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31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1T16:41:05.900000000</meta:creation-date>
    <dc:date>2020-12-31T18:06:26.751000000</dc:date>
    <meta:editing-duration>PT50M26S</meta:editing-duration>
    <meta:editing-cycles>10</meta:editing-cycles>
    <meta:generator>LibreOffice/6.4.5.2$Windows_X86_64 LibreOffice_project/a726b36747cf2001e06b58ad5db1aa3a9a1872d6</meta:generator>
    <meta:document-statistic meta:table-count="10" meta:cell-count="2890" meta:object-count="0"/>
  </office:meta>
</office:document-meta>
</file>